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8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5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7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11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15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6" style:family="table-cell" style:parent-style-name="Default" style:data-style-name="N48">
      <style:text-properties fo:font-weight="bold" style:font-weight-asian="bold" style:font-weight-complex="bold"/>
    </style:style>
    <style:style style:name="ce17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2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23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2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2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vertical-align="automatic"/>
    </style:style>
    <style:style style:name="ce32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4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40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41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44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45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46" style:family="table-cell" style:parent-style-name="Default" style:data-style-name="N3"/>
    <style:style style:name="ce4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8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9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50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1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52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58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59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6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61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62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63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64" style:family="table-cell" style:parent-style-name="Default" style:data-style-name="N0"/>
    <style:style style:name="ce65" style:family="table-cell" style:parent-style-name="Default" style:data-style-name="N0">
      <style:table-cell-properties style:vertical-align="middle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72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7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77" style:family="table-cell" style:parent-style-name="Default" style:data-style-name="N3"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79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81" style:family="table-cell" style:parent-style-name="Default" style:data-style-name="N0"/>
    <style:style style:name="ce8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84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85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4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9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6" style:family="table-cell" style:parent-style-name="Default" style:data-style-name="N3"/>
    <style:style style:name="ce97" style:family="table-cell" style:parent-style-name="Default" style:data-style-name="N0">
      <style:text-properties fo:color="#FF0000"/>
    </style:style>
    <style:style style:name="ce98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99" style:family="table-cell" style:parent-style-name="Default" style:data-style-name="N3">
      <style:table-cell-properties fo:background-color="transparent"/>
    </style:style>
    <style:style style:name="ce100" style:family="table-cell" style:parent-style-name="Default" style:data-style-name="N0"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102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2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style-name="ce1"/>
          <table:table-cell table:style-name="ce2"/>
          <table:table-cell office:value-type="string" table:style-name="ce3">
            <text:p>中華民國110年07月底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6">
            <text:p>人 <text:s text:c="7"/>口 <text:s text:c="7"/>數</text:p>
          </table:table-cell>
          <table:table-cell table:number-columns-repeated="2" table:style-name="ce7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">
            <text:p>計</text:p>
          </table:table-cell>
          <table:table-cell office:value-type="string" table:style-name="ce11">
            <text:p>男</text:p>
          </table:table-cell>
          <table:table-cell office:value-type="string" table:style-name="ce12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13">
            <text:p>總　 <text:s/>計</text:p>
          </table:table-cell>
          <table:table-cell office:value-type="float" office:value="8973218" table:style-name="ce14">
            <text:p>8,973,218</text:p>
          </table:table-cell>
          <table:table-cell office:value-type="float" office:value="23470633" table:style-name="ce15">
            <text:p>23,470,633</text:p>
          </table:table-cell>
          <table:table-cell office:value-type="float" office:value="11625977" table:style-name="ce15">
            <text:p>11,625,977</text:p>
          </table:table-cell>
          <table:table-cell office:value-type="float" office:value="11844656" table:style-name="ce16">
            <text:p>11,844,656</text:p>
          </table:table-cell>
          <table:table-cell table:number-columns-repeated="16379"/>
        </table:table-row>
        <table:table-row table:style-name="ro3">
          <table:table-cell office:value-type="string" table:style-name="ce13">
            <text:p>新 北 市</text:p>
          </table:table-cell>
          <table:table-cell office:value-type="float" office:value="1614182" table:style-name="ce14">
            <text:p>1,614,182</text:p>
          </table:table-cell>
          <table:table-cell office:value-type="float" office:value="4021398" table:style-name="ce17">
            <text:p>4,021,398</text:p>
          </table:table-cell>
          <table:table-cell office:value-type="float" office:value="1963570" table:style-name="ce17">
            <text:p>1,963,570</text:p>
          </table:table-cell>
          <table:table-cell office:value-type="float" office:value="2057828" table:style-name="ce16">
            <text:p>2,057,828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臺 北 市</text:p>
          </table:table-cell>
          <table:table-cell office:value-type="float" office:value="1056750" table:style-name="ce14">
            <text:p>1,056,750</text:p>
          </table:table-cell>
          <table:table-cell office:value-type="float" office:value="2562738" table:style-name="ce17">
            <text:p>2,562,738</text:p>
          </table:table-cell>
          <table:table-cell office:value-type="float" office:value="1219519" table:style-name="ce17">
            <text:p>1,219,519</text:p>
          </table:table-cell>
          <table:table-cell office:value-type="float" office:value="1343219" table:style-name="ce16">
            <text:p>1,343,219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桃 園 市</text:p>
          </table:table-cell>
          <table:table-cell office:value-type="float" office:value="855293" table:style-name="ce14">
            <text:p>855,293</text:p>
          </table:table-cell>
          <table:table-cell office:value-type="float" office:value="2272459" table:style-name="ce17">
            <text:p>2,272,459</text:p>
          </table:table-cell>
          <table:table-cell office:value-type="float" office:value="1125524" table:style-name="ce17">
            <text:p>1,125,524</text:p>
          </table:table-cell>
          <table:table-cell office:value-type="float" office:value="1146935" table:style-name="ce16">
            <text:p>1,146,935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臺 中 市</text:p>
          </table:table-cell>
          <table:table-cell office:value-type="float" office:value="1010945" table:style-name="ce14">
            <text:p>1,010,945</text:p>
          </table:table-cell>
          <table:table-cell office:value-type="float" office:value="2819081" table:style-name="ce17">
            <text:p>2,819,081</text:p>
          </table:table-cell>
          <table:table-cell office:value-type="float" office:value="1383947" table:style-name="ce17">
            <text:p>1,383,947</text:p>
          </table:table-cell>
          <table:table-cell office:value-type="float" office:value="1435134" table:style-name="ce16">
            <text:p>1,435,134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臺 南 市</text:p>
          </table:table-cell>
          <table:table-cell office:value-type="float" office:value="706690" table:style-name="ce14">
            <text:p>706,690</text:p>
          </table:table-cell>
          <table:table-cell office:value-type="float" office:value="1868739" table:style-name="ce17">
            <text:p>1,868,739</text:p>
          </table:table-cell>
          <table:table-cell office:value-type="float" office:value="930669" table:style-name="ce17">
            <text:p>930,669</text:p>
          </table:table-cell>
          <table:table-cell office:value-type="float" office:value="938070" table:style-name="ce16">
            <text:p>938,070</text:p>
          </table:table-cell>
          <table:table-cell table:number-columns-repeated="16379"/>
        </table:table-row>
        <table:table-row table:style-name="ro5">
          <table:table-cell office:value-type="string" table:style-name="ce13">
            <text:p>高 雄 市</text:p>
          </table:table-cell>
          <table:table-cell office:value-type="float" office:value="1124441" table:style-name="ce14">
            <text:p>1,124,441</text:p>
          </table:table-cell>
          <table:table-cell office:value-type="float" office:value="2755491" table:style-name="ce20">
            <text:p>2,755,491</text:p>
          </table:table-cell>
          <table:table-cell office:value-type="float" office:value="1358369" table:style-name="ce17">
            <text:p>1,358,369</text:p>
          </table:table-cell>
          <table:table-cell office:value-type="float" office:value="1397122" table:style-name="ce16">
            <text:p>1,397,122</text:p>
          </table:table-cell>
          <table:table-cell table:number-columns-repeated="16379"/>
        </table:table-row>
        <table:table-row table:style-name="ro2">
          <table:table-cell office:value-type="string" table:style-name="ce13">
            <text:p>臺 灣 省</text:p>
          </table:table-cell>
          <table:table-cell office:value-type="float" office:value="2559306" table:style-name="ce14">
            <text:p>2,559,306</text:p>
          </table:table-cell>
          <table:table-cell office:value-type="float" office:value="7017514" table:style-name="ce20">
            <text:p>7,017,514</text:p>
          </table:table-cell>
          <table:table-cell office:value-type="float" office:value="3566881" table:style-name="ce17">
            <text:p>3,566,881</text:p>
          </table:table-cell>
          <table:table-cell office:value-type="float" office:value="3450633" table:style-name="ce16">
            <text:p>3,450,633</text:p>
          </table:table-cell>
          <table:table-cell table:number-columns-repeated="16379"/>
        </table:table-row>
        <table:table-row table:style-name="ro6">
          <table:table-cell office:value-type="string" table:style-name="ce21">
            <text:p>宜蘭縣</text:p>
          </table:table-cell>
          <table:table-cell office:value-type="float" office:value="173444" table:style-name="ce22">
            <text:p>173,444</text:p>
          </table:table-cell>
          <table:table-cell office:value-type="float" office:value="451946" table:style-name="ce23">
            <text:p>451,946</text:p>
          </table:table-cell>
          <table:table-cell office:value-type="float" office:value="227638" table:style-name="ce23">
            <text:p>227,638</text:p>
          </table:table-cell>
          <table:table-cell office:value-type="float" office:value="224308" table:style-name="ce23">
            <text:p>224,308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新竹縣</text:p>
          </table:table-cell>
          <table:table-cell office:value-type="float" office:value="208237" table:style-name="ce22">
            <text:p>208,237</text:p>
          </table:table-cell>
          <table:table-cell office:value-type="float" office:value="573385" table:style-name="ce23">
            <text:p>573,385</text:p>
          </table:table-cell>
          <table:table-cell office:value-type="float" office:value="292650" table:style-name="ce23">
            <text:p>292,650</text:p>
          </table:table-cell>
          <table:table-cell office:value-type="float" office:value="280735" table:style-name="ce23">
            <text:p>280,735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苗栗縣</text:p>
          </table:table-cell>
          <table:table-cell office:value-type="float" office:value="194513" table:style-name="ce22">
            <text:p>194,513</text:p>
          </table:table-cell>
          <table:table-cell office:value-type="float" office:value="540312" table:style-name="ce23">
            <text:p>540,312</text:p>
          </table:table-cell>
          <table:table-cell office:value-type="float" office:value="278500" table:style-name="ce23">
            <text:p>278,500</text:p>
          </table:table-cell>
          <table:table-cell office:value-type="float" office:value="261812" table:style-name="ce23">
            <text:p>261,812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彰化縣</text:p>
          </table:table-cell>
          <table:table-cell office:value-type="float" office:value="397987" table:style-name="ce22">
            <text:p>397,987</text:p>
          </table:table-cell>
          <table:table-cell office:value-type="float" office:value="1260388" table:style-name="ce23">
            <text:p>1,260,388</text:p>
          </table:table-cell>
          <table:table-cell office:value-type="float" office:value="640452" table:style-name="ce23">
            <text:p>640,452</text:p>
          </table:table-cell>
          <table:table-cell office:value-type="float" office:value="619936" table:style-name="ce23">
            <text:p>619,936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南投縣</text:p>
          </table:table-cell>
          <table:table-cell office:value-type="float" office:value="179748" table:style-name="ce22">
            <text:p>179,748</text:p>
          </table:table-cell>
          <table:table-cell office:value-type="float" office:value="487743" table:style-name="ce23">
            <text:p>487,743</text:p>
          </table:table-cell>
          <table:table-cell office:value-type="float" office:value="249180" table:style-name="ce23">
            <text:p>249,180</text:p>
          </table:table-cell>
          <table:table-cell office:value-type="float" office:value="238563" table:style-name="ce23">
            <text:p>238,563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雲林縣</text:p>
          </table:table-cell>
          <table:table-cell office:value-type="float" office:value="244505" table:style-name="ce22">
            <text:p>244,505</text:p>
          </table:table-cell>
          <table:table-cell office:value-type="float" office:value="673309" table:style-name="ce23">
            <text:p>673,309</text:p>
          </table:table-cell>
          <table:table-cell office:value-type="float" office:value="348084" table:style-name="ce23">
            <text:p>348,084</text:p>
          </table:table-cell>
          <table:table-cell office:value-type="float" office:value="325225" table:style-name="ce23">
            <text:p>325,22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嘉義縣</text:p>
          </table:table-cell>
          <table:table-cell office:value-type="float" office:value="184906" table:style-name="ce22">
            <text:p>184,906</text:p>
          </table:table-cell>
          <table:table-cell office:value-type="float" office:value="496440" table:style-name="ce23">
            <text:p>496,440</text:p>
          </table:table-cell>
          <table:table-cell office:value-type="float" office:value="257483" table:style-name="ce23">
            <text:p>257,483</text:p>
          </table:table-cell>
          <table:table-cell office:value-type="float" office:value="238957" table:style-name="ce23">
            <text:p>238,95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屏東縣</text:p>
          </table:table-cell>
          <table:table-cell office:value-type="float" office:value="292461" table:style-name="ce22">
            <text:p>292,461</text:p>
          </table:table-cell>
          <table:table-cell office:value-type="float" office:value="807970" table:style-name="ce23">
            <text:p>807,970</text:p>
          </table:table-cell>
          <table:table-cell office:value-type="float" office:value="411488" table:style-name="ce23">
            <text:p>411,488</text:p>
          </table:table-cell>
          <table:table-cell office:value-type="float" office:value="396482" table:style-name="ce23">
            <text:p>396,48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臺東縣</text:p>
          </table:table-cell>
          <table:table-cell office:value-type="float" office:value="83860" table:style-name="ce22">
            <text:p>83,860</text:p>
          </table:table-cell>
          <table:table-cell office:value-type="float" office:value="214132" table:style-name="ce25">
            <text:p>214,132</text:p>
          </table:table-cell>
          <table:table-cell office:value-type="float" office:value="109967" table:style-name="ce23">
            <text:p>109,967</text:p>
          </table:table-cell>
          <table:table-cell office:value-type="float" office:value="104165" table:style-name="ce23">
            <text:p>104,16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花蓮縣</text:p>
          </table:table-cell>
          <table:table-cell office:value-type="float" office:value="127698" table:style-name="ce22">
            <text:p>127,698</text:p>
          </table:table-cell>
          <table:table-cell office:value-type="float" office:value="322836" table:style-name="ce23">
            <text:p>322,836</text:p>
          </table:table-cell>
          <table:table-cell office:value-type="float" office:value="163177" table:style-name="ce23">
            <text:p>163,177</text:p>
          </table:table-cell>
          <table:table-cell office:value-type="float" office:value="159659" table:style-name="ce23">
            <text:p>159,65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澎湖縣</text:p>
          </table:table-cell>
          <table:table-cell office:value-type="float" office:value="41814" table:style-name="ce22">
            <text:p>41,814</text:p>
          </table:table-cell>
          <table:table-cell office:value-type="float" office:value="105634" table:style-name="ce23">
            <text:p>105,634</text:p>
          </table:table-cell>
          <table:table-cell office:value-type="float" office:value="54349" table:style-name="ce23">
            <text:p>54,349</text:p>
          </table:table-cell>
          <table:table-cell office:value-type="float" office:value="51285" table:style-name="ce23">
            <text:p>51,28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6">
            <text:p>基隆市</text:p>
          </table:table-cell>
          <table:table-cell office:value-type="float" office:value="155943" table:style-name="ce22">
            <text:p>155,943</text:p>
          </table:table-cell>
          <table:table-cell office:value-type="float" office:value="365891" table:style-name="ce23">
            <text:p>365,891</text:p>
          </table:table-cell>
          <table:table-cell office:value-type="float" office:value="182443" table:style-name="ce23">
            <text:p>182,443</text:p>
          </table:table-cell>
          <table:table-cell office:value-type="float" office:value="183448" table:style-name="ce23">
            <text:p>183,44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新竹市</text:p>
          </table:table-cell>
          <table:table-cell office:value-type="float" office:value="172775" table:style-name="ce22">
            <text:p>172,775</text:p>
          </table:table-cell>
          <table:table-cell office:value-type="float" office:value="452807" table:style-name="ce23">
            <text:p>452,807</text:p>
          </table:table-cell>
          <table:table-cell office:value-type="float" office:value="223549" table:style-name="ce23">
            <text:p>223,549</text:p>
          </table:table-cell>
          <table:table-cell office:value-type="float" office:value="229258" table:style-name="ce23">
            <text:p>229,25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嘉義市</text:p>
          </table:table-cell>
          <table:table-cell office:value-type="float" office:value="101415" table:style-name="ce22">
            <text:p>101,415</text:p>
          </table:table-cell>
          <table:table-cell office:value-type="float" office:value="264721" table:style-name="ce23">
            <text:p>264,721</text:p>
          </table:table-cell>
          <table:table-cell office:value-type="float" office:value="127921" table:style-name="ce23">
            <text:p>127,921</text:p>
          </table:table-cell>
          <table:table-cell office:value-type="float" office:value="136800" table:style-name="ce23">
            <text:p>136,800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13">
            <text:p>福 建 省</text:p>
          </table:table-cell>
          <table:table-cell office:value-type="float" office:value="45611" table:style-name="ce14">
            <text:p>45,611</text:p>
          </table:table-cell>
          <table:table-cell office:value-type="float" office:value="153213" table:style-name="ce20">
            <text:p>153,213</text:p>
          </table:table-cell>
          <table:table-cell office:value-type="float" office:value="77498" table:style-name="ce20">
            <text:p>77,498</text:p>
          </table:table-cell>
          <table:table-cell office:value-type="float" office:value="75715" table:style-name="ce20">
            <text:p>75,71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金門縣</text:p>
          </table:table-cell>
          <table:table-cell office:value-type="float" office:value="42139" table:style-name="ce22">
            <text:p>42,139</text:p>
          </table:table-cell>
          <table:table-cell office:value-type="float" office:value="139764" table:style-name="ce23">
            <text:p>139,764</text:p>
          </table:table-cell>
          <table:table-cell office:value-type="float" office:value="69707" table:style-name="ce23">
            <text:p>69,707</text:p>
          </table:table-cell>
          <table:table-cell office:value-type="float" office:value="70057" table:style-name="ce23">
            <text:p>70,057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7">
            <text:p>連江縣</text:p>
          </table:table-cell>
          <table:table-cell office:value-type="float" office:value="3472" table:style-name="ce28">
            <text:p>3,472</text:p>
          </table:table-cell>
          <table:table-cell office:value-type="float" office:value="13449" table:style-name="ce29">
            <text:p>13,449</text:p>
          </table:table-cell>
          <table:table-cell office:value-type="float" office:value="7791" table:style-name="ce29">
            <text:p>7,791</text:p>
          </table:table-cell>
          <table:table-cell office:value-type="float" office:value="5658" table:style-name="ce29">
            <text:p>5,658</text:p>
          </table:table-cell>
          <table:table-cell table:number-columns-repeated="16379" table:style-name="ce1"/>
        </table:table-row>
        <table:table-row table:style-name="ro7">
          <table:table-cell table:style-name="ce30"/>
          <table:table-cell table:number-columns-repeated="2" table:style-name="ce2"/>
          <table:table-cell table:style-name="ce31"/>
          <table:table-cell office:value-type="string" table:style-name="ce32">
            <text:p><text:s text:c="7"/>內政部戶政司 民國110年8月10日編製</text:p>
          </table:table-cell>
          <table:table-cell table:style-name="ce31"/>
          <table:table-cell table:number-columns-repeated="16378"/>
        </table:table-row>
        <table:table-row table:style-name="ro4">
          <table:table-cell table:style-name="ce24"/>
          <table:table-cell table:number-columns-repeated="3" table:style-name="ce2"/>
          <table:table-cell table:style-name="ce33"/>
          <table:table-cell table:number-columns-repeated="16379" table:style-name="ce1"/>
        </table:table-row>
        <table:table-row table:style-name="ro4">
          <table:table-cell table:style-name="ce24"/>
          <table:table-cell table:number-columns-repeated="4" table:style-name="ce2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2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6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7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39">
            <text:p>新北市</text:p>
          </table:table-cell>
          <table:table-cell office:value-type="float" office:value="1614182" table:style-name="ce40">
            <text:p>1,614,182</text:p>
          </table:table-cell>
          <table:table-cell office:value-type="float" office:value="4021398" table:style-name="ce41">
            <text:p>4,021,398</text:p>
          </table:table-cell>
          <table:table-cell office:value-type="float" office:value="1963570" table:style-name="ce41">
            <text:p>1,963,570</text:p>
          </table:table-cell>
          <table:table-cell office:value-type="float" office:value="2057828" table:style-name="ce42">
            <text:p>2,057,828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板橋區</text:p>
          </table:table-cell>
          <table:table-cell office:value-type="float" office:value="218761" table:style-name="ce44">
            <text:p>218,761</text:p>
          </table:table-cell>
          <table:table-cell office:value-type="float" office:value="555551" table:style-name="ce45">
            <text:p>555,551</text:p>
          </table:table-cell>
          <table:table-cell office:value-type="float" office:value="269961" table:style-name="ce45">
            <text:p>269,961</text:p>
          </table:table-cell>
          <table:table-cell office:value-type="float" office:value="285590" table:style-name="ce46">
            <text:p>285,590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三重區</text:p>
          </table:table-cell>
          <table:table-cell office:value-type="float" office:value="154920" table:style-name="ce44">
            <text:p>154,920</text:p>
          </table:table-cell>
          <table:table-cell office:value-type="float" office:value="383135" table:style-name="ce45">
            <text:p>383,135</text:p>
          </table:table-cell>
          <table:table-cell office:value-type="float" office:value="187929" table:style-name="ce45">
            <text:p>187,929</text:p>
          </table:table-cell>
          <table:table-cell office:value-type="float" office:value="195206" table:style-name="ce46">
            <text:p>195,206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中和區</text:p>
          </table:table-cell>
          <table:table-cell office:value-type="float" office:value="169284" table:style-name="ce44">
            <text:p>169,284</text:p>
          </table:table-cell>
          <table:table-cell office:value-type="float" office:value="408654" table:style-name="ce45">
            <text:p>408,654</text:p>
          </table:table-cell>
          <table:table-cell office:value-type="float" office:value="197577" table:style-name="ce45">
            <text:p>197,577</text:p>
          </table:table-cell>
          <table:table-cell office:value-type="float" office:value="211077" table:style-name="ce46">
            <text:p>211,077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永和區</text:p>
          </table:table-cell>
          <table:table-cell office:value-type="float" office:value="91755" table:style-name="ce44">
            <text:p>91,755</text:p>
          </table:table-cell>
          <table:table-cell office:value-type="float" office:value="217795" table:style-name="ce45">
            <text:p>217,795</text:p>
          </table:table-cell>
          <table:table-cell office:value-type="float" office:value="103129" table:style-name="ce45">
            <text:p>103,129</text:p>
          </table:table-cell>
          <table:table-cell office:value-type="float" office:value="114666" table:style-name="ce46">
            <text:p>114,666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新莊區</text:p>
          </table:table-cell>
          <table:table-cell office:value-type="float" office:value="162105" table:style-name="ce44">
            <text:p>162,105</text:p>
          </table:table-cell>
          <table:table-cell office:value-type="float" office:value="422668" table:style-name="ce45">
            <text:p>422,668</text:p>
          </table:table-cell>
          <table:table-cell office:value-type="float" office:value="205852" table:style-name="ce45">
            <text:p>205,852</text:p>
          </table:table-cell>
          <table:table-cell office:value-type="float" office:value="216816" table:style-name="ce46">
            <text:p>216,81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店區</text:p>
          </table:table-cell>
          <table:table-cell office:value-type="float" office:value="130494" table:style-name="ce44">
            <text:p>130,494</text:p>
          </table:table-cell>
          <table:table-cell office:value-type="float" office:value="301768" table:style-name="ce45">
            <text:p>301,768</text:p>
          </table:table-cell>
          <table:table-cell office:value-type="float" office:value="144672" table:style-name="ce45">
            <text:p>144,672</text:p>
          </table:table-cell>
          <table:table-cell office:value-type="float" office:value="157096" table:style-name="ce46">
            <text:p>157,09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樹林區</text:p>
          </table:table-cell>
          <table:table-cell office:value-type="float" office:value="67623" table:style-name="ce44">
            <text:p>67,623</text:p>
          </table:table-cell>
          <table:table-cell office:value-type="float" office:value="182668" table:style-name="ce45">
            <text:p>182,668</text:p>
          </table:table-cell>
          <table:table-cell office:value-type="float" office:value="91022" table:style-name="ce45">
            <text:p>91,022</text:p>
          </table:table-cell>
          <table:table-cell office:value-type="float" office:value="91646" table:style-name="ce46">
            <text:p>91,64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鶯歌區</text:p>
          </table:table-cell>
          <table:table-cell office:value-type="float" office:value="32351" table:style-name="ce44">
            <text:p>32,351</text:p>
          </table:table-cell>
          <table:table-cell office:value-type="float" office:value="88131" table:style-name="ce45">
            <text:p>88,131</text:p>
          </table:table-cell>
          <table:table-cell office:value-type="float" office:value="44124" table:style-name="ce45">
            <text:p>44,124</text:p>
          </table:table-cell>
          <table:table-cell office:value-type="float" office:value="44007" table:style-name="ce46">
            <text:p>44,00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峽區</text:p>
          </table:table-cell>
          <table:table-cell office:value-type="float" office:value="44726" table:style-name="ce44">
            <text:p>44,726</text:p>
          </table:table-cell>
          <table:table-cell office:value-type="float" office:value="116549" table:style-name="ce45">
            <text:p>116,549</text:p>
          </table:table-cell>
          <table:table-cell office:value-type="float" office:value="58238" table:style-name="ce45">
            <text:p>58,238</text:p>
          </table:table-cell>
          <table:table-cell office:value-type="float" office:value="58311" table:style-name="ce46">
            <text:p>58,31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淡水區</text:p>
          </table:table-cell>
          <table:table-cell office:value-type="float" office:value="84084" table:style-name="ce44">
            <text:p>84,084</text:p>
          </table:table-cell>
          <table:table-cell office:value-type="float" office:value="184450" table:style-name="ce45">
            <text:p>184,450</text:p>
          </table:table-cell>
          <table:table-cell office:value-type="float" office:value="88223" table:style-name="ce45">
            <text:p>88,223</text:p>
          </table:table-cell>
          <table:table-cell office:value-type="float" office:value="96227" table:style-name="ce46">
            <text:p>96,22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汐止區</text:p>
          </table:table-cell>
          <table:table-cell office:value-type="float" office:value="91616" table:style-name="ce44">
            <text:p>91,616</text:p>
          </table:table-cell>
          <table:table-cell office:value-type="float" office:value="205551" table:style-name="ce45">
            <text:p>205,551</text:p>
          </table:table-cell>
          <table:table-cell office:value-type="float" office:value="100031" table:style-name="ce45">
            <text:p>100,031</text:p>
          </table:table-cell>
          <table:table-cell office:value-type="float" office:value="105520" table:style-name="ce46">
            <text:p>105,52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瑞芳區</text:p>
          </table:table-cell>
          <table:table-cell office:value-type="float" office:value="16144" table:style-name="ce44">
            <text:p>16,144</text:p>
          </table:table-cell>
          <table:table-cell office:value-type="float" office:value="38764" table:style-name="ce45">
            <text:p>38,764</text:p>
          </table:table-cell>
          <table:table-cell office:value-type="float" office:value="19554" table:style-name="ce45">
            <text:p>19,554</text:p>
          </table:table-cell>
          <table:table-cell office:value-type="float" office:value="19210" table:style-name="ce46">
            <text:p>19,21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土城區</text:p>
          </table:table-cell>
          <table:table-cell office:value-type="float" office:value="90085" table:style-name="ce44">
            <text:p>90,085</text:p>
          </table:table-cell>
          <table:table-cell office:value-type="float" office:value="238020" table:style-name="ce45">
            <text:p>238,020</text:p>
          </table:table-cell>
          <table:table-cell office:value-type="float" office:value="117013" table:style-name="ce45">
            <text:p>117,013</text:p>
          </table:table-cell>
          <table:table-cell office:value-type="float" office:value="121007" table:style-name="ce46">
            <text:p>121,00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蘆洲區</text:p>
          </table:table-cell>
          <table:table-cell office:value-type="float" office:value="73757" table:style-name="ce44">
            <text:p>73,757</text:p>
          </table:table-cell>
          <table:table-cell office:value-type="float" office:value="202131" table:style-name="ce45">
            <text:p>202,131</text:p>
          </table:table-cell>
          <table:table-cell office:value-type="float" office:value="98919" table:style-name="ce45">
            <text:p>98,919</text:p>
          </table:table-cell>
          <table:table-cell office:value-type="float" office:value="103212" table:style-name="ce46">
            <text:p>103,21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五股區</text:p>
          </table:table-cell>
          <table:table-cell office:value-type="float" office:value="35204" table:style-name="ce44">
            <text:p>35,204</text:p>
          </table:table-cell>
          <table:table-cell office:value-type="float" office:value="90027" table:style-name="ce45">
            <text:p>90,027</text:p>
          </table:table-cell>
          <table:table-cell office:value-type="float" office:value="45216" table:style-name="ce45">
            <text:p>45,216</text:p>
          </table:table-cell>
          <table:table-cell office:value-type="float" office:value="44811" table:style-name="ce46">
            <text:p>44,81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泰山區</text:p>
          </table:table-cell>
          <table:table-cell office:value-type="float" office:value="28998" table:style-name="ce44">
            <text:p>28,998</text:p>
          </table:table-cell>
          <table:table-cell office:value-type="float" office:value="77862" table:style-name="ce45">
            <text:p>77,862</text:p>
          </table:table-cell>
          <table:table-cell office:value-type="float" office:value="38395" table:style-name="ce45">
            <text:p>38,395</text:p>
          </table:table-cell>
          <table:table-cell office:value-type="float" office:value="39467" table:style-name="ce46">
            <text:p>39,46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林口區</text:p>
          </table:table-cell>
          <table:table-cell office:value-type="float" office:value="49848" table:style-name="ce44">
            <text:p>49,848</text:p>
          </table:table-cell>
          <table:table-cell office:value-type="float" office:value="123095" table:style-name="ce45">
            <text:p>123,095</text:p>
          </table:table-cell>
          <table:table-cell office:value-type="float" office:value="59806" table:style-name="ce45">
            <text:p>59,806</text:p>
          </table:table-cell>
          <table:table-cell office:value-type="float" office:value="63289" table:style-name="ce46">
            <text:p>63,28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深坑區</text:p>
          </table:table-cell>
          <table:table-cell office:value-type="float" office:value="9854" table:style-name="ce44">
            <text:p>9,854</text:p>
          </table:table-cell>
          <table:table-cell office:value-type="float" office:value="23730" table:style-name="ce45">
            <text:p>23,730</text:p>
          </table:table-cell>
          <table:table-cell office:value-type="float" office:value="11860" table:style-name="ce45">
            <text:p>11,860</text:p>
          </table:table-cell>
          <table:table-cell office:value-type="float" office:value="11870" table:style-name="ce46">
            <text:p>11,87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石碇區</text:p>
          </table:table-cell>
          <table:table-cell office:value-type="float" office:value="3385" table:style-name="ce44">
            <text:p>3,385</text:p>
          </table:table-cell>
          <table:table-cell office:value-type="float" office:value="7487" table:style-name="ce45">
            <text:p>7,487</text:p>
          </table:table-cell>
          <table:table-cell office:value-type="float" office:value="4091" table:style-name="ce45">
            <text:p>4,091</text:p>
          </table:table-cell>
          <table:table-cell office:value-type="float" office:value="3396" table:style-name="ce46">
            <text:p>3,39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坪林區</text:p>
          </table:table-cell>
          <table:table-cell office:value-type="float" office:value="2563" table:style-name="ce44">
            <text:p>2,563</text:p>
          </table:table-cell>
          <table:table-cell office:value-type="float" office:value="6670" table:style-name="ce45">
            <text:p>6,670</text:p>
          </table:table-cell>
          <table:table-cell office:value-type="float" office:value="3630" table:style-name="ce45">
            <text:p>3,630</text:p>
          </table:table-cell>
          <table:table-cell office:value-type="float" office:value="3040" table:style-name="ce46">
            <text:p>3,04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芝區</text:p>
          </table:table-cell>
          <table:table-cell office:value-type="float" office:value="9615" table:style-name="ce44">
            <text:p>9,615</text:p>
          </table:table-cell>
          <table:table-cell office:value-type="float" office:value="22460" table:style-name="ce45">
            <text:p>22,460</text:p>
          </table:table-cell>
          <table:table-cell office:value-type="float" office:value="11535" table:style-name="ce45">
            <text:p>11,535</text:p>
          </table:table-cell>
          <table:table-cell office:value-type="float" office:value="10925" table:style-name="ce46">
            <text:p>10,92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石門區</text:p>
          </table:table-cell>
          <table:table-cell office:value-type="float" office:value="4229" table:style-name="ce44">
            <text:p>4,229</text:p>
          </table:table-cell>
          <table:table-cell office:value-type="float" office:value="11303" table:style-name="ce45">
            <text:p>11,303</text:p>
          </table:table-cell>
          <table:table-cell office:value-type="float" office:value="5883" table:style-name="ce45">
            <text:p>5,883</text:p>
          </table:table-cell>
          <table:table-cell office:value-type="float" office:value="5420" table:style-name="ce46">
            <text:p>5,42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八里區</text:p>
          </table:table-cell>
          <table:table-cell office:value-type="float" office:value="15847" table:style-name="ce44">
            <text:p>15,847</text:p>
          </table:table-cell>
          <table:table-cell office:value-type="float" office:value="39799" table:style-name="ce45">
            <text:p>39,799</text:p>
          </table:table-cell>
          <table:table-cell office:value-type="float" office:value="19839" table:style-name="ce45">
            <text:p>19,839</text:p>
          </table:table-cell>
          <table:table-cell office:value-type="float" office:value="19960" table:style-name="ce46">
            <text:p>19,96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平溪區</text:p>
          </table:table-cell>
          <table:table-cell office:value-type="float" office:value="2228" table:style-name="ce44">
            <text:p>2,228</text:p>
          </table:table-cell>
          <table:table-cell office:value-type="float" office:value="4354" table:style-name="ce45">
            <text:p>4,354</text:p>
          </table:table-cell>
          <table:table-cell office:value-type="float" office:value="2436" table:style-name="ce45">
            <text:p>2,436</text:p>
          </table:table-cell>
          <table:table-cell office:value-type="float" office:value="1918" table:style-name="ce46">
            <text:p>1,91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雙溪區</text:p>
          </table:table-cell>
          <table:table-cell office:value-type="float" office:value="3691" table:style-name="ce44">
            <text:p>3,691</text:p>
          </table:table-cell>
          <table:table-cell office:value-type="float" office:value="8307" table:style-name="ce45">
            <text:p>8,307</text:p>
          </table:table-cell>
          <table:table-cell office:value-type="float" office:value="4518" table:style-name="ce45">
            <text:p>4,518</text:p>
          </table:table-cell>
          <table:table-cell office:value-type="float" office:value="3789" table:style-name="ce46">
            <text:p>3,78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貢寮區</text:p>
          </table:table-cell>
          <table:table-cell office:value-type="float" office:value="4340" table:style-name="ce44">
            <text:p>4,340</text:p>
          </table:table-cell>
          <table:table-cell office:value-type="float" office:value="11658" table:style-name="ce45">
            <text:p>11,658</text:p>
          </table:table-cell>
          <table:table-cell office:value-type="float" office:value="5950" table:style-name="ce45">
            <text:p>5,950</text:p>
          </table:table-cell>
          <table:table-cell office:value-type="float" office:value="5708" table:style-name="ce46">
            <text:p>5,70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山區</text:p>
          </table:table-cell>
          <table:table-cell office:value-type="float" office:value="7205" table:style-name="ce44">
            <text:p>7,205</text:p>
          </table:table-cell>
          <table:table-cell office:value-type="float" office:value="20926" table:style-name="ce45">
            <text:p>20,926</text:p>
          </table:table-cell>
          <table:table-cell office:value-type="float" office:value="10274" table:style-name="ce45">
            <text:p>10,274</text:p>
          </table:table-cell>
          <table:table-cell office:value-type="float" office:value="10652" table:style-name="ce46">
            <text:p>10,65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萬里區</text:p>
          </table:table-cell>
          <table:table-cell office:value-type="float" office:value="7554" table:style-name="ce44">
            <text:p>7,554</text:p>
          </table:table-cell>
          <table:table-cell office:value-type="float" office:value="21542" table:style-name="ce45">
            <text:p>21,542</text:p>
          </table:table-cell>
          <table:table-cell office:value-type="float" office:value="10778" table:style-name="ce45">
            <text:p>10,778</text:p>
          </table:table-cell>
          <table:table-cell office:value-type="float" office:value="10764" table:style-name="ce46">
            <text:p>10,764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※烏來區</text:p>
          </table:table-cell>
          <table:table-cell office:value-type="float" office:value="1916" table:style-name="ce49">
            <text:p>1,916</text:p>
          </table:table-cell>
          <table:table-cell office:value-type="float" office:value="6343" table:style-name="ce50">
            <text:p>6,343</text:p>
          </table:table-cell>
          <table:table-cell office:value-type="float" office:value="3115" table:style-name="ce50">
            <text:p>3,115</text:p>
          </table:table-cell>
          <table:table-cell office:value-type="float" office:value="3228" table:style-name="ce51">
            <text:p>3,228</text:p>
          </table:table-cell>
          <table:table-cell table:number-columns-repeated="16379"/>
        </table:table-row>
        <table:table-row table:style-name="ro4">
          <table:table-cell office:value-type="string" table:style-name="ce52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臺北市</text:p>
          </table:table-cell>
          <table:table-cell office:value-type="float" office:value="1056750" table:style-name="ce57">
            <text:p>1,056,750</text:p>
          </table:table-cell>
          <table:table-cell office:value-type="float" office:value="2562738" table:style-name="ce41">
            <text:p>2,562,738</text:p>
          </table:table-cell>
          <table:table-cell office:value-type="float" office:value="1219519" table:style-name="ce41">
            <text:p>1,219,519</text:p>
          </table:table-cell>
          <table:table-cell office:value-type="float" office:value="1343219" table:style-name="ce58">
            <text:p>1,343,21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松山區</text:p>
          </table:table-cell>
          <table:table-cell office:value-type="float" office:value="80462" table:style-name="ce59">
            <text:p>80,462</text:p>
          </table:table-cell>
          <table:table-cell office:value-type="float" office:value="196890" table:style-name="ce45">
            <text:p>196,890</text:p>
          </table:table-cell>
          <table:table-cell office:value-type="float" office:value="91999" table:style-name="ce45">
            <text:p>91,999</text:p>
          </table:table-cell>
          <table:table-cell office:value-type="float" office:value="104891" table:style-name="ce60">
            <text:p>104,89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信義區</text:p>
          </table:table-cell>
          <table:table-cell office:value-type="float" office:value="88199" table:style-name="ce59">
            <text:p>88,199</text:p>
          </table:table-cell>
          <table:table-cell office:value-type="float" office:value="210936" table:style-name="ce45">
            <text:p>210,936</text:p>
          </table:table-cell>
          <table:table-cell office:value-type="float" office:value="100149" table:style-name="ce45">
            <text:p>100,149</text:p>
          </table:table-cell>
          <table:table-cell office:value-type="float" office:value="110787" table:style-name="ce60">
            <text:p>110,78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安區</text:p>
          </table:table-cell>
          <table:table-cell office:value-type="float" office:value="120079" table:style-name="ce59">
            <text:p>120,079</text:p>
          </table:table-cell>
          <table:table-cell office:value-type="float" office:value="296546" table:style-name="ce45">
            <text:p>296,546</text:p>
          </table:table-cell>
          <table:table-cell office:value-type="float" office:value="138103" table:style-name="ce45">
            <text:p>138,103</text:p>
          </table:table-cell>
          <table:table-cell office:value-type="float" office:value="158443" table:style-name="ce60">
            <text:p>158,44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中山區</text:p>
          </table:table-cell>
          <table:table-cell office:value-type="float" office:value="100151" table:style-name="ce59">
            <text:p>100,151</text:p>
          </table:table-cell>
          <table:table-cell office:value-type="float" office:value="219840" table:style-name="ce45">
            <text:p>219,840</text:p>
          </table:table-cell>
          <table:table-cell office:value-type="float" office:value="101862" table:style-name="ce45">
            <text:p>101,862</text:p>
          </table:table-cell>
          <table:table-cell office:value-type="float" office:value="117978" table:style-name="ce60">
            <text:p>117,97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中正區</text:p>
          </table:table-cell>
          <table:table-cell office:value-type="float" office:value="65491" table:style-name="ce59">
            <text:p>65,491</text:p>
          </table:table-cell>
          <table:table-cell office:value-type="float" office:value="153172" table:style-name="ce45">
            <text:p>153,172</text:p>
          </table:table-cell>
          <table:table-cell office:value-type="float" office:value="72871" table:style-name="ce45">
            <text:p>72,871</text:p>
          </table:table-cell>
          <table:table-cell office:value-type="float" office:value="80301" table:style-name="ce60">
            <text:p>80,30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同區</text:p>
          </table:table-cell>
          <table:table-cell office:value-type="float" office:value="52368" table:style-name="ce59">
            <text:p>52,368</text:p>
          </table:table-cell>
          <table:table-cell office:value-type="float" office:value="122719" table:style-name="ce45">
            <text:p>122,719</text:p>
          </table:table-cell>
          <table:table-cell office:value-type="float" office:value="59360" table:style-name="ce45">
            <text:p>59,360</text:p>
          </table:table-cell>
          <table:table-cell office:value-type="float" office:value="63359" table:style-name="ce60">
            <text:p>63,35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萬華區</text:p>
          </table:table-cell>
          <table:table-cell office:value-type="float" office:value="78865" table:style-name="ce59">
            <text:p>78,865</text:p>
          </table:table-cell>
          <table:table-cell office:value-type="float" office:value="179485" table:style-name="ce45">
            <text:p>179,485</text:p>
          </table:table-cell>
          <table:table-cell office:value-type="float" office:value="87728" table:style-name="ce45">
            <text:p>87,728</text:p>
          </table:table-cell>
          <table:table-cell office:value-type="float" office:value="91757" table:style-name="ce60">
            <text:p>91,75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文山區</text:p>
          </table:table-cell>
          <table:table-cell office:value-type="float" office:value="107544" table:style-name="ce59">
            <text:p>107,544</text:p>
          </table:table-cell>
          <table:table-cell office:value-type="float" office:value="264975" table:style-name="ce45">
            <text:p>264,975</text:p>
          </table:table-cell>
          <table:table-cell office:value-type="float" office:value="126520" table:style-name="ce45">
            <text:p>126,520</text:p>
          </table:table-cell>
          <table:table-cell office:value-type="float" office:value="138455" table:style-name="ce60">
            <text:p>138,45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港區</text:p>
          </table:table-cell>
          <table:table-cell office:value-type="float" office:value="47927" table:style-name="ce59">
            <text:p>47,927</text:p>
          </table:table-cell>
          <table:table-cell office:value-type="float" office:value="117188" table:style-name="ce45">
            <text:p>117,188</text:p>
          </table:table-cell>
          <table:table-cell office:value-type="float" office:value="57069" table:style-name="ce45">
            <text:p>57,069</text:p>
          </table:table-cell>
          <table:table-cell office:value-type="float" office:value="60119" table:style-name="ce60">
            <text:p>60,11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內湖區</text:p>
          </table:table-cell>
          <table:table-cell office:value-type="float" office:value="110006" table:style-name="ce59">
            <text:p>110,006</text:p>
          </table:table-cell>
          <table:table-cell office:value-type="float" office:value="279598" table:style-name="ce45">
            <text:p>279,598</text:p>
          </table:table-cell>
          <table:table-cell office:value-type="float" office:value="133184" table:style-name="ce45">
            <text:p>133,184</text:p>
          </table:table-cell>
          <table:table-cell office:value-type="float" office:value="146414" table:style-name="ce60">
            <text:p>146,41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士林區</text:p>
          </table:table-cell>
          <table:table-cell office:value-type="float" office:value="107681" table:style-name="ce59">
            <text:p>107,681</text:p>
          </table:table-cell>
          <table:table-cell office:value-type="float" office:value="274056" table:style-name="ce45">
            <text:p>274,056</text:p>
          </table:table-cell>
          <table:table-cell office:value-type="float" office:value="132061" table:style-name="ce45">
            <text:p>132,061</text:p>
          </table:table-cell>
          <table:table-cell office:value-type="float" office:value="141995" table:style-name="ce60">
            <text:p>141,995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北投區</text:p>
          </table:table-cell>
          <table:table-cell office:value-type="float" office:value="97977" table:style-name="ce62">
            <text:p>97,977</text:p>
          </table:table-cell>
          <table:table-cell office:value-type="float" office:value="247333" table:style-name="ce50">
            <text:p>247,333</text:p>
          </table:table-cell>
          <table:table-cell office:value-type="float" office:value="118613" table:style-name="ce50">
            <text:p>118,613</text:p>
          </table:table-cell>
          <table:table-cell office:value-type="float" office:value="128720" table:style-name="ce63">
            <text:p>128,720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56">
            <text:p>桃園市</text:p>
          </table:table-cell>
          <table:table-cell office:value-type="float" office:value="855293" table:style-name="ce57">
            <text:p>855,293</text:p>
          </table:table-cell>
          <table:table-cell office:value-type="float" office:value="2272459" table:style-name="ce41">
            <text:p>2,272,459</text:p>
          </table:table-cell>
          <table:table-cell office:value-type="float" office:value="1125524" table:style-name="ce41">
            <text:p>1,125,524</text:p>
          </table:table-cell>
          <table:table-cell office:value-type="float" office:value="1146935" table:style-name="ce42">
            <text:p>1,146,935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桃園區</text:p>
          </table:table-cell>
          <table:table-cell office:value-type="float" office:value="180102" table:style-name="ce59">
            <text:p>180,102</text:p>
          </table:table-cell>
          <table:table-cell office:value-type="float" office:value="458824" table:style-name="ce45">
            <text:p>458,824</text:p>
          </table:table-cell>
          <table:table-cell office:value-type="float" office:value="221587" table:style-name="ce45">
            <text:p>221,587</text:p>
          </table:table-cell>
          <table:table-cell office:value-type="float" office:value="237237" table:style-name="ce46">
            <text:p>237,237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中壢區</text:p>
          </table:table-cell>
          <table:table-cell office:value-type="float" office:value="162869" table:style-name="ce59">
            <text:p>162,869</text:p>
          </table:table-cell>
          <table:table-cell office:value-type="float" office:value="422582" table:style-name="ce45">
            <text:p>422,582</text:p>
          </table:table-cell>
          <table:table-cell office:value-type="float" office:value="206989" table:style-name="ce45">
            <text:p>206,989</text:p>
          </table:table-cell>
          <table:table-cell office:value-type="float" office:value="215593" table:style-name="ce46">
            <text:p>215,593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大溪區</text:p>
          </table:table-cell>
          <table:table-cell office:value-type="float" office:value="34278" table:style-name="ce59">
            <text:p>34,278</text:p>
          </table:table-cell>
          <table:table-cell office:value-type="float" office:value="95240" table:style-name="ce45">
            <text:p>95,240</text:p>
          </table:table-cell>
          <table:table-cell office:value-type="float" office:value="48399" table:style-name="ce45">
            <text:p>48,399</text:p>
          </table:table-cell>
          <table:table-cell office:value-type="float" office:value="46841" table:style-name="ce46">
            <text:p>46,841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楊梅區</text:p>
          </table:table-cell>
          <table:table-cell office:value-type="float" office:value="63602" table:style-name="ce59">
            <text:p>63,602</text:p>
          </table:table-cell>
          <table:table-cell office:value-type="float" office:value="176189" table:style-name="ce45">
            <text:p>176,189</text:p>
          </table:table-cell>
          <table:table-cell office:value-type="float" office:value="88349" table:style-name="ce45">
            <text:p>88,349</text:p>
          </table:table-cell>
          <table:table-cell office:value-type="float" office:value="87840" table:style-name="ce46">
            <text:p>87,840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蘆竹區</text:p>
          </table:table-cell>
          <table:table-cell office:value-type="float" office:value="61642" table:style-name="ce59">
            <text:p>61,642</text:p>
          </table:table-cell>
          <table:table-cell office:value-type="float" office:value="166690" table:style-name="ce45">
            <text:p>166,690</text:p>
          </table:table-cell>
          <table:table-cell office:value-type="float" office:value="82486" table:style-name="ce45">
            <text:p>82,486</text:p>
          </table:table-cell>
          <table:table-cell office:value-type="float" office:value="84204" table:style-name="ce46">
            <text:p>84,204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大園區</text:p>
          </table:table-cell>
          <table:table-cell office:value-type="float" office:value="35856" table:style-name="ce59">
            <text:p>35,856</text:p>
          </table:table-cell>
          <table:table-cell office:value-type="float" office:value="93663" table:style-name="ce45">
            <text:p>93,663</text:p>
          </table:table-cell>
          <table:table-cell office:value-type="float" office:value="47653" table:style-name="ce45">
            <text:p>47,653</text:p>
          </table:table-cell>
          <table:table-cell office:value-type="float" office:value="46010" table:style-name="ce46">
            <text:p>46,010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龜山區</text:p>
          </table:table-cell>
          <table:table-cell office:value-type="float" office:value="66947" table:style-name="ce59">
            <text:p>66,947</text:p>
          </table:table-cell>
          <table:table-cell office:value-type="float" office:value="165716" table:style-name="ce45">
            <text:p>165,716</text:p>
          </table:table-cell>
          <table:table-cell office:value-type="float" office:value="82179" table:style-name="ce45">
            <text:p>82,179</text:p>
          </table:table-cell>
          <table:table-cell office:value-type="float" office:value="83537" table:style-name="ce46">
            <text:p>83,537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八德區</text:p>
          </table:table-cell>
          <table:table-cell office:value-type="float" office:value="77053" table:style-name="ce59">
            <text:p>77,053</text:p>
          </table:table-cell>
          <table:table-cell office:value-type="float" office:value="209448" table:style-name="ce45">
            <text:p>209,448</text:p>
          </table:table-cell>
          <table:table-cell office:value-type="float" office:value="104057" table:style-name="ce45">
            <text:p>104,057</text:p>
          </table:table-cell>
          <table:table-cell office:value-type="float" office:value="105391" table:style-name="ce46">
            <text:p>105,391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龍潭區</text:p>
          </table:table-cell>
          <table:table-cell office:value-type="float" office:value="44558" table:style-name="ce59">
            <text:p>44,558</text:p>
          </table:table-cell>
          <table:table-cell office:value-type="float" office:value="124481" table:style-name="ce45">
            <text:p>124,481</text:p>
          </table:table-cell>
          <table:table-cell office:value-type="float" office:value="62043" table:style-name="ce45">
            <text:p>62,043</text:p>
          </table:table-cell>
          <table:table-cell office:value-type="float" office:value="62438" table:style-name="ce46">
            <text:p>62,438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平鎮區</text:p>
          </table:table-cell>
          <table:table-cell office:value-type="float" office:value="81794" table:style-name="ce59">
            <text:p>81,794</text:p>
          </table:table-cell>
          <table:table-cell office:value-type="float" office:value="228672" table:style-name="ce45">
            <text:p>228,672</text:p>
          </table:table-cell>
          <table:table-cell office:value-type="float" office:value="113120" table:style-name="ce45">
            <text:p>113,120</text:p>
          </table:table-cell>
          <table:table-cell office:value-type="float" office:value="115552" table:style-name="ce46">
            <text:p>115,552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新屋區</text:p>
          </table:table-cell>
          <table:table-cell office:value-type="float" office:value="17436" table:style-name="ce59">
            <text:p>17,436</text:p>
          </table:table-cell>
          <table:table-cell office:value-type="float" office:value="49237" table:style-name="ce45">
            <text:p>49,237</text:p>
          </table:table-cell>
          <table:table-cell office:value-type="float" office:value="26154" table:style-name="ce45">
            <text:p>26,154</text:p>
          </table:table-cell>
          <table:table-cell office:value-type="float" office:value="23083" table:style-name="ce46">
            <text:p>23,083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觀音區</text:p>
          </table:table-cell>
          <table:table-cell office:value-type="float" office:value="25297" table:style-name="ce59">
            <text:p>25,297</text:p>
          </table:table-cell>
          <table:table-cell office:value-type="float" office:value="69326" table:style-name="ce45">
            <text:p>69,326</text:p>
          </table:table-cell>
          <table:table-cell office:value-type="float" office:value="35859" table:style-name="ce45">
            <text:p>35,859</text:p>
          </table:table-cell>
          <table:table-cell office:value-type="float" office:value="33467" table:style-name="ce46">
            <text:p>33,467</text:p>
          </table:table-cell>
          <table:table-cell table:style-name="ce47"/>
          <table:table-cell table:style-name="ce65"/>
          <table:table-cell table:number-columns-repeated="16377"/>
        </table:table-row>
        <table:table-row table:style-name="ro4">
          <table:table-cell office:value-type="string" table:style-name="ce61">
            <text:p>※復興區</text:p>
          </table:table-cell>
          <table:table-cell office:value-type="float" office:value="3859" table:style-name="ce62">
            <text:p>3,859</text:p>
          </table:table-cell>
          <table:table-cell office:value-type="float" office:value="12391" table:style-name="ce50">
            <text:p>12,391</text:p>
          </table:table-cell>
          <table:table-cell office:value-type="float" office:value="6649" table:style-name="ce50">
            <text:p>6,649</text:p>
          </table:table-cell>
          <table:table-cell office:value-type="float" office:value="5742" table:style-name="ce51">
            <text:p>5,742</text:p>
          </table:table-cell>
          <table:table-cell table:number-columns-repeated="16379"/>
        </table:table-row>
        <table:table-row table:style-name="ro4">
          <table:table-cell table:style-name="ce30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64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24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style-name="ce24"/>
          <table:table-cell table:style-name="ce66"/>
          <table:table-cell office:value-type="string" table:style-name="ce3">
            <text:p>中華民國110年07月底</text:p>
          </table:table-cell>
          <table:table-cell table:number-columns-repeated="2" table:style-name="ce6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臺中市</text:p>
          </table:table-cell>
          <table:table-cell office:value-type="float" office:value="1010945" table:style-name="ce57">
            <text:p>1,010,945</text:p>
          </table:table-cell>
          <table:table-cell office:value-type="float" office:value="2819081" table:style-name="ce41">
            <text:p>2,819,081</text:p>
          </table:table-cell>
          <table:table-cell office:value-type="float" office:value="1383947" table:style-name="ce41">
            <text:p>1,383,947</text:p>
          </table:table-cell>
          <table:table-cell office:value-type="float" office:value="1435134" table:style-name="ce58">
            <text:p>1,435,134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中　區</text:p>
          </table:table-cell>
          <table:table-cell office:value-type="float" office:value="7938" table:style-name="ce59">
            <text:p>7,938</text:p>
          </table:table-cell>
          <table:table-cell office:value-type="float" office:value="17930" table:style-name="ce45">
            <text:p>17,930</text:p>
          </table:table-cell>
          <table:table-cell office:value-type="float" office:value="8880" table:style-name="ce45">
            <text:p>8,880</text:p>
          </table:table-cell>
          <table:table-cell office:value-type="float" office:value="9050" table:style-name="ce60">
            <text:p>9,050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東　區</text:p>
          </table:table-cell>
          <table:table-cell office:value-type="float" office:value="29002" table:style-name="ce59">
            <text:p>29,002</text:p>
          </table:table-cell>
          <table:table-cell office:value-type="float" office:value="75468" table:style-name="ce45">
            <text:p>75,468</text:p>
          </table:table-cell>
          <table:table-cell office:value-type="float" office:value="37328" table:style-name="ce45">
            <text:p>37,328</text:p>
          </table:table-cell>
          <table:table-cell office:value-type="float" office:value="38140" table:style-name="ce60">
            <text:p>38,140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南　區</text:p>
          </table:table-cell>
          <table:table-cell office:value-type="float" office:value="50516" table:style-name="ce59">
            <text:p>50,516</text:p>
          </table:table-cell>
          <table:table-cell office:value-type="float" office:value="126574" table:style-name="ce45">
            <text:p>126,574</text:p>
          </table:table-cell>
          <table:table-cell office:value-type="float" office:value="60495" table:style-name="ce45">
            <text:p>60,495</text:p>
          </table:table-cell>
          <table:table-cell office:value-type="float" office:value="66079" table:style-name="ce60">
            <text:p>66,079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西　區</text:p>
          </table:table-cell>
          <table:table-cell office:value-type="float" office:value="46323" table:style-name="ce59">
            <text:p>46,323</text:p>
          </table:table-cell>
          <table:table-cell office:value-type="float" office:value="113744" table:style-name="ce45">
            <text:p>113,744</text:p>
          </table:table-cell>
          <table:table-cell office:value-type="float" office:value="53802" table:style-name="ce45">
            <text:p>53,802</text:p>
          </table:table-cell>
          <table:table-cell office:value-type="float" office:value="59942" table:style-name="ce60">
            <text:p>59,942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北　區</text:p>
          </table:table-cell>
          <table:table-cell office:value-type="float" office:value="60700" table:style-name="ce59">
            <text:p>60,700</text:p>
          </table:table-cell>
          <table:table-cell office:value-type="float" office:value="145438" table:style-name="ce45">
            <text:p>145,438</text:p>
          </table:table-cell>
          <table:table-cell office:value-type="float" office:value="69292" table:style-name="ce45">
            <text:p>69,292</text:p>
          </table:table-cell>
          <table:table-cell office:value-type="float" office:value="76146" table:style-name="ce60">
            <text:p>76,146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屯區</text:p>
          </table:table-cell>
          <table:table-cell office:value-type="float" office:value="90583" table:style-name="ce59">
            <text:p>90,583</text:p>
          </table:table-cell>
          <table:table-cell office:value-type="float" office:value="231415" table:style-name="ce45">
            <text:p>231,415</text:p>
          </table:table-cell>
          <table:table-cell office:value-type="float" office:value="110773" table:style-name="ce45">
            <text:p>110,773</text:p>
          </table:table-cell>
          <table:table-cell office:value-type="float" office:value="120642" table:style-name="ce60">
            <text:p>120,642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屯區</text:p>
          </table:table-cell>
          <table:table-cell office:value-type="float" office:value="67559" table:style-name="ce59">
            <text:p>67,559</text:p>
          </table:table-cell>
          <table:table-cell office:value-type="float" office:value="176754" table:style-name="ce45">
            <text:p>176,754</text:p>
          </table:table-cell>
          <table:table-cell office:value-type="float" office:value="84316" table:style-name="ce45">
            <text:p>84,316</text:p>
          </table:table-cell>
          <table:table-cell office:value-type="float" office:value="92438" table:style-name="ce60">
            <text:p>92,438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北屯區</text:p>
          </table:table-cell>
          <table:table-cell office:value-type="float" office:value="109682" table:style-name="ce59">
            <text:p>109,682</text:p>
          </table:table-cell>
          <table:table-cell office:value-type="float" office:value="289830" table:style-name="ce45">
            <text:p>289,830</text:p>
          </table:table-cell>
          <table:table-cell office:value-type="float" office:value="138197" table:style-name="ce45">
            <text:p>138,197</text:p>
          </table:table-cell>
          <table:table-cell office:value-type="float" office:value="151633" table:style-name="ce60">
            <text:p>151,633</text:p>
          </table:table-cell>
          <table:table-cell table:number-columns-repeated="16379"/>
        </table:table-row>
        <table:table-row table:style-name="ro4">
          <table:table-cell office:value-type="string" table:style-name="ce71">
            <text:p>豐原區</text:p>
          </table:table-cell>
          <table:table-cell office:value-type="float" office:value="55357" table:style-name="ce59">
            <text:p>55,357</text:p>
          </table:table-cell>
          <table:table-cell office:value-type="float" office:value="165529" table:style-name="ce45">
            <text:p>165,529</text:p>
          </table:table-cell>
          <table:table-cell office:value-type="float" office:value="81562" table:style-name="ce45">
            <text:p>81,562</text:p>
          </table:table-cell>
          <table:table-cell office:value-type="float" office:value="83967" table:style-name="ce60">
            <text:p>83,967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東勢區</text:p>
          </table:table-cell>
          <table:table-cell office:value-type="float" office:value="17479" table:style-name="ce59">
            <text:p>17,479</text:p>
          </table:table-cell>
          <table:table-cell office:value-type="float" office:value="48747" table:style-name="ce45">
            <text:p>48,747</text:p>
          </table:table-cell>
          <table:table-cell office:value-type="float" office:value="24940" table:style-name="ce45">
            <text:p>24,940</text:p>
          </table:table-cell>
          <table:table-cell office:value-type="float" office:value="23807" table:style-name="ce60">
            <text:p>23,807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甲區</text:p>
          </table:table-cell>
          <table:table-cell office:value-type="float" office:value="23942" table:style-name="ce59">
            <text:p>23,942</text:p>
          </table:table-cell>
          <table:table-cell office:value-type="float" office:value="75819" table:style-name="ce45">
            <text:p>75,819</text:p>
          </table:table-cell>
          <table:table-cell office:value-type="float" office:value="38021" table:style-name="ce45">
            <text:p>38,021</text:p>
          </table:table-cell>
          <table:table-cell office:value-type="float" office:value="37798" table:style-name="ce60">
            <text:p>37,798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清水區</text:p>
          </table:table-cell>
          <table:table-cell office:value-type="float" office:value="29723" table:style-name="ce59">
            <text:p>29,723</text:p>
          </table:table-cell>
          <table:table-cell office:value-type="float" office:value="88227" table:style-name="ce45">
            <text:p>88,227</text:p>
          </table:table-cell>
          <table:table-cell office:value-type="float" office:value="45044" table:style-name="ce45">
            <text:p>45,044</text:p>
          </table:table-cell>
          <table:table-cell office:value-type="float" office:value="43183" table:style-name="ce60">
            <text:p>43,183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沙鹿區</text:p>
          </table:table-cell>
          <table:table-cell office:value-type="float" office:value="31627" table:style-name="ce59">
            <text:p>31,627</text:p>
          </table:table-cell>
          <table:table-cell office:value-type="float" office:value="95562" table:style-name="ce45">
            <text:p>95,562</text:p>
          </table:table-cell>
          <table:table-cell office:value-type="float" office:value="48041" table:style-name="ce45">
            <text:p>48,041</text:p>
          </table:table-cell>
          <table:table-cell office:value-type="float" office:value="47521" table:style-name="ce60">
            <text:p>47,521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梧棲區</text:p>
          </table:table-cell>
          <table:table-cell office:value-type="float" office:value="19252" table:style-name="ce59">
            <text:p>19,252</text:p>
          </table:table-cell>
          <table:table-cell office:value-type="float" office:value="59487" table:style-name="ce45">
            <text:p>59,487</text:p>
          </table:table-cell>
          <table:table-cell office:value-type="float" office:value="29784" table:style-name="ce45">
            <text:p>29,784</text:p>
          </table:table-cell>
          <table:table-cell office:value-type="float" office:value="29703" table:style-name="ce60">
            <text:p>29,703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后里區</text:p>
          </table:table-cell>
          <table:table-cell office:value-type="float" office:value="16907" table:style-name="ce59">
            <text:p>16,907</text:p>
          </table:table-cell>
          <table:table-cell office:value-type="float" office:value="54126" table:style-name="ce45">
            <text:p>54,126</text:p>
          </table:table-cell>
          <table:table-cell office:value-type="float" office:value="27347" table:style-name="ce45">
            <text:p>27,347</text:p>
          </table:table-cell>
          <table:table-cell office:value-type="float" office:value="26779" table:style-name="ce60">
            <text:p>26,779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神岡區</text:p>
          </table:table-cell>
          <table:table-cell office:value-type="float" office:value="20255" table:style-name="ce59">
            <text:p>20,255</text:p>
          </table:table-cell>
          <table:table-cell office:value-type="float" office:value="65143" table:style-name="ce45">
            <text:p>65,143</text:p>
          </table:table-cell>
          <table:table-cell office:value-type="float" office:value="33218" table:style-name="ce45">
            <text:p>33,218</text:p>
          </table:table-cell>
          <table:table-cell office:value-type="float" office:value="31925" table:style-name="ce60">
            <text:p>31,925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潭子區</text:p>
          </table:table-cell>
          <table:table-cell office:value-type="float" office:value="37685" table:style-name="ce59">
            <text:p>37,685</text:p>
          </table:table-cell>
          <table:table-cell office:value-type="float" office:value="109158" table:style-name="ce45">
            <text:p>109,158</text:p>
          </table:table-cell>
          <table:table-cell office:value-type="float" office:value="53763" table:style-name="ce45">
            <text:p>53,763</text:p>
          </table:table-cell>
          <table:table-cell office:value-type="float" office:value="55395" table:style-name="ce60">
            <text:p>55,395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雅區</text:p>
          </table:table-cell>
          <table:table-cell office:value-type="float" office:value="30809" table:style-name="ce59">
            <text:p>30,809</text:p>
          </table:table-cell>
          <table:table-cell office:value-type="float" office:value="95800" table:style-name="ce45">
            <text:p>95,800</text:p>
          </table:table-cell>
          <table:table-cell office:value-type="float" office:value="47587" table:style-name="ce45">
            <text:p>47,587</text:p>
          </table:table-cell>
          <table:table-cell office:value-type="float" office:value="48213" table:style-name="ce60">
            <text:p>48,213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新社區</text:p>
          </table:table-cell>
          <table:table-cell office:value-type="float" office:value="7771" table:style-name="ce59">
            <text:p>7,771</text:p>
          </table:table-cell>
          <table:table-cell office:value-type="float" office:value="23859" table:style-name="ce45">
            <text:p>23,859</text:p>
          </table:table-cell>
          <table:table-cell office:value-type="float" office:value="12318" table:style-name="ce45">
            <text:p>12,318</text:p>
          </table:table-cell>
          <table:table-cell office:value-type="float" office:value="11541" table:style-name="ce60">
            <text:p>11,541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石岡區</text:p>
          </table:table-cell>
          <table:table-cell office:value-type="float" office:value="4948" table:style-name="ce59">
            <text:p>4,948</text:p>
          </table:table-cell>
          <table:table-cell office:value-type="float" office:value="14532" table:style-name="ce45">
            <text:p>14,532</text:p>
          </table:table-cell>
          <table:table-cell office:value-type="float" office:value="7494" table:style-name="ce45">
            <text:p>7,494</text:p>
          </table:table-cell>
          <table:table-cell office:value-type="float" office:value="7038" table:style-name="ce60">
            <text:p>7,038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外埔區</text:p>
          </table:table-cell>
          <table:table-cell office:value-type="float" office:value="9974" table:style-name="ce59">
            <text:p>9,974</text:p>
          </table:table-cell>
          <table:table-cell office:value-type="float" office:value="31790" table:style-name="ce45">
            <text:p>31,790</text:p>
          </table:table-cell>
          <table:table-cell office:value-type="float" office:value="16200" table:style-name="ce45">
            <text:p>16,200</text:p>
          </table:table-cell>
          <table:table-cell office:value-type="float" office:value="15590" table:style-name="ce60">
            <text:p>15,590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安區</text:p>
          </table:table-cell>
          <table:table-cell office:value-type="float" office:value="5643" table:style-name="ce59">
            <text:p>5,643</text:p>
          </table:table-cell>
          <table:table-cell office:value-type="float" office:value="18688" table:style-name="ce45">
            <text:p>18,688</text:p>
          </table:table-cell>
          <table:table-cell office:value-type="float" office:value="9883" table:style-name="ce45">
            <text:p>9,883</text:p>
          </table:table-cell>
          <table:table-cell office:value-type="float" office:value="8805" table:style-name="ce60">
            <text:p>8,805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烏日區</text:p>
          </table:table-cell>
          <table:table-cell office:value-type="float" office:value="26948" table:style-name="ce59">
            <text:p>26,948</text:p>
          </table:table-cell>
          <table:table-cell office:value-type="float" office:value="76907" table:style-name="ce45">
            <text:p>76,907</text:p>
          </table:table-cell>
          <table:table-cell office:value-type="float" office:value="38426" table:style-name="ce45">
            <text:p>38,426</text:p>
          </table:table-cell>
          <table:table-cell office:value-type="float" office:value="38481" table:style-name="ce60">
            <text:p>38,481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肚區</text:p>
          </table:table-cell>
          <table:table-cell office:value-type="float" office:value="18498" table:style-name="ce59">
            <text:p>18,498</text:p>
          </table:table-cell>
          <table:table-cell office:value-type="float" office:value="56669" table:style-name="ce45">
            <text:p>56,669</text:p>
          </table:table-cell>
          <table:table-cell office:value-type="float" office:value="28846" table:style-name="ce45">
            <text:p>28,846</text:p>
          </table:table-cell>
          <table:table-cell office:value-type="float" office:value="27823" table:style-name="ce60">
            <text:p>27,823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龍井區</text:p>
          </table:table-cell>
          <table:table-cell office:value-type="float" office:value="24453" table:style-name="ce59">
            <text:p>24,453</text:p>
          </table:table-cell>
          <table:table-cell office:value-type="float" office:value="78039" table:style-name="ce45">
            <text:p>78,039</text:p>
          </table:table-cell>
          <table:table-cell office:value-type="float" office:value="39204" table:style-name="ce45">
            <text:p>39,204</text:p>
          </table:table-cell>
          <table:table-cell office:value-type="float" office:value="38835" table:style-name="ce60">
            <text:p>38,835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霧峰區</text:p>
          </table:table-cell>
          <table:table-cell office:value-type="float" office:value="20921" table:style-name="ce59">
            <text:p>20,921</text:p>
          </table:table-cell>
          <table:table-cell office:value-type="float" office:value="64801" table:style-name="ce45">
            <text:p>64,801</text:p>
          </table:table-cell>
          <table:table-cell office:value-type="float" office:value="32816" table:style-name="ce45">
            <text:p>32,816</text:p>
          </table:table-cell>
          <table:table-cell office:value-type="float" office:value="31985" table:style-name="ce60">
            <text:p>31,985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太平區</text:p>
          </table:table-cell>
          <table:table-cell office:value-type="float" office:value="68552" table:style-name="ce59">
            <text:p>68,552</text:p>
          </table:table-cell>
          <table:table-cell office:value-type="float" office:value="195494" table:style-name="ce45">
            <text:p>195,494</text:p>
          </table:table-cell>
          <table:table-cell office:value-type="float" office:value="96524" table:style-name="ce45">
            <text:p>96,524</text:p>
          </table:table-cell>
          <table:table-cell office:value-type="float" office:value="98970" table:style-name="ce60">
            <text:p>98,970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里區</text:p>
          </table:table-cell>
          <table:table-cell office:value-type="float" office:value="73231" table:style-name="ce59">
            <text:p>73,231</text:p>
          </table:table-cell>
          <table:table-cell office:value-type="float" office:value="212710" table:style-name="ce45">
            <text:p>212,710</text:p>
          </table:table-cell>
          <table:table-cell office:value-type="float" office:value="104027" table:style-name="ce45">
            <text:p>104,027</text:p>
          </table:table-cell>
          <table:table-cell office:value-type="float" office:value="108683" table:style-name="ce60">
            <text:p>108,683</text:p>
          </table:table-cell>
          <table:table-cell table:number-columns-repeated="16379"/>
        </table:table-row>
        <table:table-row table:style-name="ro4">
          <table:table-cell office:value-type="string" table:style-name="ce72">
            <text:p>※和平區</text:p>
          </table:table-cell>
          <table:table-cell office:value-type="float" office:value="4667" table:style-name="ce62">
            <text:p>4,667</text:p>
          </table:table-cell>
          <table:table-cell office:value-type="float" office:value="10841" table:style-name="ce50">
            <text:p>10,841</text:p>
          </table:table-cell>
          <table:table-cell office:value-type="float" office:value="5819" table:style-name="ce50">
            <text:p>5,819</text:p>
          </table:table-cell>
          <table:table-cell office:value-type="float" office:value="5022" table:style-name="ce63">
            <text:p>5,022</text:p>
          </table:table-cell>
          <table:table-cell table:number-columns-repeated="16379"/>
        </table:table-row>
        <table:table-row table:number-rows-repeated="4" table:style-name="ro4">
          <table:table-cell table:style-name="ce2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53">
            <text:p>人口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臺南市</text:p>
          </table:table-cell>
          <table:table-cell office:value-type="float" office:value="706690" table:style-name="ce57">
            <text:p>706,690</text:p>
          </table:table-cell>
          <table:table-cell office:value-type="float" office:value="1868739" table:style-name="ce41">
            <text:p>1,868,739</text:p>
          </table:table-cell>
          <table:table-cell office:value-type="float" office:value="930669" table:style-name="ce41">
            <text:p>930,669</text:p>
          </table:table-cell>
          <table:table-cell office:value-type="float" office:value="938070" table:style-name="ce58">
            <text:p>938,07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新營區</text:p>
          </table:table-cell>
          <table:table-cell office:value-type="float" office:value="29605" table:style-name="ce59">
            <text:p>29,605</text:p>
          </table:table-cell>
          <table:table-cell office:value-type="float" office:value="76027" table:style-name="ce45">
            <text:p>76,027</text:p>
          </table:table-cell>
          <table:table-cell office:value-type="float" office:value="37511" table:style-name="ce45">
            <text:p>37,511</text:p>
          </table:table-cell>
          <table:table-cell office:value-type="float" office:value="38516" table:style-name="ce60">
            <text:p>38,51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鹽水區</text:p>
          </table:table-cell>
          <table:table-cell office:value-type="float" office:value="10192" table:style-name="ce59">
            <text:p>10,192</text:p>
          </table:table-cell>
          <table:table-cell office:value-type="float" office:value="24892" table:style-name="ce45">
            <text:p>24,892</text:p>
          </table:table-cell>
          <table:table-cell office:value-type="float" office:value="12975" table:style-name="ce45">
            <text:p>12,975</text:p>
          </table:table-cell>
          <table:table-cell office:value-type="float" office:value="11917" table:style-name="ce60">
            <text:p>11,91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白河區</text:p>
          </table:table-cell>
          <table:table-cell office:value-type="float" office:value="10715" table:style-name="ce59">
            <text:p>10,715</text:p>
          </table:table-cell>
          <table:table-cell office:value-type="float" office:value="26978" table:style-name="ce45">
            <text:p>26,978</text:p>
          </table:table-cell>
          <table:table-cell office:value-type="float" office:value="14080" table:style-name="ce45">
            <text:p>14,080</text:p>
          </table:table-cell>
          <table:table-cell office:value-type="float" office:value="12898" table:style-name="ce60">
            <text:p>12,89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柳營區</text:p>
          </table:table-cell>
          <table:table-cell office:value-type="float" office:value="8003" table:style-name="ce59">
            <text:p>8,003</text:p>
          </table:table-cell>
          <table:table-cell office:value-type="float" office:value="20733" table:style-name="ce45">
            <text:p>20,733</text:p>
          </table:table-cell>
          <table:table-cell office:value-type="float" office:value="10784" table:style-name="ce45">
            <text:p>10,784</text:p>
          </table:table-cell>
          <table:table-cell office:value-type="float" office:value="9949" table:style-name="ce60">
            <text:p>9,94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後壁區</text:p>
          </table:table-cell>
          <table:table-cell office:value-type="float" office:value="8790" table:style-name="ce59">
            <text:p>8,790</text:p>
          </table:table-cell>
          <table:table-cell office:value-type="float" office:value="22532" table:style-name="ce45">
            <text:p>22,532</text:p>
          </table:table-cell>
          <table:table-cell office:value-type="float" office:value="11669" table:style-name="ce45">
            <text:p>11,669</text:p>
          </table:table-cell>
          <table:table-cell office:value-type="float" office:value="10863" table:style-name="ce60">
            <text:p>10,86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東山區</text:p>
          </table:table-cell>
          <table:table-cell office:value-type="float" office:value="8238" table:style-name="ce59">
            <text:p>8,238</text:p>
          </table:table-cell>
          <table:table-cell office:value-type="float" office:value="19922" table:style-name="ce45">
            <text:p>19,922</text:p>
          </table:table-cell>
          <table:table-cell office:value-type="float" office:value="10616" table:style-name="ce45">
            <text:p>10,616</text:p>
          </table:table-cell>
          <table:table-cell office:value-type="float" office:value="9306" table:style-name="ce60">
            <text:p>9,30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麻豆區</text:p>
          </table:table-cell>
          <table:table-cell office:value-type="float" office:value="16165" table:style-name="ce59">
            <text:p>16,165</text:p>
          </table:table-cell>
          <table:table-cell office:value-type="float" office:value="43610" table:style-name="ce45">
            <text:p>43,610</text:p>
          </table:table-cell>
          <table:table-cell office:value-type="float" office:value="22139" table:style-name="ce45">
            <text:p>22,139</text:p>
          </table:table-cell>
          <table:table-cell office:value-type="float" office:value="21471" table:style-name="ce60">
            <text:p>21,471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下營區</text:p>
          </table:table-cell>
          <table:table-cell office:value-type="float" office:value="9395" table:style-name="ce59">
            <text:p>9,395</text:p>
          </table:table-cell>
          <table:table-cell office:value-type="float" office:value="23214" table:style-name="ce45">
            <text:p>23,214</text:p>
          </table:table-cell>
          <table:table-cell office:value-type="float" office:value="12008" table:style-name="ce45">
            <text:p>12,008</text:p>
          </table:table-cell>
          <table:table-cell office:value-type="float" office:value="11206" table:style-name="ce60">
            <text:p>11,20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六甲區</text:p>
          </table:table-cell>
          <table:table-cell office:value-type="float" office:value="7970" table:style-name="ce59">
            <text:p>7,970</text:p>
          </table:table-cell>
          <table:table-cell office:value-type="float" office:value="21572" table:style-name="ce45">
            <text:p>21,572</text:p>
          </table:table-cell>
          <table:table-cell office:value-type="float" office:value="11172" table:style-name="ce45">
            <text:p>11,172</text:p>
          </table:table-cell>
          <table:table-cell office:value-type="float" office:value="10400" table:style-name="ce60">
            <text:p>10,40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官田區</text:p>
          </table:table-cell>
          <table:table-cell office:value-type="float" office:value="8130" table:style-name="ce59">
            <text:p>8,130</text:p>
          </table:table-cell>
          <table:table-cell office:value-type="float" office:value="21123" table:style-name="ce45">
            <text:p>21,123</text:p>
          </table:table-cell>
          <table:table-cell office:value-type="float" office:value="10755" table:style-name="ce45">
            <text:p>10,755</text:p>
          </table:table-cell>
          <table:table-cell office:value-type="float" office:value="10368" table:style-name="ce60">
            <text:p>10,36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大內區</text:p>
          </table:table-cell>
          <table:table-cell office:value-type="float" office:value="3701" table:style-name="ce59">
            <text:p>3,701</text:p>
          </table:table-cell>
          <table:table-cell office:value-type="float" office:value="9096" table:style-name="ce45">
            <text:p>9,096</text:p>
          </table:table-cell>
          <table:table-cell office:value-type="float" office:value="4902" table:style-name="ce45">
            <text:p>4,902</text:p>
          </table:table-cell>
          <table:table-cell office:value-type="float" office:value="4194" table:style-name="ce60">
            <text:p>4,19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佳里區</text:p>
          </table:table-cell>
          <table:table-cell office:value-type="float" office:value="21287" table:style-name="ce59">
            <text:p>21,287</text:p>
          </table:table-cell>
          <table:table-cell office:value-type="float" office:value="58600" table:style-name="ce45">
            <text:p>58,600</text:p>
          </table:table-cell>
          <table:table-cell office:value-type="float" office:value="28916" table:style-name="ce45">
            <text:p>28,916</text:p>
          </table:table-cell>
          <table:table-cell office:value-type="float" office:value="29684" table:style-name="ce60">
            <text:p>29,68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學甲區</text:p>
          </table:table-cell>
          <table:table-cell office:value-type="float" office:value="9775" table:style-name="ce59">
            <text:p>9,775</text:p>
          </table:table-cell>
          <table:table-cell office:value-type="float" office:value="25121" table:style-name="ce45">
            <text:p>25,121</text:p>
          </table:table-cell>
          <table:table-cell office:value-type="float" office:value="12881" table:style-name="ce45">
            <text:p>12,881</text:p>
          </table:table-cell>
          <table:table-cell office:value-type="float" office:value="12240" table:style-name="ce60">
            <text:p>12,24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西港區</text:p>
          </table:table-cell>
          <table:table-cell office:value-type="float" office:value="8520" table:style-name="ce59">
            <text:p>8,520</text:p>
          </table:table-cell>
          <table:table-cell office:value-type="float" office:value="24521" table:style-name="ce45">
            <text:p>24,521</text:p>
          </table:table-cell>
          <table:table-cell office:value-type="float" office:value="12389" table:style-name="ce45">
            <text:p>12,389</text:p>
          </table:table-cell>
          <table:table-cell office:value-type="float" office:value="12132" table:style-name="ce60">
            <text:p>12,13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七股區</text:p>
          </table:table-cell>
          <table:table-cell office:value-type="float" office:value="7937" table:style-name="ce59">
            <text:p>7,937</text:p>
          </table:table-cell>
          <table:table-cell office:value-type="float" office:value="21996" table:style-name="ce45">
            <text:p>21,996</text:p>
          </table:table-cell>
          <table:table-cell office:value-type="float" office:value="11401" table:style-name="ce45">
            <text:p>11,401</text:p>
          </table:table-cell>
          <table:table-cell office:value-type="float" office:value="10595" table:style-name="ce60">
            <text:p>10,59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將軍區</text:p>
          </table:table-cell>
          <table:table-cell office:value-type="float" office:value="7192" table:style-name="ce59">
            <text:p>7,192</text:p>
          </table:table-cell>
          <table:table-cell office:value-type="float" office:value="18966" table:style-name="ce45">
            <text:p>18,966</text:p>
          </table:table-cell>
          <table:table-cell office:value-type="float" office:value="9656" table:style-name="ce45">
            <text:p>9,656</text:p>
          </table:table-cell>
          <table:table-cell office:value-type="float" office:value="9310" table:style-name="ce60">
            <text:p>9,31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北門區</text:p>
          </table:table-cell>
          <table:table-cell office:value-type="float" office:value="4113" table:style-name="ce59">
            <text:p>4,113</text:p>
          </table:table-cell>
          <table:table-cell office:value-type="float" office:value="10460" table:style-name="ce45">
            <text:p>10,460</text:p>
          </table:table-cell>
          <table:table-cell office:value-type="float" office:value="5253" table:style-name="ce45">
            <text:p>5,253</text:p>
          </table:table-cell>
          <table:table-cell office:value-type="float" office:value="5207" table:style-name="ce60">
            <text:p>5,20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新化區</text:p>
          </table:table-cell>
          <table:table-cell office:value-type="float" office:value="14902" table:style-name="ce59">
            <text:p>14,902</text:p>
          </table:table-cell>
          <table:table-cell office:value-type="float" office:value="43049" table:style-name="ce45">
            <text:p>43,049</text:p>
          </table:table-cell>
          <table:table-cell office:value-type="float" office:value="21835" table:style-name="ce45">
            <text:p>21,835</text:p>
          </table:table-cell>
          <table:table-cell office:value-type="float" office:value="21214" table:style-name="ce60">
            <text:p>21,21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善化區</text:p>
          </table:table-cell>
          <table:table-cell office:value-type="float" office:value="19457" table:style-name="ce59">
            <text:p>19,457</text:p>
          </table:table-cell>
          <table:table-cell office:value-type="float" office:value="51052" table:style-name="ce45">
            <text:p>51,052</text:p>
          </table:table-cell>
          <table:table-cell office:value-type="float" office:value="25726" table:style-name="ce45">
            <text:p>25,726</text:p>
          </table:table-cell>
          <table:table-cell office:value-type="float" office:value="25326" table:style-name="ce60">
            <text:p>25,32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新市區</text:p>
          </table:table-cell>
          <table:table-cell office:value-type="float" office:value="13430" table:style-name="ce59">
            <text:p>13,430</text:p>
          </table:table-cell>
          <table:table-cell office:value-type="float" office:value="37721" table:style-name="ce45">
            <text:p>37,721</text:p>
          </table:table-cell>
          <table:table-cell office:value-type="float" office:value="18912" table:style-name="ce45">
            <text:p>18,912</text:p>
          </table:table-cell>
          <table:table-cell office:value-type="float" office:value="18809" table:style-name="ce60">
            <text:p>18,80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安定區</text:p>
          </table:table-cell>
          <table:table-cell office:value-type="float" office:value="10558" table:style-name="ce59">
            <text:p>10,558</text:p>
          </table:table-cell>
          <table:table-cell office:value-type="float" office:value="30286" table:style-name="ce45">
            <text:p>30,286</text:p>
          </table:table-cell>
          <table:table-cell office:value-type="float" office:value="15582" table:style-name="ce45">
            <text:p>15,582</text:p>
          </table:table-cell>
          <table:table-cell office:value-type="float" office:value="14704" table:style-name="ce60">
            <text:p>14,70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山上區</text:p>
          </table:table-cell>
          <table:table-cell office:value-type="float" office:value="2719" table:style-name="ce59">
            <text:p>2,719</text:p>
          </table:table-cell>
          <table:table-cell office:value-type="float" office:value="7053" table:style-name="ce45">
            <text:p>7,053</text:p>
          </table:table-cell>
          <table:table-cell office:value-type="float" office:value="3716" table:style-name="ce45">
            <text:p>3,716</text:p>
          </table:table-cell>
          <table:table-cell office:value-type="float" office:value="3337" table:style-name="ce60">
            <text:p>3,33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玉井區</text:p>
          </table:table-cell>
          <table:table-cell office:value-type="float" office:value="5162" table:style-name="ce59">
            <text:p>5,162</text:p>
          </table:table-cell>
          <table:table-cell office:value-type="float" office:value="13483" table:style-name="ce45">
            <text:p>13,483</text:p>
          </table:table-cell>
          <table:table-cell office:value-type="float" office:value="6975" table:style-name="ce45">
            <text:p>6,975</text:p>
          </table:table-cell>
          <table:table-cell office:value-type="float" office:value="6508" table:style-name="ce60">
            <text:p>6,50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楠西區</text:p>
          </table:table-cell>
          <table:table-cell office:value-type="float" office:value="3493" table:style-name="ce59">
            <text:p>3,493</text:p>
          </table:table-cell>
          <table:table-cell office:value-type="float" office:value="9115" table:style-name="ce45">
            <text:p>9,115</text:p>
          </table:table-cell>
          <table:table-cell office:value-type="float" office:value="4795" table:style-name="ce45">
            <text:p>4,795</text:p>
          </table:table-cell>
          <table:table-cell office:value-type="float" office:value="4320" table:style-name="ce60">
            <text:p>4,32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南化區</text:p>
          </table:table-cell>
          <table:table-cell office:value-type="float" office:value="2820" table:style-name="ce59">
            <text:p>2,820</text:p>
          </table:table-cell>
          <table:table-cell office:value-type="float" office:value="8305" table:style-name="ce45">
            <text:p>8,305</text:p>
          </table:table-cell>
          <table:table-cell office:value-type="float" office:value="4486" table:style-name="ce45">
            <text:p>4,486</text:p>
          </table:table-cell>
          <table:table-cell office:value-type="float" office:value="3819" table:style-name="ce60">
            <text:p>3,81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左鎮區</text:p>
          </table:table-cell>
          <table:table-cell office:value-type="float" office:value="1897" table:style-name="ce59">
            <text:p>1,897</text:p>
          </table:table-cell>
          <table:table-cell office:value-type="float" office:value="4475" table:style-name="ce45">
            <text:p>4,475</text:p>
          </table:table-cell>
          <table:table-cell office:value-type="float" office:value="2533" table:style-name="ce45">
            <text:p>2,533</text:p>
          </table:table-cell>
          <table:table-cell office:value-type="float" office:value="1942" table:style-name="ce60">
            <text:p>1,94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仁德區</text:p>
          </table:table-cell>
          <table:table-cell office:value-type="float" office:value="28859" table:style-name="ce59">
            <text:p>28,859</text:p>
          </table:table-cell>
          <table:table-cell office:value-type="float" office:value="76229" table:style-name="ce45">
            <text:p>76,229</text:p>
          </table:table-cell>
          <table:table-cell office:value-type="float" office:value="38459" table:style-name="ce45">
            <text:p>38,459</text:p>
          </table:table-cell>
          <table:table-cell office:value-type="float" office:value="37770" table:style-name="ce60">
            <text:p>37,77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歸仁區</text:p>
          </table:table-cell>
          <table:table-cell office:value-type="float" office:value="23442" table:style-name="ce59">
            <text:p>23,442</text:p>
          </table:table-cell>
          <table:table-cell office:value-type="float" office:value="68074" table:style-name="ce45">
            <text:p>68,074</text:p>
          </table:table-cell>
          <table:table-cell office:value-type="float" office:value="34405" table:style-name="ce45">
            <text:p>34,405</text:p>
          </table:table-cell>
          <table:table-cell office:value-type="float" office:value="33669" table:style-name="ce60">
            <text:p>33,66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關廟區</text:p>
          </table:table-cell>
          <table:table-cell office:value-type="float" office:value="11603" table:style-name="ce59">
            <text:p>11,603</text:p>
          </table:table-cell>
          <table:table-cell office:value-type="float" office:value="33986" table:style-name="ce45">
            <text:p>33,986</text:p>
          </table:table-cell>
          <table:table-cell office:value-type="float" office:value="17416" table:style-name="ce45">
            <text:p>17,416</text:p>
          </table:table-cell>
          <table:table-cell office:value-type="float" office:value="16570" table:style-name="ce60">
            <text:p>16,57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龍崎區</text:p>
          </table:table-cell>
          <table:table-cell office:value-type="float" office:value="1496" table:style-name="ce59">
            <text:p>1,496</text:p>
          </table:table-cell>
          <table:table-cell office:value-type="float" office:value="3720" table:style-name="ce45">
            <text:p>3,720</text:p>
          </table:table-cell>
          <table:table-cell office:value-type="float" office:value="2013" table:style-name="ce45">
            <text:p>2,013</text:p>
          </table:table-cell>
          <table:table-cell office:value-type="float" office:value="1707" table:style-name="ce60">
            <text:p>1,70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永康區</text:p>
          </table:table-cell>
          <table:table-cell office:value-type="float" office:value="88212" table:style-name="ce59">
            <text:p>88,212</text:p>
          </table:table-cell>
          <table:table-cell office:value-type="float" office:value="235327" table:style-name="ce45">
            <text:p>235,327</text:p>
          </table:table-cell>
          <table:table-cell office:value-type="float" office:value="115526" table:style-name="ce45">
            <text:p>115,526</text:p>
          </table:table-cell>
          <table:table-cell office:value-type="float" office:value="119801" table:style-name="ce60">
            <text:p>119,801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東 <text:s text:c="3"/>區</text:p>
          </table:table-cell>
          <table:table-cell office:value-type="float" office:value="73212" table:style-name="ce59">
            <text:p>73,212</text:p>
          </table:table-cell>
          <table:table-cell office:value-type="float" office:value="183689" table:style-name="ce45">
            <text:p>183,689</text:p>
          </table:table-cell>
          <table:table-cell office:value-type="float" office:value="87775" table:style-name="ce45">
            <text:p>87,775</text:p>
          </table:table-cell>
          <table:table-cell office:value-type="float" office:value="95914" table:style-name="ce60">
            <text:p>95,91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南 <text:s text:c="3"/>區</text:p>
          </table:table-cell>
          <table:table-cell office:value-type="float" office:value="47440" table:style-name="ce59">
            <text:p>47,440</text:p>
          </table:table-cell>
          <table:table-cell office:value-type="float" office:value="123057" table:style-name="ce45">
            <text:p>123,057</text:p>
          </table:table-cell>
          <table:table-cell office:value-type="float" office:value="60656" table:style-name="ce45">
            <text:p>60,656</text:p>
          </table:table-cell>
          <table:table-cell office:value-type="float" office:value="62401" table:style-name="ce60">
            <text:p>62,401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北 <text:s text:c="3"/>區</text:p>
          </table:table-cell>
          <table:table-cell office:value-type="float" office:value="51792" table:style-name="ce59">
            <text:p>51,792</text:p>
          </table:table-cell>
          <table:table-cell office:value-type="float" office:value="129057" table:style-name="ce45">
            <text:p>129,057</text:p>
          </table:table-cell>
          <table:table-cell office:value-type="float" office:value="62536" table:style-name="ce45">
            <text:p>62,536</text:p>
          </table:table-cell>
          <table:table-cell office:value-type="float" office:value="66521" table:style-name="ce60">
            <text:p>66,521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安南區</text:p>
          </table:table-cell>
          <table:table-cell office:value-type="float" office:value="66835" table:style-name="ce59">
            <text:p>66,835</text:p>
          </table:table-cell>
          <table:table-cell office:value-type="float" office:value="196238" table:style-name="ce45">
            <text:p>196,238</text:p>
          </table:table-cell>
          <table:table-cell office:value-type="float" office:value="98664" table:style-name="ce45">
            <text:p>98,664</text:p>
          </table:table-cell>
          <table:table-cell office:value-type="float" office:value="97574" table:style-name="ce60">
            <text:p>97,57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安平區</text:p>
          </table:table-cell>
          <table:table-cell office:value-type="float" office:value="27137" table:style-name="ce59">
            <text:p>27,137</text:p>
          </table:table-cell>
          <table:table-cell office:value-type="float" office:value="67297" table:style-name="ce45">
            <text:p>67,297</text:p>
          </table:table-cell>
          <table:table-cell office:value-type="float" office:value="31860" table:style-name="ce45">
            <text:p>31,860</text:p>
          </table:table-cell>
          <table:table-cell office:value-type="float" office:value="35437" table:style-name="ce60">
            <text:p>35,437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中西區</text:p>
          </table:table-cell>
          <table:table-cell office:value-type="float" office:value="32496" table:style-name="ce62">
            <text:p>32,496</text:p>
          </table:table-cell>
          <table:table-cell office:value-type="float" office:value="78163" table:style-name="ce50">
            <text:p>78,163</text:p>
          </table:table-cell>
          <table:table-cell office:value-type="float" office:value="37692" table:style-name="ce50">
            <text:p>37,692</text:p>
          </table:table-cell>
          <table:table-cell office:value-type="float" office:value="40471" table:style-name="ce63">
            <text:p>40,471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24441" table:style-name="ce75">
            <text:p>1,124,441</text:p>
          </table:table-cell>
          <table:table-cell office:value-type="float" office:value="2755491" table:style-name="ce41">
            <text:p>2,755,491</text:p>
          </table:table-cell>
          <table:table-cell office:value-type="float" office:value="1358369" table:style-name="ce76">
            <text:p>1,358,369</text:p>
          </table:table-cell>
          <table:table-cell office:value-type="float" office:value="1397122" table:style-name="ce77">
            <text:p>1,397,12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鹽埕區</text:p>
          </table:table-cell>
          <table:table-cell office:value-type="float" office:value="10860" table:style-name="ce44">
            <text:p>10,860</text:p>
          </table:table-cell>
          <table:table-cell office:value-type="float" office:value="23272" table:style-name="ce45">
            <text:p>23,272</text:p>
          </table:table-cell>
          <table:table-cell office:value-type="float" office:value="11493" table:style-name="ce44">
            <text:p>11,493</text:p>
          </table:table-cell>
          <table:table-cell office:value-type="float" office:value="11779" table:style-name="ce44">
            <text:p>11,77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鼓山區</text:p>
          </table:table-cell>
          <table:table-cell office:value-type="float" office:value="60265" table:style-name="ce44">
            <text:p>60,265</text:p>
          </table:table-cell>
          <table:table-cell office:value-type="float" office:value="141101" table:style-name="ce45">
            <text:p>141,101</text:p>
          </table:table-cell>
          <table:table-cell office:value-type="float" office:value="67687" table:style-name="ce44">
            <text:p>67,687</text:p>
          </table:table-cell>
          <table:table-cell office:value-type="float" office:value="73414" table:style-name="ce44">
            <text:p>73,41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左營區</text:p>
          </table:table-cell>
          <table:table-cell office:value-type="float" office:value="81404" table:style-name="ce44">
            <text:p>81,404</text:p>
          </table:table-cell>
          <table:table-cell office:value-type="float" office:value="196916" table:style-name="ce45">
            <text:p>196,916</text:p>
          </table:table-cell>
          <table:table-cell office:value-type="float" office:value="94093" table:style-name="ce44">
            <text:p>94,093</text:p>
          </table:table-cell>
          <table:table-cell office:value-type="float" office:value="102823" table:style-name="ce44">
            <text:p>102,82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楠梓區</text:p>
          </table:table-cell>
          <table:table-cell office:value-type="float" office:value="75304" table:style-name="ce44">
            <text:p>75,304</text:p>
          </table:table-cell>
          <table:table-cell office:value-type="float" office:value="189931" table:style-name="ce45">
            <text:p>189,931</text:p>
          </table:table-cell>
          <table:table-cell office:value-type="float" office:value="92806" table:style-name="ce44">
            <text:p>92,806</text:p>
          </table:table-cell>
          <table:table-cell office:value-type="float" office:value="97125" table:style-name="ce44">
            <text:p>97,12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民區</text:p>
          </table:table-cell>
          <table:table-cell office:value-type="float" office:value="139107" table:style-name="ce44">
            <text:p>139,107</text:p>
          </table:table-cell>
          <table:table-cell office:value-type="float" office:value="334725" table:style-name="ce45">
            <text:p>334,725</text:p>
          </table:table-cell>
          <table:table-cell office:value-type="float" office:value="161292" table:style-name="ce44">
            <text:p>161,292</text:p>
          </table:table-cell>
          <table:table-cell office:value-type="float" office:value="173433" table:style-name="ce44">
            <text:p>173,43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興區</text:p>
          </table:table-cell>
          <table:table-cell office:value-type="float" office:value="23132" table:style-name="ce44">
            <text:p>23,132</text:p>
          </table:table-cell>
          <table:table-cell office:value-type="float" office:value="49925" table:style-name="ce45">
            <text:p>49,925</text:p>
          </table:table-cell>
          <table:table-cell office:value-type="float" office:value="23964" table:style-name="ce44">
            <text:p>23,964</text:p>
          </table:table-cell>
          <table:table-cell office:value-type="float" office:value="25961" table:style-name="ce44">
            <text:p>25,96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前金區</text:p>
          </table:table-cell>
          <table:table-cell office:value-type="float" office:value="13018" table:style-name="ce44">
            <text:p>13,018</text:p>
          </table:table-cell>
          <table:table-cell office:value-type="float" office:value="26498" table:style-name="ce45">
            <text:p>26,498</text:p>
          </table:table-cell>
          <table:table-cell office:value-type="float" office:value="12488" table:style-name="ce44">
            <text:p>12,488</text:p>
          </table:table-cell>
          <table:table-cell office:value-type="float" office:value="14010" table:style-name="ce44">
            <text:p>14,01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苓雅區</text:p>
          </table:table-cell>
          <table:table-cell office:value-type="float" office:value="73138" table:style-name="ce44">
            <text:p>73,138</text:p>
          </table:table-cell>
          <table:table-cell office:value-type="float" office:value="166008" table:style-name="ce45">
            <text:p>166,008</text:p>
          </table:table-cell>
          <table:table-cell office:value-type="float" office:value="79361" table:style-name="ce44">
            <text:p>79,361</text:p>
          </table:table-cell>
          <table:table-cell office:value-type="float" office:value="86647" table:style-name="ce44">
            <text:p>86,64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前鎮區</text:p>
          </table:table-cell>
          <table:table-cell office:value-type="float" office:value="79443" table:style-name="ce44">
            <text:p>79,443</text:p>
          </table:table-cell>
          <table:table-cell office:value-type="float" office:value="184355" table:style-name="ce45">
            <text:p>184,355</text:p>
          </table:table-cell>
          <table:table-cell office:value-type="float" office:value="90251" table:style-name="ce44">
            <text:p>90,251</text:p>
          </table:table-cell>
          <table:table-cell office:value-type="float" office:value="94104" table:style-name="ce44">
            <text:p>94,10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旗津區</text:p>
          </table:table-cell>
          <table:table-cell office:value-type="float" office:value="10987" table:style-name="ce44">
            <text:p>10,987</text:p>
          </table:table-cell>
          <table:table-cell office:value-type="float" office:value="27515" table:style-name="ce45">
            <text:p>27,515</text:p>
          </table:table-cell>
          <table:table-cell office:value-type="float" office:value="14141" table:style-name="ce44">
            <text:p>14,141</text:p>
          </table:table-cell>
          <table:table-cell office:value-type="float" office:value="13374" table:style-name="ce44">
            <text:p>13,374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小港區</text:p>
          </table:table-cell>
          <table:table-cell office:value-type="float" office:value="69518" table:style-name="ce44">
            <text:p>69,518</text:p>
          </table:table-cell>
          <table:table-cell office:value-type="float" office:value="156580" table:style-name="ce45">
            <text:p>156,580</text:p>
          </table:table-cell>
          <table:table-cell office:value-type="float" office:value="77386" table:style-name="ce44">
            <text:p>77,386</text:p>
          </table:table-cell>
          <table:table-cell office:value-type="float" office:value="79194" table:style-name="ce44">
            <text:p>79,19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鳳山區</text:p>
          </table:table-cell>
          <table:table-cell office:value-type="float" office:value="145311" table:style-name="ce44">
            <text:p>145,311</text:p>
          </table:table-cell>
          <table:table-cell office:value-type="float" office:value="358785" table:style-name="ce45">
            <text:p>358,785</text:p>
          </table:table-cell>
          <table:table-cell office:value-type="float" office:value="174990" table:style-name="ce44">
            <text:p>174,990</text:p>
          </table:table-cell>
          <table:table-cell office:value-type="float" office:value="183795" table:style-name="ce44">
            <text:p>183,79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林園區</text:p>
          </table:table-cell>
          <table:table-cell office:value-type="float" office:value="26878" table:style-name="ce44">
            <text:p>26,878</text:p>
          </table:table-cell>
          <table:table-cell office:value-type="float" office:value="69161" table:style-name="ce45">
            <text:p>69,161</text:p>
          </table:table-cell>
          <table:table-cell office:value-type="float" office:value="34779" table:style-name="ce44">
            <text:p>34,779</text:p>
          </table:table-cell>
          <table:table-cell office:value-type="float" office:value="34382" table:style-name="ce44">
            <text:p>34,38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寮區</text:p>
          </table:table-cell>
          <table:table-cell office:value-type="float" office:value="43654" table:style-name="ce44">
            <text:p>43,654</text:p>
          </table:table-cell>
          <table:table-cell office:value-type="float" office:value="112129" table:style-name="ce45">
            <text:p>112,129</text:p>
          </table:table-cell>
          <table:table-cell office:value-type="float" office:value="57180" table:style-name="ce44">
            <text:p>57,180</text:p>
          </table:table-cell>
          <table:table-cell office:value-type="float" office:value="54949" table:style-name="ce44">
            <text:p>54,94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樹區</text:p>
          </table:table-cell>
          <table:table-cell office:value-type="float" office:value="13957" table:style-name="ce44">
            <text:p>13,957</text:p>
          </table:table-cell>
          <table:table-cell office:value-type="float" office:value="41549" table:style-name="ce45">
            <text:p>41,549</text:p>
          </table:table-cell>
          <table:table-cell office:value-type="float" office:value="21242" table:style-name="ce44">
            <text:p>21,242</text:p>
          </table:table-cell>
          <table:table-cell office:value-type="float" office:value="20307" table:style-name="ce44">
            <text:p>20,30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社區</text:p>
          </table:table-cell>
          <table:table-cell office:value-type="float" office:value="13357" table:style-name="ce44">
            <text:p>13,357</text:p>
          </table:table-cell>
          <table:table-cell office:value-type="float" office:value="34208" table:style-name="ce45">
            <text:p>34,208</text:p>
          </table:table-cell>
          <table:table-cell office:value-type="float" office:value="17362" table:style-name="ce44">
            <text:p>17,362</text:p>
          </table:table-cell>
          <table:table-cell office:value-type="float" office:value="16846" table:style-name="ce44">
            <text:p>16,84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仁武區</text:p>
          </table:table-cell>
          <table:table-cell office:value-type="float" office:value="37403" table:style-name="ce44">
            <text:p>37,403</text:p>
          </table:table-cell>
          <table:table-cell office:value-type="float" office:value="92846" table:style-name="ce45">
            <text:p>92,846</text:p>
          </table:table-cell>
          <table:table-cell office:value-type="float" office:value="46855" table:style-name="ce44">
            <text:p>46,855</text:p>
          </table:table-cell>
          <table:table-cell office:value-type="float" office:value="45991" table:style-name="ce44">
            <text:p>45,99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鳥松區</text:p>
          </table:table-cell>
          <table:table-cell office:value-type="float" office:value="19294" table:style-name="ce44">
            <text:p>19,294</text:p>
          </table:table-cell>
          <table:table-cell office:value-type="float" office:value="44727" table:style-name="ce45">
            <text:p>44,727</text:p>
          </table:table-cell>
          <table:table-cell office:value-type="float" office:value="22544" table:style-name="ce44">
            <text:p>22,544</text:p>
          </table:table-cell>
          <table:table-cell office:value-type="float" office:value="22183" table:style-name="ce44">
            <text:p>22,18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岡山區</text:p>
          </table:table-cell>
          <table:table-cell office:value-type="float" office:value="35629" table:style-name="ce44">
            <text:p>35,629</text:p>
          </table:table-cell>
          <table:table-cell office:value-type="float" office:value="96433" table:style-name="ce45">
            <text:p>96,433</text:p>
          </table:table-cell>
          <table:table-cell office:value-type="float" office:value="47672" table:style-name="ce44">
            <text:p>47,672</text:p>
          </table:table-cell>
          <table:table-cell office:value-type="float" office:value="48761" table:style-name="ce44">
            <text:p>48,76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橋頭區</text:p>
          </table:table-cell>
          <table:table-cell office:value-type="float" office:value="15458" table:style-name="ce44">
            <text:p>15,458</text:p>
          </table:table-cell>
          <table:table-cell office:value-type="float" office:value="39528" table:style-name="ce45">
            <text:p>39,528</text:p>
          </table:table-cell>
          <table:table-cell office:value-type="float" office:value="19887" table:style-name="ce44">
            <text:p>19,887</text:p>
          </table:table-cell>
          <table:table-cell office:value-type="float" office:value="19641" table:style-name="ce44">
            <text:p>19,64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燕巢區</text:p>
          </table:table-cell>
          <table:table-cell office:value-type="float" office:value="10770" table:style-name="ce44">
            <text:p>10,770</text:p>
          </table:table-cell>
          <table:table-cell office:value-type="float" office:value="29312" table:style-name="ce45">
            <text:p>29,312</text:p>
          </table:table-cell>
          <table:table-cell office:value-type="float" office:value="15408" table:style-name="ce44">
            <text:p>15,408</text:p>
          </table:table-cell>
          <table:table-cell office:value-type="float" office:value="13904" table:style-name="ce44">
            <text:p>13,90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田寮區</text:p>
          </table:table-cell>
          <table:table-cell office:value-type="float" office:value="3116" table:style-name="ce44">
            <text:p>3,116</text:p>
          </table:table-cell>
          <table:table-cell office:value-type="float" office:value="6860" table:style-name="ce45">
            <text:p>6,860</text:p>
          </table:table-cell>
          <table:table-cell office:value-type="float" office:value="3793" table:style-name="ce44">
            <text:p>3,793</text:p>
          </table:table-cell>
          <table:table-cell office:value-type="float" office:value="3067" table:style-name="ce44">
            <text:p>3,06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阿蓮區</text:p>
          </table:table-cell>
          <table:table-cell office:value-type="float" office:value="9477" table:style-name="ce44">
            <text:p>9,477</text:p>
          </table:table-cell>
          <table:table-cell office:value-type="float" office:value="28170" table:style-name="ce45">
            <text:p>28,170</text:p>
          </table:table-cell>
          <table:table-cell office:value-type="float" office:value="14217" table:style-name="ce44">
            <text:p>14,217</text:p>
          </table:table-cell>
          <table:table-cell office:value-type="float" office:value="13953" table:style-name="ce44">
            <text:p>13,95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路竹區</text:p>
          </table:table-cell>
          <table:table-cell office:value-type="float" office:value="17401" table:style-name="ce44">
            <text:p>17,401</text:p>
          </table:table-cell>
          <table:table-cell office:value-type="float" office:value="51490" table:style-name="ce45">
            <text:p>51,490</text:p>
          </table:table-cell>
          <table:table-cell office:value-type="float" office:value="26104" table:style-name="ce44">
            <text:p>26,104</text:p>
          </table:table-cell>
          <table:table-cell office:value-type="float" office:value="25386" table:style-name="ce44">
            <text:p>25,38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湖內區</text:p>
          </table:table-cell>
          <table:table-cell office:value-type="float" office:value="11208" table:style-name="ce44">
            <text:p>11,208</text:p>
          </table:table-cell>
          <table:table-cell office:value-type="float" office:value="29772" table:style-name="ce45">
            <text:p>29,772</text:p>
          </table:table-cell>
          <table:table-cell office:value-type="float" office:value="15122" table:style-name="ce44">
            <text:p>15,122</text:p>
          </table:table-cell>
          <table:table-cell office:value-type="float" office:value="14650" table:style-name="ce44">
            <text:p>14,65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茄萣區</text:p>
          </table:table-cell>
          <table:table-cell office:value-type="float" office:value="10699" table:style-name="ce44">
            <text:p>10,699</text:p>
          </table:table-cell>
          <table:table-cell office:value-type="float" office:value="29883" table:style-name="ce45">
            <text:p>29,883</text:p>
          </table:table-cell>
          <table:table-cell office:value-type="float" office:value="15286" table:style-name="ce44">
            <text:p>15,286</text:p>
          </table:table-cell>
          <table:table-cell office:value-type="float" office:value="14597" table:style-name="ce44">
            <text:p>14,59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永安區</text:p>
          </table:table-cell>
          <table:table-cell office:value-type="float" office:value="5772" table:style-name="ce44">
            <text:p>5,772</text:p>
          </table:table-cell>
          <table:table-cell office:value-type="float" office:value="13609" table:style-name="ce45">
            <text:p>13,609</text:p>
          </table:table-cell>
          <table:table-cell office:value-type="float" office:value="6832" table:style-name="ce44">
            <text:p>6,832</text:p>
          </table:table-cell>
          <table:table-cell office:value-type="float" office:value="6777" table:style-name="ce44">
            <text:p>6,77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彌陀區</text:p>
          </table:table-cell>
          <table:table-cell office:value-type="float" office:value="6812" table:style-name="ce44">
            <text:p>6,812</text:p>
          </table:table-cell>
          <table:table-cell office:value-type="float" office:value="18759" table:style-name="ce45">
            <text:p>18,759</text:p>
          </table:table-cell>
          <table:table-cell office:value-type="float" office:value="9578" table:style-name="ce44">
            <text:p>9,578</text:p>
          </table:table-cell>
          <table:table-cell office:value-type="float" office:value="9181" table:style-name="ce44">
            <text:p>9,18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梓官區</text:p>
          </table:table-cell>
          <table:table-cell office:value-type="float" office:value="12965" table:style-name="ce44">
            <text:p>12,965</text:p>
          </table:table-cell>
          <table:table-cell office:value-type="float" office:value="35292" table:style-name="ce45">
            <text:p>35,292</text:p>
          </table:table-cell>
          <table:table-cell office:value-type="float" office:value="18135" table:style-name="ce44">
            <text:p>18,135</text:p>
          </table:table-cell>
          <table:table-cell office:value-type="float" office:value="17157" table:style-name="ce44">
            <text:p>17,15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旗山區</text:p>
          </table:table-cell>
          <table:table-cell office:value-type="float" office:value="13715" table:style-name="ce44">
            <text:p>13,715</text:p>
          </table:table-cell>
          <table:table-cell office:value-type="float" office:value="35449" table:style-name="ce45">
            <text:p>35,449</text:p>
          </table:table-cell>
          <table:table-cell office:value-type="float" office:value="18194" table:style-name="ce44">
            <text:p>18,194</text:p>
          </table:table-cell>
          <table:table-cell office:value-type="float" office:value="17255" table:style-name="ce44">
            <text:p>17,25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美濃區</text:p>
          </table:table-cell>
          <table:table-cell office:value-type="float" office:value="14923" table:style-name="ce44">
            <text:p>14,923</text:p>
          </table:table-cell>
          <table:table-cell office:value-type="float" office:value="38209" table:style-name="ce45">
            <text:p>38,209</text:p>
          </table:table-cell>
          <table:table-cell office:value-type="float" office:value="20108" table:style-name="ce44">
            <text:p>20,108</text:p>
          </table:table-cell>
          <table:table-cell office:value-type="float" office:value="18101" table:style-name="ce44">
            <text:p>18,10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六龜區</text:p>
          </table:table-cell>
          <table:table-cell office:value-type="float" office:value="5453" table:style-name="ce44">
            <text:p>5,453</text:p>
          </table:table-cell>
          <table:table-cell office:value-type="float" office:value="12236" table:style-name="ce45">
            <text:p>12,236</text:p>
          </table:table-cell>
          <table:table-cell office:value-type="float" office:value="6595" table:style-name="ce44">
            <text:p>6,595</text:p>
          </table:table-cell>
          <table:table-cell office:value-type="float" office:value="5641" table:style-name="ce44">
            <text:p>5,64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甲仙區</text:p>
          </table:table-cell>
          <table:table-cell office:value-type="float" office:value="2295" table:style-name="ce44">
            <text:p>2,295</text:p>
          </table:table-cell>
          <table:table-cell office:value-type="float" office:value="5798" table:style-name="ce45">
            <text:p>5,798</text:p>
          </table:table-cell>
          <table:table-cell office:value-type="float" office:value="3064" table:style-name="ce44">
            <text:p>3,064</text:p>
          </table:table-cell>
          <table:table-cell office:value-type="float" office:value="2734" table:style-name="ce44">
            <text:p>2,734</text:p>
          </table:table-cell>
          <table:table-cell table:number-columns-repeated="16379"/>
        </table:table-row>
        <table:table-row table:style-name="ro8">
          <table:table-cell office:value-type="string" table:style-name="ce47">
            <text:p>杉林區</text:p>
          </table:table-cell>
          <table:table-cell office:value-type="float" office:value="4749" table:style-name="ce44">
            <text:p>4,749</text:p>
          </table:table-cell>
          <table:table-cell office:value-type="float" office:value="11365" table:style-name="ce45">
            <text:p>11,365</text:p>
          </table:table-cell>
          <table:table-cell office:value-type="float" office:value="6192" table:style-name="ce44">
            <text:p>6,192</text:p>
          </table:table-cell>
          <table:table-cell office:value-type="float" office:value="5173" table:style-name="ce44">
            <text:p>5,173</text:p>
          </table:table-cell>
          <table:table-cell table:number-columns-repeated="16379"/>
        </table:table-row>
        <table:table-row table:style-name="ro8">
          <table:table-cell office:value-type="string" table:style-name="ce47">
            <text:p>內門區</text:p>
          </table:table-cell>
          <table:table-cell office:value-type="float" office:value="5126" table:style-name="ce44">
            <text:p>5,126</text:p>
          </table:table-cell>
          <table:table-cell office:value-type="float" office:value="13870" table:style-name="ce45">
            <text:p>13,870</text:p>
          </table:table-cell>
          <table:table-cell office:value-type="float" office:value="7500" table:style-name="ce44">
            <text:p>7,500</text:p>
          </table:table-cell>
          <table:table-cell office:value-type="float" office:value="6370" table:style-name="ce44">
            <text:p>6,370</text:p>
          </table:table-cell>
          <table:table-cell table:number-columns-repeated="16379"/>
        </table:table-row>
        <table:table-row table:style-name="ro8">
          <table:table-cell office:value-type="string" table:style-name="ce47">
            <text:p>※茂林區</text:p>
          </table:table-cell>
          <table:table-cell office:value-type="float" office:value="613" table:style-name="ce44">
            <text:p>613</text:p>
          </table:table-cell>
          <table:table-cell office:value-type="float" office:value="1879" table:style-name="ce45">
            <text:p>1,879</text:p>
          </table:table-cell>
          <table:table-cell office:value-type="float" office:value="942" table:style-name="ce44">
            <text:p>942</text:p>
          </table:table-cell>
          <table:table-cell office:value-type="float" office:value="937" table:style-name="ce44">
            <text:p>937</text:p>
          </table:table-cell>
          <table:table-cell table:number-columns-repeated="16379"/>
        </table:table-row>
        <table:table-row table:style-name="ro8">
          <table:table-cell office:value-type="string" table:style-name="ce47">
            <text:p>※桃源區</text:p>
          </table:table-cell>
          <table:table-cell office:value-type="float" office:value="1367" table:style-name="ce44">
            <text:p>1,367</text:p>
          </table:table-cell>
          <table:table-cell office:value-type="float" office:value="4205" table:style-name="ce45">
            <text:p>4,205</text:p>
          </table:table-cell>
          <table:table-cell office:value-type="float" office:value="2209" table:style-name="ce44">
            <text:p>2,209</text:p>
          </table:table-cell>
          <table:table-cell office:value-type="float" office:value="1996" table:style-name="ce44">
            <text:p>1,996</text:p>
          </table:table-cell>
          <table:table-cell table:number-columns-repeated="16379"/>
        </table:table-row>
        <table:table-row table:style-name="ro9">
          <table:table-cell office:value-type="string" table:style-name="ce61">
            <text:p>※那瑪夏區</text:p>
          </table:table-cell>
          <table:table-cell office:value-type="float" office:value="863" table:style-name="ce49">
            <text:p>863</text:p>
          </table:table-cell>
          <table:table-cell office:value-type="float" office:value="3141" table:style-name="ce50">
            <text:p>3,141</text:p>
          </table:table-cell>
          <table:table-cell office:value-type="float" office:value="1617" table:style-name="ce49">
            <text:p>1,617</text:p>
          </table:table-cell>
          <table:table-cell office:value-type="float" office:value="1524" table:style-name="ce49">
            <text:p>1,524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 table:style-name="ce24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 table:style-name="ce79"/>
        </table:table-row>
        <table:table-row table:style-name="ro4">
          <table:table-cell office:value-type="string" table:style-name="ce56">
            <text:p>宜蘭縣</text:p>
          </table:table-cell>
          <table:table-cell office:value-type="float" office:value="173444" table:style-name="ce57">
            <text:p>173,444</text:p>
          </table:table-cell>
          <table:table-cell office:value-type="float" office:value="451946" table:style-name="ce41">
            <text:p>451,946</text:p>
          </table:table-cell>
          <table:table-cell office:value-type="float" office:value="227638" table:style-name="ce41">
            <text:p>227,638</text:p>
          </table:table-cell>
          <table:table-cell office:value-type="float" office:value="224308" table:style-name="ce58">
            <text:p>224,30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宜蘭市</text:p>
          </table:table-cell>
          <table:table-cell office:value-type="float" office:value="37307" table:style-name="ce59">
            <text:p>37,307</text:p>
          </table:table-cell>
          <table:table-cell office:value-type="float" office:value="95269" table:style-name="ce45">
            <text:p>95,269</text:p>
          </table:table-cell>
          <table:table-cell office:value-type="float" office:value="46336" table:style-name="ce45">
            <text:p>46,336</text:p>
          </table:table-cell>
          <table:table-cell office:value-type="float" office:value="48933" table:style-name="ce60">
            <text:p>48,93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羅東鎮</text:p>
          </table:table-cell>
          <table:table-cell office:value-type="float" office:value="26751" table:style-name="ce59">
            <text:p>26,751</text:p>
          </table:table-cell>
          <table:table-cell office:value-type="float" office:value="71097" table:style-name="ce45">
            <text:p>71,097</text:p>
          </table:table-cell>
          <table:table-cell office:value-type="float" office:value="33515" table:style-name="ce45">
            <text:p>33,515</text:p>
          </table:table-cell>
          <table:table-cell office:value-type="float" office:value="37582" table:style-name="ce60">
            <text:p>37,58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蘇澳鎮</text:p>
          </table:table-cell>
          <table:table-cell office:value-type="float" office:value="14443" table:style-name="ce59">
            <text:p>14,443</text:p>
          </table:table-cell>
          <table:table-cell office:value-type="float" office:value="38592" table:style-name="ce45">
            <text:p>38,592</text:p>
          </table:table-cell>
          <table:table-cell office:value-type="float" office:value="19639" table:style-name="ce45">
            <text:p>19,639</text:p>
          </table:table-cell>
          <table:table-cell office:value-type="float" office:value="18953" table:style-name="ce60">
            <text:p>18,95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頭城鎮</text:p>
          </table:table-cell>
          <table:table-cell office:value-type="float" office:value="10482" table:style-name="ce59">
            <text:p>10,482</text:p>
          </table:table-cell>
          <table:table-cell office:value-type="float" office:value="28673" table:style-name="ce45">
            <text:p>28,673</text:p>
          </table:table-cell>
          <table:table-cell office:value-type="float" office:value="14762" table:style-name="ce45">
            <text:p>14,762</text:p>
          </table:table-cell>
          <table:table-cell office:value-type="float" office:value="13911" table:style-name="ce60">
            <text:p>13,91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礁溪鄉</text:p>
          </table:table-cell>
          <table:table-cell office:value-type="float" office:value="14456" table:style-name="ce59">
            <text:p>14,456</text:p>
          </table:table-cell>
          <table:table-cell office:value-type="float" office:value="35091" table:style-name="ce45">
            <text:p>35,091</text:p>
          </table:table-cell>
          <table:table-cell office:value-type="float" office:value="18170" table:style-name="ce45">
            <text:p>18,170</text:p>
          </table:table-cell>
          <table:table-cell office:value-type="float" office:value="16921" table:style-name="ce60">
            <text:p>16,92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壯圍鄉</text:p>
          </table:table-cell>
          <table:table-cell office:value-type="float" office:value="9223" table:style-name="ce59">
            <text:p>9,223</text:p>
          </table:table-cell>
          <table:table-cell office:value-type="float" office:value="24419" table:style-name="ce45">
            <text:p>24,419</text:p>
          </table:table-cell>
          <table:table-cell office:value-type="float" office:value="12785" table:style-name="ce45">
            <text:p>12,785</text:p>
          </table:table-cell>
          <table:table-cell office:value-type="float" office:value="11634" table:style-name="ce60">
            <text:p>11,63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員山鄉</text:p>
          </table:table-cell>
          <table:table-cell office:value-type="float" office:value="12075" table:style-name="ce59">
            <text:p>12,075</text:p>
          </table:table-cell>
          <table:table-cell office:value-type="float" office:value="32189" table:style-name="ce45">
            <text:p>32,189</text:p>
          </table:table-cell>
          <table:table-cell office:value-type="float" office:value="16969" table:style-name="ce45">
            <text:p>16,969</text:p>
          </table:table-cell>
          <table:table-cell office:value-type="float" office:value="15220" table:style-name="ce60">
            <text:p>15,22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冬山鄉</text:p>
          </table:table-cell>
          <table:table-cell office:value-type="float" office:value="19950" table:style-name="ce59">
            <text:p>19,950</text:p>
          </table:table-cell>
          <table:table-cell office:value-type="float" office:value="52999" table:style-name="ce45">
            <text:p>52,999</text:p>
          </table:table-cell>
          <table:table-cell office:value-type="float" office:value="27020" table:style-name="ce45">
            <text:p>27,020</text:p>
          </table:table-cell>
          <table:table-cell office:value-type="float" office:value="25979" table:style-name="ce60">
            <text:p>25,97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五結鄉</text:p>
          </table:table-cell>
          <table:table-cell office:value-type="float" office:value="15820" table:style-name="ce59">
            <text:p>15,820</text:p>
          </table:table-cell>
          <table:table-cell office:value-type="float" office:value="40343" table:style-name="ce45">
            <text:p>40,343</text:p>
          </table:table-cell>
          <table:table-cell office:value-type="float" office:value="20656" table:style-name="ce45">
            <text:p>20,656</text:p>
          </table:table-cell>
          <table:table-cell office:value-type="float" office:value="19687" table:style-name="ce60">
            <text:p>19,68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星鄉</text:p>
          </table:table-cell>
          <table:table-cell office:value-type="float" office:value="8921" table:style-name="ce59">
            <text:p>8,921</text:p>
          </table:table-cell>
          <table:table-cell office:value-type="float" office:value="21219" table:style-name="ce45">
            <text:p>21,219</text:p>
          </table:table-cell>
          <table:table-cell office:value-type="float" office:value="11419" table:style-name="ce45">
            <text:p>11,419</text:p>
          </table:table-cell>
          <table:table-cell office:value-type="float" office:value="9800" table:style-name="ce60">
            <text:p>9,80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大同鄉</text:p>
          </table:table-cell>
          <table:table-cell office:value-type="float" office:value="1979" table:style-name="ce59">
            <text:p>1,979</text:p>
          </table:table-cell>
          <table:table-cell office:value-type="float" office:value="6099" table:style-name="ce45">
            <text:p>6,099</text:p>
          </table:table-cell>
          <table:table-cell office:value-type="float" office:value="3284" table:style-name="ce45">
            <text:p>3,284</text:p>
          </table:table-cell>
          <table:table-cell office:value-type="float" office:value="2815" table:style-name="ce60">
            <text:p>2,815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南澳鄉</text:p>
          </table:table-cell>
          <table:table-cell office:value-type="float" office:value="2037" table:style-name="ce62">
            <text:p>2,037</text:p>
          </table:table-cell>
          <table:table-cell office:value-type="float" office:value="5956" table:style-name="ce50">
            <text:p>5,956</text:p>
          </table:table-cell>
          <table:table-cell office:value-type="float" office:value="3083" table:style-name="ce50">
            <text:p>3,083</text:p>
          </table:table-cell>
          <table:table-cell office:value-type="float" office:value="2873" table:style-name="ce63">
            <text:p>2,873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64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style-name="ce1"/>
          <table:table-cell table:style-name="ce81"/>
          <table:table-cell office:value-type="string" table:style-name="ce3">
            <text:p>中華民國110年07月底</text:p>
          </table:table-cell>
          <table:table-cell table:number-columns-repeated="2" table:style-name="ce81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83">
            <text:p>人 <text:s text:c="7"/>口 <text:s text:c="7"/>數</text:p>
          </table:table-cell>
          <table:table-cell table:number-columns-repeated="2" table:style-name="ce8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87">
            <text:p>計</text:p>
          </table:table-cell>
          <table:table-cell office:value-type="string" table:style-name="ce88">
            <text:p>男</text:p>
          </table:table-cell>
          <table:table-cell office:value-type="string" table:style-name="ce89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新竹縣</text:p>
          </table:table-cell>
          <table:table-cell office:value-type="float" office:value="208237" table:style-name="ce57">
            <text:p>208,237</text:p>
          </table:table-cell>
          <table:table-cell office:value-type="float" office:value="573385" table:style-name="ce41">
            <text:p>573,385</text:p>
          </table:table-cell>
          <table:table-cell office:value-type="float" office:value="292650" table:style-name="ce41">
            <text:p>292,650</text:p>
          </table:table-cell>
          <table:table-cell office:value-type="float" office:value="280735" table:style-name="ce58">
            <text:p>280,735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竹北市</text:p>
          </table:table-cell>
          <table:table-cell office:value-type="float" office:value="75944" table:style-name="ce59">
            <text:p>75,944</text:p>
          </table:table-cell>
          <table:table-cell office:value-type="float" office:value="203904" table:style-name="ce45">
            <text:p>203,904</text:p>
          </table:table-cell>
          <table:table-cell office:value-type="float" office:value="101444" table:style-name="ce45">
            <text:p>101,444</text:p>
          </table:table-cell>
          <table:table-cell office:value-type="float" office:value="102460" table:style-name="ce60">
            <text:p>102,460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關西鎮</text:p>
          </table:table-cell>
          <table:table-cell office:value-type="float" office:value="9361" table:style-name="ce59">
            <text:p>9,361</text:p>
          </table:table-cell>
          <table:table-cell office:value-type="float" office:value="27521" table:style-name="ce91">
            <text:p>27,521</text:p>
          </table:table-cell>
          <table:table-cell office:value-type="float" office:value="14792" table:style-name="ce45">
            <text:p>14,792</text:p>
          </table:table-cell>
          <table:table-cell office:value-type="float" office:value="12729" table:style-name="ce60">
            <text:p>12,729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新埔鎮</text:p>
          </table:table-cell>
          <table:table-cell office:value-type="float" office:value="11478" table:style-name="ce59">
            <text:p>11,478</text:p>
          </table:table-cell>
          <table:table-cell office:value-type="float" office:value="32991" table:style-name="ce91">
            <text:p>32,991</text:p>
          </table:table-cell>
          <table:table-cell office:value-type="float" office:value="17582" table:style-name="ce45">
            <text:p>17,582</text:p>
          </table:table-cell>
          <table:table-cell office:value-type="float" office:value="15409" table:style-name="ce60">
            <text:p>15,409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竹東鎮</text:p>
          </table:table-cell>
          <table:table-cell office:value-type="float" office:value="35569" table:style-name="ce59">
            <text:p>35,569</text:p>
          </table:table-cell>
          <table:table-cell office:value-type="float" office:value="96850" table:style-name="ce91">
            <text:p>96,850</text:p>
          </table:table-cell>
          <table:table-cell office:value-type="float" office:value="48789" table:style-name="ce45">
            <text:p>48,789</text:p>
          </table:table-cell>
          <table:table-cell office:value-type="float" office:value="48061" table:style-name="ce60">
            <text:p>48,061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湖口鄉</text:p>
          </table:table-cell>
          <table:table-cell office:value-type="float" office:value="29051" table:style-name="ce59">
            <text:p>29,051</text:p>
          </table:table-cell>
          <table:table-cell office:value-type="float" office:value="79420" table:style-name="ce91">
            <text:p>79,420</text:p>
          </table:table-cell>
          <table:table-cell office:value-type="float" office:value="40181" table:style-name="ce45">
            <text:p>40,181</text:p>
          </table:table-cell>
          <table:table-cell office:value-type="float" office:value="39239" table:style-name="ce60">
            <text:p>39,239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橫山鄉</text:p>
          </table:table-cell>
          <table:table-cell office:value-type="float" office:value="4387" table:style-name="ce59">
            <text:p>4,387</text:p>
          </table:table-cell>
          <table:table-cell office:value-type="float" office:value="12408" table:style-name="ce91">
            <text:p>12,408</text:p>
          </table:table-cell>
          <table:table-cell office:value-type="float" office:value="6744" table:style-name="ce45">
            <text:p>6,744</text:p>
          </table:table-cell>
          <table:table-cell office:value-type="float" office:value="5664" table:style-name="ce60">
            <text:p>5,664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新豐鄉</text:p>
          </table:table-cell>
          <table:table-cell office:value-type="float" office:value="19600" table:style-name="ce59">
            <text:p>19,600</text:p>
          </table:table-cell>
          <table:table-cell office:value-type="float" office:value="57654" table:style-name="ce91">
            <text:p>57,654</text:p>
          </table:table-cell>
          <table:table-cell office:value-type="float" office:value="29529" table:style-name="ce45">
            <text:p>29,529</text:p>
          </table:table-cell>
          <table:table-cell office:value-type="float" office:value="28125" table:style-name="ce60">
            <text:p>28,125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芎林鄉</text:p>
          </table:table-cell>
          <table:table-cell office:value-type="float" office:value="6946" table:style-name="ce59">
            <text:p>6,946</text:p>
          </table:table-cell>
          <table:table-cell office:value-type="float" office:value="19888" table:style-name="ce91">
            <text:p>19,888</text:p>
          </table:table-cell>
          <table:table-cell office:value-type="float" office:value="10509" table:style-name="ce45">
            <text:p>10,509</text:p>
          </table:table-cell>
          <table:table-cell office:value-type="float" office:value="9379" table:style-name="ce60">
            <text:p>9,379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寶山鄉</text:p>
          </table:table-cell>
          <table:table-cell office:value-type="float" office:value="6006" table:style-name="ce59">
            <text:p>6,006</text:p>
          </table:table-cell>
          <table:table-cell office:value-type="float" office:value="14570" table:style-name="ce91">
            <text:p>14,570</text:p>
          </table:table-cell>
          <table:table-cell office:value-type="float" office:value="7927" table:style-name="ce45">
            <text:p>7,927</text:p>
          </table:table-cell>
          <table:table-cell office:value-type="float" office:value="6643" table:style-name="ce60">
            <text:p>6,643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北埔鄉</text:p>
          </table:table-cell>
          <table:table-cell office:value-type="float" office:value="3116" table:style-name="ce59">
            <text:p>3,116</text:p>
          </table:table-cell>
          <table:table-cell office:value-type="float" office:value="8864" table:style-name="ce91">
            <text:p>8,864</text:p>
          </table:table-cell>
          <table:table-cell office:value-type="float" office:value="4833" table:style-name="ce45">
            <text:p>4,833</text:p>
          </table:table-cell>
          <table:table-cell office:value-type="float" office:value="4031" table:style-name="ce60">
            <text:p>4,031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峨眉鄉</text:p>
          </table:table-cell>
          <table:table-cell office:value-type="float" office:value="2087" table:style-name="ce59">
            <text:p>2,087</text:p>
          </table:table-cell>
          <table:table-cell office:value-type="float" office:value="5323" table:style-name="ce91">
            <text:p>5,323</text:p>
          </table:table-cell>
          <table:table-cell office:value-type="float" office:value="2937" table:style-name="ce45">
            <text:p>2,937</text:p>
          </table:table-cell>
          <table:table-cell office:value-type="float" office:value="2386" table:style-name="ce60">
            <text:p>2,386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尖石鄉</text:p>
          </table:table-cell>
          <table:table-cell office:value-type="float" office:value="2929" table:style-name="ce59">
            <text:p>2,929</text:p>
          </table:table-cell>
          <table:table-cell office:value-type="float" office:value="9561" table:style-name="ce91">
            <text:p>9,561</text:p>
          </table:table-cell>
          <table:table-cell office:value-type="float" office:value="4986" table:style-name="ce45">
            <text:p>4,986</text:p>
          </table:table-cell>
          <table:table-cell office:value-type="float" office:value="4575" table:style-name="ce60">
            <text:p>4,575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※五峰鄉</text:p>
          </table:table-cell>
          <table:table-cell office:value-type="float" office:value="1763" table:style-name="ce62">
            <text:p>1,763</text:p>
          </table:table-cell>
          <table:table-cell office:value-type="float" office:value="4431" table:style-name="ce94">
            <text:p>4,431</text:p>
          </table:table-cell>
          <table:table-cell office:value-type="float" office:value="2397" table:style-name="ce50">
            <text:p>2,397</text:p>
          </table:table-cell>
          <table:table-cell office:value-type="float" office:value="2034" table:style-name="ce63">
            <text:p>2,034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苗栗縣</text:p>
          </table:table-cell>
          <table:table-cell office:value-type="float" office:value="194513" table:style-name="ce57">
            <text:p>194,513</text:p>
          </table:table-cell>
          <table:table-cell office:value-type="float" office:value="540312" table:style-name="ce41">
            <text:p>540,312</text:p>
          </table:table-cell>
          <table:table-cell office:value-type="float" office:value="278500" table:style-name="ce41">
            <text:p>278,500</text:p>
          </table:table-cell>
          <table:table-cell office:value-type="float" office:value="261812" table:style-name="ce58">
            <text:p>261,81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苗栗市</text:p>
          </table:table-cell>
          <table:table-cell office:value-type="float" office:value="32387" table:style-name="ce59">
            <text:p>32,387</text:p>
          </table:table-cell>
          <table:table-cell office:value-type="float" office:value="87384" table:style-name="ce45">
            <text:p>87,384</text:p>
          </table:table-cell>
          <table:table-cell office:value-type="float" office:value="43508" table:style-name="ce45">
            <text:p>43,508</text:p>
          </table:table-cell>
          <table:table-cell office:value-type="float" office:value="43876" table:style-name="ce60">
            <text:p>43,876</text:p>
          </table:table-cell>
          <table:table-cell table:number-columns-repeated="16379"/>
        </table:table-row>
        <table:table-row table:style-name="ro4">
          <table:table-cell office:value-type="string" table:style-name="ce95">
            <text:p>頭份市</text:p>
          </table:table-cell>
          <table:table-cell office:value-type="float" office:value="37684" table:style-name="ce59">
            <text:p>37,684</text:p>
          </table:table-cell>
          <table:table-cell office:value-type="float" office:value="104902" table:style-name="ce45">
            <text:p>104,902</text:p>
          </table:table-cell>
          <table:table-cell office:value-type="float" office:value="52854" table:style-name="ce45">
            <text:p>52,854</text:p>
          </table:table-cell>
          <table:table-cell office:value-type="float" office:value="52048" table:style-name="ce60">
            <text:p>52,048</text:p>
          </table:table-cell>
          <table:table-cell table:number-columns-repeated="16379"/>
        </table:table-row>
        <table:table-row table:style-name="ro4">
          <table:table-cell office:value-type="string" table:style-name="ce95">
            <text:p>苑裡鎮</text:p>
          </table:table-cell>
          <table:table-cell office:value-type="float" office:value="15112" table:style-name="ce59">
            <text:p>15,112</text:p>
          </table:table-cell>
          <table:table-cell office:value-type="float" office:value="44437" table:style-name="ce45">
            <text:p>44,437</text:p>
          </table:table-cell>
          <table:table-cell office:value-type="float" office:value="23181" table:style-name="ce45">
            <text:p>23,181</text:p>
          </table:table-cell>
          <table:table-cell office:value-type="float" office:value="21256" table:style-name="ce60">
            <text:p>21,25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通霄鎮</text:p>
          </table:table-cell>
          <table:table-cell office:value-type="float" office:value="11571" table:style-name="ce59">
            <text:p>11,571</text:p>
          </table:table-cell>
          <table:table-cell office:value-type="float" office:value="32701" table:style-name="ce45">
            <text:p>32,701</text:p>
          </table:table-cell>
          <table:table-cell office:value-type="float" office:value="17298" table:style-name="ce45">
            <text:p>17,298</text:p>
          </table:table-cell>
          <table:table-cell office:value-type="float" office:value="15403" table:style-name="ce60">
            <text:p>15,40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南鎮</text:p>
          </table:table-cell>
          <table:table-cell office:value-type="float" office:value="31565" table:style-name="ce59">
            <text:p>31,565</text:p>
          </table:table-cell>
          <table:table-cell office:value-type="float" office:value="87307" table:style-name="ce45">
            <text:p>87,307</text:p>
          </table:table-cell>
          <table:table-cell office:value-type="float" office:value="44058" table:style-name="ce45">
            <text:p>44,058</text:p>
          </table:table-cell>
          <table:table-cell office:value-type="float" office:value="43249" table:style-name="ce60">
            <text:p>43,24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後龍鎮</text:p>
          </table:table-cell>
          <table:table-cell office:value-type="float" office:value="12127" table:style-name="ce59">
            <text:p>12,127</text:p>
          </table:table-cell>
          <table:table-cell office:value-type="float" office:value="34941" table:style-name="ce45">
            <text:p>34,941</text:p>
          </table:table-cell>
          <table:table-cell office:value-type="float" office:value="18484" table:style-name="ce45">
            <text:p>18,484</text:p>
          </table:table-cell>
          <table:table-cell office:value-type="float" office:value="16457" table:style-name="ce60">
            <text:p>16,45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卓蘭鎮</text:p>
          </table:table-cell>
          <table:table-cell office:value-type="float" office:value="5893" table:style-name="ce59">
            <text:p>5,893</text:p>
          </table:table-cell>
          <table:table-cell office:value-type="float" office:value="16007" table:style-name="ce45">
            <text:p>16,007</text:p>
          </table:table-cell>
          <table:table-cell office:value-type="float" office:value="8376" table:style-name="ce45">
            <text:p>8,376</text:p>
          </table:table-cell>
          <table:table-cell office:value-type="float" office:value="7631" table:style-name="ce60">
            <text:p>7,63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湖鄉</text:p>
          </table:table-cell>
          <table:table-cell office:value-type="float" office:value="5261" table:style-name="ce59">
            <text:p>5,261</text:p>
          </table:table-cell>
          <table:table-cell office:value-type="float" office:value="13686" table:style-name="ce45">
            <text:p>13,686</text:p>
          </table:table-cell>
          <table:table-cell office:value-type="float" office:value="7317" table:style-name="ce45">
            <text:p>7,317</text:p>
          </table:table-cell>
          <table:table-cell office:value-type="float" office:value="6369" table:style-name="ce60">
            <text:p>6,36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公館鄉</text:p>
          </table:table-cell>
          <table:table-cell office:value-type="float" office:value="10845" table:style-name="ce59">
            <text:p>10,845</text:p>
          </table:table-cell>
          <table:table-cell office:value-type="float" office:value="32119" table:style-name="ce45">
            <text:p>32,119</text:p>
          </table:table-cell>
          <table:table-cell office:value-type="float" office:value="16724" table:style-name="ce45">
            <text:p>16,724</text:p>
          </table:table-cell>
          <table:table-cell office:value-type="float" office:value="15395" table:style-name="ce60">
            <text:p>15,39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銅鑼鄉</text:p>
          </table:table-cell>
          <table:table-cell office:value-type="float" office:value="6109" table:style-name="ce59">
            <text:p>6,109</text:p>
          </table:table-cell>
          <table:table-cell office:value-type="float" office:value="17039" table:style-name="ce45">
            <text:p>17,039</text:p>
          </table:table-cell>
          <table:table-cell office:value-type="float" office:value="9044" table:style-name="ce45">
            <text:p>9,044</text:p>
          </table:table-cell>
          <table:table-cell office:value-type="float" office:value="7995" table:style-name="ce60">
            <text:p>7,99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庄鄉</text:p>
          </table:table-cell>
          <table:table-cell office:value-type="float" office:value="3896" table:style-name="ce59">
            <text:p>3,896</text:p>
          </table:table-cell>
          <table:table-cell office:value-type="float" office:value="9430" table:style-name="ce45">
            <text:p>9,430</text:p>
          </table:table-cell>
          <table:table-cell office:value-type="float" office:value="5193" table:style-name="ce45">
            <text:p>5,193</text:p>
          </table:table-cell>
          <table:table-cell office:value-type="float" office:value="4237" table:style-name="ce60">
            <text:p>4,23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頭屋鄉</text:p>
          </table:table-cell>
          <table:table-cell office:value-type="float" office:value="3613" table:style-name="ce59">
            <text:p>3,613</text:p>
          </table:table-cell>
          <table:table-cell office:value-type="float" office:value="10112" table:style-name="ce45">
            <text:p>10,112</text:p>
          </table:table-cell>
          <table:table-cell office:value-type="float" office:value="5355" table:style-name="ce45">
            <text:p>5,355</text:p>
          </table:table-cell>
          <table:table-cell office:value-type="float" office:value="4757" table:style-name="ce60">
            <text:p>4,75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義鄉</text:p>
          </table:table-cell>
          <table:table-cell office:value-type="float" office:value="5639" table:style-name="ce59">
            <text:p>5,639</text:p>
          </table:table-cell>
          <table:table-cell office:value-type="float" office:value="15480" table:style-name="ce45">
            <text:p>15,480</text:p>
          </table:table-cell>
          <table:table-cell office:value-type="float" office:value="8202" table:style-name="ce45">
            <text:p>8,202</text:p>
          </table:table-cell>
          <table:table-cell office:value-type="float" office:value="7278" table:style-name="ce60">
            <text:p>7,27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西湖鄉</text:p>
          </table:table-cell>
          <table:table-cell office:value-type="float" office:value="2631" table:style-name="ce59">
            <text:p>2,631</text:p>
          </table:table-cell>
          <table:table-cell office:value-type="float" office:value="6635" table:style-name="ce45">
            <text:p>6,635</text:p>
          </table:table-cell>
          <table:table-cell office:value-type="float" office:value="3723" table:style-name="ce45">
            <text:p>3,723</text:p>
          </table:table-cell>
          <table:table-cell office:value-type="float" office:value="2912" table:style-name="ce60">
            <text:p>2,91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造橋鄉</text:p>
          </table:table-cell>
          <table:table-cell office:value-type="float" office:value="4138" table:style-name="ce59">
            <text:p>4,138</text:p>
          </table:table-cell>
          <table:table-cell office:value-type="float" office:value="12084" table:style-name="ce45">
            <text:p>12,084</text:p>
          </table:table-cell>
          <table:table-cell office:value-type="float" office:value="6418" table:style-name="ce45">
            <text:p>6,418</text:p>
          </table:table-cell>
          <table:table-cell office:value-type="float" office:value="5666" table:style-name="ce60">
            <text:p>5,66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灣鄉</text:p>
          </table:table-cell>
          <table:table-cell office:value-type="float" office:value="2326" table:style-name="ce59">
            <text:p>2,326</text:p>
          </table:table-cell>
          <table:table-cell office:value-type="float" office:value="6259" table:style-name="ce45">
            <text:p>6,259</text:p>
          </table:table-cell>
          <table:table-cell office:value-type="float" office:value="3412" table:style-name="ce45">
            <text:p>3,412</text:p>
          </table:table-cell>
          <table:table-cell office:value-type="float" office:value="2847" table:style-name="ce60">
            <text:p>2,84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獅潭鄉</text:p>
          </table:table-cell>
          <table:table-cell office:value-type="float" office:value="1720" table:style-name="ce59">
            <text:p>1,720</text:p>
          </table:table-cell>
          <table:table-cell office:value-type="float" office:value="4094" table:style-name="ce45">
            <text:p>4,094</text:p>
          </table:table-cell>
          <table:table-cell office:value-type="float" office:value="2286" table:style-name="ce45">
            <text:p>2,286</text:p>
          </table:table-cell>
          <table:table-cell office:value-type="float" office:value="1808" table:style-name="ce60">
            <text:p>1,808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泰安鄉</text:p>
          </table:table-cell>
          <table:table-cell office:value-type="float" office:value="1996" table:style-name="ce62">
            <text:p>1,996</text:p>
          </table:table-cell>
          <table:table-cell office:value-type="float" office:value="5695" table:style-name="ce50">
            <text:p>5,695</text:p>
          </table:table-cell>
          <table:table-cell office:value-type="float" office:value="3067" table:style-name="ce50">
            <text:p>3,067</text:p>
          </table:table-cell>
          <table:table-cell office:value-type="float" office:value="2628" table:style-name="ce63">
            <text:p>2,628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96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56">
            <text:p>彰化縣</text:p>
          </table:table-cell>
          <table:table-cell office:value-type="float" office:value="397987" table:style-name="ce57">
            <text:p>397,987</text:p>
          </table:table-cell>
          <table:table-cell office:value-type="float" office:value="1260388" table:style-name="ce41">
            <text:p>1,260,388</text:p>
          </table:table-cell>
          <table:table-cell office:value-type="float" office:value="640452" table:style-name="ce41">
            <text:p>640,452</text:p>
          </table:table-cell>
          <table:table-cell office:value-type="float" office:value="619936" table:style-name="ce58">
            <text:p>619,93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彰化市</text:p>
          </table:table-cell>
          <table:table-cell office:value-type="float" office:value="78251" table:style-name="ce59">
            <text:p>78,251</text:p>
          </table:table-cell>
          <table:table-cell office:value-type="float" office:value="229765" table:style-name="ce45">
            <text:p>229,765</text:p>
          </table:table-cell>
          <table:table-cell office:value-type="float" office:value="113001" table:style-name="ce45">
            <text:p>113,001</text:p>
          </table:table-cell>
          <table:table-cell office:value-type="float" office:value="116764" table:style-name="ce60">
            <text:p>116,76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5">
            <text:p>員林市</text:p>
          </table:table-cell>
          <table:table-cell office:value-type="float" office:value="41144" table:style-name="ce59">
            <text:p>41,144</text:p>
          </table:table-cell>
          <table:table-cell office:value-type="float" office:value="123460" table:style-name="ce45">
            <text:p>123,460</text:p>
          </table:table-cell>
          <table:table-cell office:value-type="float" office:value="61104" table:style-name="ce45">
            <text:p>61,104</text:p>
          </table:table-cell>
          <table:table-cell office:value-type="float" office:value="62356" table:style-name="ce60">
            <text:p>62,356</text:p>
          </table:table-cell>
          <table:table-cell table:style-name="ce1"/>
          <table:table-cell table:style-name="ce97"/>
          <table:table-cell table:number-columns-repeated="16377"/>
        </table:table-row>
        <table:table-row table:style-name="ro4">
          <table:table-cell office:value-type="string" table:style-name="ce47">
            <text:p>鹿港鎮</text:p>
          </table:table-cell>
          <table:table-cell office:value-type="float" office:value="25350" table:style-name="ce59">
            <text:p>25,350</text:p>
          </table:table-cell>
          <table:table-cell office:value-type="float" office:value="86115" table:style-name="ce45">
            <text:p>86,115</text:p>
          </table:table-cell>
          <table:table-cell office:value-type="float" office:value="43705" table:style-name="ce45">
            <text:p>43,705</text:p>
          </table:table-cell>
          <table:table-cell office:value-type="float" office:value="42410" table:style-name="ce60">
            <text:p>42,41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和美鎮</text:p>
          </table:table-cell>
          <table:table-cell office:value-type="float" office:value="27566" table:style-name="ce59">
            <text:p>27,566</text:p>
          </table:table-cell>
          <table:table-cell office:value-type="float" office:value="89825" table:style-name="ce45">
            <text:p>89,825</text:p>
          </table:table-cell>
          <table:table-cell office:value-type="float" office:value="45693" table:style-name="ce45">
            <text:p>45,693</text:p>
          </table:table-cell>
          <table:table-cell office:value-type="float" office:value="44132" table:style-name="ce60">
            <text:p>44,13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北斗鎮</text:p>
          </table:table-cell>
          <table:table-cell office:value-type="float" office:value="11160" table:style-name="ce59">
            <text:p>11,160</text:p>
          </table:table-cell>
          <table:table-cell office:value-type="float" office:value="33351" table:style-name="ce45">
            <text:p>33,351</text:p>
          </table:table-cell>
          <table:table-cell office:value-type="float" office:value="16746" table:style-name="ce45">
            <text:p>16,746</text:p>
          </table:table-cell>
          <table:table-cell office:value-type="float" office:value="16605" table:style-name="ce60">
            <text:p>16,60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溪湖鎮</text:p>
          </table:table-cell>
          <table:table-cell office:value-type="float" office:value="16747" table:style-name="ce59">
            <text:p>16,747</text:p>
          </table:table-cell>
          <table:table-cell office:value-type="float" office:value="54577" table:style-name="ce45">
            <text:p>54,577</text:p>
          </table:table-cell>
          <table:table-cell office:value-type="float" office:value="27631" table:style-name="ce45">
            <text:p>27,631</text:p>
          </table:table-cell>
          <table:table-cell office:value-type="float" office:value="26946" table:style-name="ce60">
            <text:p>26,94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田中鎮</text:p>
          </table:table-cell>
          <table:table-cell office:value-type="float" office:value="13413" table:style-name="ce59">
            <text:p>13,413</text:p>
          </table:table-cell>
          <table:table-cell office:value-type="float" office:value="40379" table:style-name="ce45">
            <text:p>40,379</text:p>
          </table:table-cell>
          <table:table-cell office:value-type="float" office:value="20710" table:style-name="ce45">
            <text:p>20,710</text:p>
          </table:table-cell>
          <table:table-cell office:value-type="float" office:value="19669" table:style-name="ce60">
            <text:p>19,66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二林鎮</text:p>
          </table:table-cell>
          <table:table-cell office:value-type="float" office:value="15323" table:style-name="ce59">
            <text:p>15,323</text:p>
          </table:table-cell>
          <table:table-cell office:value-type="float" office:value="49337" table:style-name="ce45">
            <text:p>49,337</text:p>
          </table:table-cell>
          <table:table-cell office:value-type="float" office:value="25257" table:style-name="ce45">
            <text:p>25,257</text:p>
          </table:table-cell>
          <table:table-cell office:value-type="float" office:value="24080" table:style-name="ce60">
            <text:p>24,08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線西鄉</text:p>
          </table:table-cell>
          <table:table-cell office:value-type="float" office:value="4556" table:style-name="ce59">
            <text:p>4,556</text:p>
          </table:table-cell>
          <table:table-cell office:value-type="float" office:value="16573" table:style-name="ce45">
            <text:p>16,573</text:p>
          </table:table-cell>
          <table:table-cell office:value-type="float" office:value="8549" table:style-name="ce45">
            <text:p>8,549</text:p>
          </table:table-cell>
          <table:table-cell office:value-type="float" office:value="8024" table:style-name="ce60">
            <text:p>8,02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伸港鄉</text:p>
          </table:table-cell>
          <table:table-cell office:value-type="float" office:value="10638" table:style-name="ce59">
            <text:p>10,638</text:p>
          </table:table-cell>
          <table:table-cell office:value-type="float" office:value="37802" table:style-name="ce45">
            <text:p>37,802</text:p>
          </table:table-cell>
          <table:table-cell office:value-type="float" office:value="19086" table:style-name="ce45">
            <text:p>19,086</text:p>
          </table:table-cell>
          <table:table-cell office:value-type="float" office:value="18716" table:style-name="ce60">
            <text:p>18,71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福興鄉</text:p>
          </table:table-cell>
          <table:table-cell office:value-type="float" office:value="13276" table:style-name="ce59">
            <text:p>13,276</text:p>
          </table:table-cell>
          <table:table-cell office:value-type="float" office:value="46114" table:style-name="ce45">
            <text:p>46,114</text:p>
          </table:table-cell>
          <table:table-cell office:value-type="float" office:value="24021" table:style-name="ce45">
            <text:p>24,021</text:p>
          </table:table-cell>
          <table:table-cell office:value-type="float" office:value="22093" table:style-name="ce60">
            <text:p>22,09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秀水鄉</text:p>
          </table:table-cell>
          <table:table-cell office:value-type="float" office:value="11185" table:style-name="ce59">
            <text:p>11,185</text:p>
          </table:table-cell>
          <table:table-cell office:value-type="float" office:value="38830" table:style-name="ce45">
            <text:p>38,830</text:p>
          </table:table-cell>
          <table:table-cell office:value-type="float" office:value="20016" table:style-name="ce45">
            <text:p>20,016</text:p>
          </table:table-cell>
          <table:table-cell office:value-type="float" office:value="18814" table:style-name="ce60">
            <text:p>18,81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花壇鄉</text:p>
          </table:table-cell>
          <table:table-cell office:value-type="float" office:value="14476" table:style-name="ce59">
            <text:p>14,476</text:p>
          </table:table-cell>
          <table:table-cell office:value-type="float" office:value="45018" table:style-name="ce45">
            <text:p>45,018</text:p>
          </table:table-cell>
          <table:table-cell office:value-type="float" office:value="23077" table:style-name="ce45">
            <text:p>23,077</text:p>
          </table:table-cell>
          <table:table-cell office:value-type="float" office:value="21941" table:style-name="ce60">
            <text:p>21,94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芬園鄉</text:p>
          </table:table-cell>
          <table:table-cell office:value-type="float" office:value="6830" table:style-name="ce59">
            <text:p>6,830</text:p>
          </table:table-cell>
          <table:table-cell office:value-type="float" office:value="22927" table:style-name="ce45">
            <text:p>22,927</text:p>
          </table:table-cell>
          <table:table-cell office:value-type="float" office:value="12089" table:style-name="ce45">
            <text:p>12,089</text:p>
          </table:table-cell>
          <table:table-cell office:value-type="float" office:value="10838" table:style-name="ce60">
            <text:p>10,83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村鄉</text:p>
          </table:table-cell>
          <table:table-cell office:value-type="float" office:value="11804" table:style-name="ce59">
            <text:p>11,804</text:p>
          </table:table-cell>
          <table:table-cell office:value-type="float" office:value="39085" table:style-name="ce45">
            <text:p>39,085</text:p>
          </table:table-cell>
          <table:table-cell office:value-type="float" office:value="19926" table:style-name="ce45">
            <text:p>19,926</text:p>
          </table:table-cell>
          <table:table-cell office:value-type="float" office:value="19159" table:style-name="ce60">
            <text:p>19,15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埔鹽鄉</text:p>
          </table:table-cell>
          <table:table-cell office:value-type="float" office:value="9348" table:style-name="ce59">
            <text:p>9,348</text:p>
          </table:table-cell>
          <table:table-cell office:value-type="float" office:value="31833" table:style-name="ce45">
            <text:p>31,833</text:p>
          </table:table-cell>
          <table:table-cell office:value-type="float" office:value="16697" table:style-name="ce45">
            <text:p>16,697</text:p>
          </table:table-cell>
          <table:table-cell office:value-type="float" office:value="15136" table:style-name="ce60">
            <text:p>15,13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埔心鄉</text:p>
          </table:table-cell>
          <table:table-cell office:value-type="float" office:value="10982" table:style-name="ce59">
            <text:p>10,982</text:p>
          </table:table-cell>
          <table:table-cell office:value-type="float" office:value="34223" table:style-name="ce45">
            <text:p>34,223</text:p>
          </table:table-cell>
          <table:table-cell office:value-type="float" office:value="17539" table:style-name="ce45">
            <text:p>17,539</text:p>
          </table:table-cell>
          <table:table-cell office:value-type="float" office:value="16684" table:style-name="ce60">
            <text:p>16,68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永靖鄉</text:p>
          </table:table-cell>
          <table:table-cell office:value-type="float" office:value="11128" table:style-name="ce59">
            <text:p>11,128</text:p>
          </table:table-cell>
          <table:table-cell office:value-type="float" office:value="36061" table:style-name="ce45">
            <text:p>36,061</text:p>
          </table:table-cell>
          <table:table-cell office:value-type="float" office:value="18665" table:style-name="ce45">
            <text:p>18,665</text:p>
          </table:table-cell>
          <table:table-cell office:value-type="float" office:value="17396" table:style-name="ce60">
            <text:p>17,39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社頭鄉</text:p>
          </table:table-cell>
          <table:table-cell office:value-type="float" office:value="13230" table:style-name="ce59">
            <text:p>13,230</text:p>
          </table:table-cell>
          <table:table-cell office:value-type="float" office:value="42279" table:style-name="ce45">
            <text:p>42,279</text:p>
          </table:table-cell>
          <table:table-cell office:value-type="float" office:value="21701" table:style-name="ce45">
            <text:p>21,701</text:p>
          </table:table-cell>
          <table:table-cell office:value-type="float" office:value="20578" table:style-name="ce60">
            <text:p>20,57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二水鄉</text:p>
          </table:table-cell>
          <table:table-cell office:value-type="float" office:value="5290" table:style-name="ce59">
            <text:p>5,290</text:p>
          </table:table-cell>
          <table:table-cell office:value-type="float" office:value="14488" table:style-name="ce45">
            <text:p>14,488</text:p>
          </table:table-cell>
          <table:table-cell office:value-type="float" office:value="7641" table:style-name="ce45">
            <text:p>7,641</text:p>
          </table:table-cell>
          <table:table-cell office:value-type="float" office:value="6847" table:style-name="ce60">
            <text:p>6,84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田尾鄉</text:p>
          </table:table-cell>
          <table:table-cell office:value-type="float" office:value="8175" table:style-name="ce59">
            <text:p>8,175</text:p>
          </table:table-cell>
          <table:table-cell office:value-type="float" office:value="26569" table:style-name="ce45">
            <text:p>26,569</text:p>
          </table:table-cell>
          <table:table-cell office:value-type="float" office:value="13724" table:style-name="ce45">
            <text:p>13,724</text:p>
          </table:table-cell>
          <table:table-cell office:value-type="float" office:value="12845" table:style-name="ce60">
            <text:p>12,84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埤頭鄉</text:p>
          </table:table-cell>
          <table:table-cell office:value-type="float" office:value="9181" table:style-name="ce59">
            <text:p>9,181</text:p>
          </table:table-cell>
          <table:table-cell office:value-type="float" office:value="29860" table:style-name="ce45">
            <text:p>29,860</text:p>
          </table:table-cell>
          <table:table-cell office:value-type="float" office:value="15403" table:style-name="ce45">
            <text:p>15,403</text:p>
          </table:table-cell>
          <table:table-cell office:value-type="float" office:value="14457" table:style-name="ce60">
            <text:p>14,45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芳苑鄉</text:p>
          </table:table-cell>
          <table:table-cell office:value-type="float" office:value="10136" table:style-name="ce59">
            <text:p>10,136</text:p>
          </table:table-cell>
          <table:table-cell office:value-type="float" office:value="32372" table:style-name="ce45">
            <text:p>32,372</text:p>
          </table:table-cell>
          <table:table-cell office:value-type="float" office:value="17083" table:style-name="ce45">
            <text:p>17,083</text:p>
          </table:table-cell>
          <table:table-cell office:value-type="float" office:value="15289" table:style-name="ce60">
            <text:p>15,28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城鄉</text:p>
          </table:table-cell>
          <table:table-cell office:value-type="float" office:value="5160" table:style-name="ce59">
            <text:p>5,160</text:p>
          </table:table-cell>
          <table:table-cell office:value-type="float" office:value="15893" table:style-name="ce45">
            <text:p>15,893</text:p>
          </table:table-cell>
          <table:table-cell office:value-type="float" office:value="8580" table:style-name="ce45">
            <text:p>8,580</text:p>
          </table:table-cell>
          <table:table-cell office:value-type="float" office:value="7313" table:style-name="ce60">
            <text:p>7,31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塘鄉</text:p>
          </table:table-cell>
          <table:table-cell office:value-type="float" office:value="4583" table:style-name="ce59">
            <text:p>4,583</text:p>
          </table:table-cell>
          <table:table-cell office:value-type="float" office:value="14669" table:style-name="ce45">
            <text:p>14,669</text:p>
          </table:table-cell>
          <table:table-cell office:value-type="float" office:value="7683" table:style-name="ce45">
            <text:p>7,683</text:p>
          </table:table-cell>
          <table:table-cell office:value-type="float" office:value="6986" table:style-name="ce60">
            <text:p>6,986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溪州鄉</text:p>
          </table:table-cell>
          <table:table-cell office:value-type="float" office:value="9055" table:style-name="ce62">
            <text:p>9,055</text:p>
          </table:table-cell>
          <table:table-cell office:value-type="float" office:value="28983" table:style-name="ce50">
            <text:p>28,983</text:p>
          </table:table-cell>
          <table:table-cell office:value-type="float" office:value="15125" table:style-name="ce50">
            <text:p>15,125</text:p>
          </table:table-cell>
          <table:table-cell office:value-type="float" office:value="13858" table:style-name="ce63">
            <text:p>13,858</text:p>
          </table:table-cell>
          <table:table-cell table:number-columns-repeated="16379"/>
        </table:table-row>
        <table:table-row table:style-name="ro4">
          <table:table-cell table:style-name="ce30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南投縣</text:p>
          </table:table-cell>
          <table:table-cell office:value-type="float" office:value="179748" table:style-name="ce57">
            <text:p>179,748</text:p>
          </table:table-cell>
          <table:table-cell office:value-type="float" office:value="487743" table:style-name="ce41">
            <text:p>487,743</text:p>
          </table:table-cell>
          <table:table-cell office:value-type="float" office:value="249180" table:style-name="ce41">
            <text:p>249,180</text:p>
          </table:table-cell>
          <table:table-cell office:value-type="float" office:value="238563" table:style-name="ce58">
            <text:p>238,56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投市</text:p>
          </table:table-cell>
          <table:table-cell office:value-type="float" office:value="35612" table:style-name="ce59">
            <text:p>35,612</text:p>
          </table:table-cell>
          <table:table-cell office:value-type="float" office:value="98736" table:style-name="ce45">
            <text:p>98,736</text:p>
          </table:table-cell>
          <table:table-cell office:value-type="float" office:value="49324" table:style-name="ce45">
            <text:p>49,324</text:p>
          </table:table-cell>
          <table:table-cell office:value-type="float" office:value="49412" table:style-name="ce60">
            <text:p>49,41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埔里鎮</text:p>
          </table:table-cell>
          <table:table-cell office:value-type="float" office:value="29105" table:style-name="ce59">
            <text:p>29,105</text:p>
          </table:table-cell>
          <table:table-cell office:value-type="float" office:value="78732" table:style-name="ce45">
            <text:p>78,732</text:p>
          </table:table-cell>
          <table:table-cell office:value-type="float" office:value="39051" table:style-name="ce45">
            <text:p>39,051</text:p>
          </table:table-cell>
          <table:table-cell office:value-type="float" office:value="39681" table:style-name="ce60">
            <text:p>39,68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草屯鎮</text:p>
          </table:table-cell>
          <table:table-cell office:value-type="float" office:value="34185" table:style-name="ce59">
            <text:p>34,185</text:p>
          </table:table-cell>
          <table:table-cell office:value-type="float" office:value="97262" table:style-name="ce45">
            <text:p>97,262</text:p>
          </table:table-cell>
          <table:table-cell office:value-type="float" office:value="48944" table:style-name="ce45">
            <text:p>48,944</text:p>
          </table:table-cell>
          <table:table-cell office:value-type="float" office:value="48318" table:style-name="ce60">
            <text:p>48,31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山鎮</text:p>
          </table:table-cell>
          <table:table-cell office:value-type="float" office:value="20311" table:style-name="ce59">
            <text:p>20,311</text:p>
          </table:table-cell>
          <table:table-cell office:value-type="float" office:value="53033" table:style-name="ce45">
            <text:p>53,033</text:p>
          </table:table-cell>
          <table:table-cell office:value-type="float" office:value="27071" table:style-name="ce45">
            <text:p>27,071</text:p>
          </table:table-cell>
          <table:table-cell office:value-type="float" office:value="25962" table:style-name="ce60">
            <text:p>25,96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集集鎮</text:p>
          </table:table-cell>
          <table:table-cell office:value-type="float" office:value="4255" table:style-name="ce59">
            <text:p>4,255</text:p>
          </table:table-cell>
          <table:table-cell office:value-type="float" office:value="10350" table:style-name="ce45">
            <text:p>10,350</text:p>
          </table:table-cell>
          <table:table-cell office:value-type="float" office:value="5425" table:style-name="ce45">
            <text:p>5,425</text:p>
          </table:table-cell>
          <table:table-cell office:value-type="float" office:value="4925" table:style-name="ce60">
            <text:p>4,92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名間鄉</text:p>
          </table:table-cell>
          <table:table-cell office:value-type="float" office:value="12663" table:style-name="ce59">
            <text:p>12,663</text:p>
          </table:table-cell>
          <table:table-cell office:value-type="float" office:value="37230" table:style-name="ce45">
            <text:p>37,230</text:p>
          </table:table-cell>
          <table:table-cell office:value-type="float" office:value="19605" table:style-name="ce45">
            <text:p>19,605</text:p>
          </table:table-cell>
          <table:table-cell office:value-type="float" office:value="17625" table:style-name="ce60">
            <text:p>17,62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鹿谷鄉</text:p>
          </table:table-cell>
          <table:table-cell office:value-type="float" office:value="7954" table:style-name="ce59">
            <text:p>7,954</text:p>
          </table:table-cell>
          <table:table-cell office:value-type="float" office:value="16983" table:style-name="ce45">
            <text:p>16,983</text:p>
          </table:table-cell>
          <table:table-cell office:value-type="float" office:value="9074" table:style-name="ce45">
            <text:p>9,074</text:p>
          </table:table-cell>
          <table:table-cell office:value-type="float" office:value="7909" table:style-name="ce60">
            <text:p>7,90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中寮鄉</text:p>
          </table:table-cell>
          <table:table-cell office:value-type="float" office:value="5578" table:style-name="ce59">
            <text:p>5,578</text:p>
          </table:table-cell>
          <table:table-cell office:value-type="float" office:value="14137" table:style-name="ce45">
            <text:p>14,137</text:p>
          </table:table-cell>
          <table:table-cell office:value-type="float" office:value="7720" table:style-name="ce45">
            <text:p>7,720</text:p>
          </table:table-cell>
          <table:table-cell office:value-type="float" office:value="6417" table:style-name="ce60">
            <text:p>6,41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魚池鄉</text:p>
          </table:table-cell>
          <table:table-cell office:value-type="float" office:value="5735" table:style-name="ce59">
            <text:p>5,735</text:p>
          </table:table-cell>
          <table:table-cell office:value-type="float" office:value="15251" table:style-name="ce45">
            <text:p>15,251</text:p>
          </table:table-cell>
          <table:table-cell office:value-type="float" office:value="8046" table:style-name="ce45">
            <text:p>8,046</text:p>
          </table:table-cell>
          <table:table-cell office:value-type="float" office:value="7205" table:style-name="ce60">
            <text:p>7,20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國姓鄉</text:p>
          </table:table-cell>
          <table:table-cell office:value-type="float" office:value="7149" table:style-name="ce59">
            <text:p>7,149</text:p>
          </table:table-cell>
          <table:table-cell office:value-type="float" office:value="17685" table:style-name="ce45">
            <text:p>17,685</text:p>
          </table:table-cell>
          <table:table-cell office:value-type="float" office:value="9551" table:style-name="ce45">
            <text:p>9,551</text:p>
          </table:table-cell>
          <table:table-cell office:value-type="float" office:value="8134" table:style-name="ce60">
            <text:p>8,13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水里鄉</text:p>
          </table:table-cell>
          <table:table-cell office:value-type="float" office:value="7097" table:style-name="ce59">
            <text:p>7,097</text:p>
          </table:table-cell>
          <table:table-cell office:value-type="float" office:value="16810" table:style-name="ce45">
            <text:p>16,810</text:p>
          </table:table-cell>
          <table:table-cell office:value-type="float" office:value="8832" table:style-name="ce45">
            <text:p>8,832</text:p>
          </table:table-cell>
          <table:table-cell office:value-type="float" office:value="7978" table:style-name="ce60">
            <text:p>7,97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信義鄉</text:p>
          </table:table-cell>
          <table:table-cell office:value-type="float" office:value="5270" table:style-name="ce59">
            <text:p>5,270</text:p>
          </table:table-cell>
          <table:table-cell office:value-type="float" office:value="15798" table:style-name="ce45">
            <text:p>15,798</text:p>
          </table:table-cell>
          <table:table-cell office:value-type="float" office:value="8454" table:style-name="ce45">
            <text:p>8,454</text:p>
          </table:table-cell>
          <table:table-cell office:value-type="float" office:value="7344" table:style-name="ce60">
            <text:p>7,344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仁愛鄉</text:p>
          </table:table-cell>
          <table:table-cell office:value-type="float" office:value="4834" table:style-name="ce62">
            <text:p>4,834</text:p>
          </table:table-cell>
          <table:table-cell office:value-type="float" office:value="15736" table:style-name="ce50">
            <text:p>15,736</text:p>
          </table:table-cell>
          <table:table-cell office:value-type="float" office:value="8083" table:style-name="ce50">
            <text:p>8,083</text:p>
          </table:table-cell>
          <table:table-cell office:value-type="float" office:value="7653" table:style-name="ce63">
            <text:p>7,653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4505" table:style-name="ce57">
            <text:p>244,505</text:p>
          </table:table-cell>
          <table:table-cell office:value-type="float" office:value="673309" table:style-name="ce41">
            <text:p>673,309</text:p>
          </table:table-cell>
          <table:table-cell office:value-type="float" office:value="348084" table:style-name="ce41">
            <text:p>348,084</text:p>
          </table:table-cell>
          <table:table-cell office:value-type="float" office:value="325225" table:style-name="ce58">
            <text:p>325,22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斗六市</text:p>
          </table:table-cell>
          <table:table-cell office:value-type="float" office:value="39639" table:style-name="ce59">
            <text:p>39,639</text:p>
          </table:table-cell>
          <table:table-cell office:value-type="float" office:value="108508" table:style-name="ce45">
            <text:p>108,508</text:p>
          </table:table-cell>
          <table:table-cell office:value-type="float" office:value="53768" table:style-name="ce45">
            <text:p>53,768</text:p>
          </table:table-cell>
          <table:table-cell office:value-type="float" office:value="54740" table:style-name="ce60">
            <text:p>54,74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斗南鎮</text:p>
          </table:table-cell>
          <table:table-cell office:value-type="float" office:value="16183" table:style-name="ce59">
            <text:p>16,183</text:p>
          </table:table-cell>
          <table:table-cell office:value-type="float" office:value="43841" table:style-name="ce45">
            <text:p>43,841</text:p>
          </table:table-cell>
          <table:table-cell office:value-type="float" office:value="22221" table:style-name="ce45">
            <text:p>22,221</text:p>
          </table:table-cell>
          <table:table-cell office:value-type="float" office:value="21620" table:style-name="ce60">
            <text:p>21,62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虎尾鎮</text:p>
          </table:table-cell>
          <table:table-cell office:value-type="float" office:value="26101" table:style-name="ce59">
            <text:p>26,101</text:p>
          </table:table-cell>
          <table:table-cell office:value-type="float" office:value="70772" table:style-name="ce45">
            <text:p>70,772</text:p>
          </table:table-cell>
          <table:table-cell office:value-type="float" office:value="35756" table:style-name="ce45">
            <text:p>35,756</text:p>
          </table:table-cell>
          <table:table-cell office:value-type="float" office:value="35016" table:style-name="ce60">
            <text:p>35,01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西螺鎮</text:p>
          </table:table-cell>
          <table:table-cell office:value-type="float" office:value="15111" table:style-name="ce59">
            <text:p>15,111</text:p>
          </table:table-cell>
          <table:table-cell office:value-type="float" office:value="45246" table:style-name="ce45">
            <text:p>45,246</text:p>
          </table:table-cell>
          <table:table-cell office:value-type="float" office:value="22701" table:style-name="ce45">
            <text:p>22,701</text:p>
          </table:table-cell>
          <table:table-cell office:value-type="float" office:value="22545" table:style-name="ce60">
            <text:p>22,54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土庫鎮</text:p>
          </table:table-cell>
          <table:table-cell office:value-type="float" office:value="9582" table:style-name="ce59">
            <text:p>9,582</text:p>
          </table:table-cell>
          <table:table-cell office:value-type="float" office:value="28137" table:style-name="ce45">
            <text:p>28,137</text:p>
          </table:table-cell>
          <table:table-cell office:value-type="float" office:value="14683" table:style-name="ce45">
            <text:p>14,683</text:p>
          </table:table-cell>
          <table:table-cell office:value-type="float" office:value="13454" table:style-name="ce60">
            <text:p>13,45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北港鎮</text:p>
          </table:table-cell>
          <table:table-cell office:value-type="float" office:value="16089" table:style-name="ce59">
            <text:p>16,089</text:p>
          </table:table-cell>
          <table:table-cell office:value-type="float" office:value="38748" table:style-name="ce45">
            <text:p>38,748</text:p>
          </table:table-cell>
          <table:table-cell office:value-type="float" office:value="20026" table:style-name="ce45">
            <text:p>20,026</text:p>
          </table:table-cell>
          <table:table-cell office:value-type="float" office:value="18722" table:style-name="ce60">
            <text:p>18,72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古坑鄉</text:p>
          </table:table-cell>
          <table:table-cell office:value-type="float" office:value="11319" table:style-name="ce59">
            <text:p>11,319</text:p>
          </table:table-cell>
          <table:table-cell office:value-type="float" office:value="30632" table:style-name="ce45">
            <text:p>30,632</text:p>
          </table:table-cell>
          <table:table-cell office:value-type="float" office:value="16110" table:style-name="ce45">
            <text:p>16,110</text:p>
          </table:table-cell>
          <table:table-cell office:value-type="float" office:value="14522" table:style-name="ce60">
            <text:p>14,52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埤鄉</text:p>
          </table:table-cell>
          <table:table-cell office:value-type="float" office:value="6694" table:style-name="ce59">
            <text:p>6,694</text:p>
          </table:table-cell>
          <table:table-cell office:value-type="float" office:value="18555" table:style-name="ce45">
            <text:p>18,555</text:p>
          </table:table-cell>
          <table:table-cell office:value-type="float" office:value="9841" table:style-name="ce45">
            <text:p>9,841</text:p>
          </table:table-cell>
          <table:table-cell office:value-type="float" office:value="8714" table:style-name="ce60">
            <text:p>8,71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莿桐鄉</text:p>
          </table:table-cell>
          <table:table-cell office:value-type="float" office:value="9479" table:style-name="ce59">
            <text:p>9,479</text:p>
          </table:table-cell>
          <table:table-cell office:value-type="float" office:value="28143" table:style-name="ce45">
            <text:p>28,143</text:p>
          </table:table-cell>
          <table:table-cell office:value-type="float" office:value="14664" table:style-name="ce45">
            <text:p>14,664</text:p>
          </table:table-cell>
          <table:table-cell office:value-type="float" office:value="13479" table:style-name="ce60">
            <text:p>13,47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林內鄉</text:p>
          </table:table-cell>
          <table:table-cell office:value-type="float" office:value="6038" table:style-name="ce59">
            <text:p>6,038</text:p>
          </table:table-cell>
          <table:table-cell office:value-type="float" office:value="17408" table:style-name="ce45">
            <text:p>17,408</text:p>
          </table:table-cell>
          <table:table-cell office:value-type="float" office:value="9124" table:style-name="ce45">
            <text:p>9,124</text:p>
          </table:table-cell>
          <table:table-cell office:value-type="float" office:value="8284" table:style-name="ce60">
            <text:p>8,28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二崙鄉</text:p>
          </table:table-cell>
          <table:table-cell office:value-type="float" office:value="8973" table:style-name="ce59">
            <text:p>8,973</text:p>
          </table:table-cell>
          <table:table-cell office:value-type="float" office:value="25808" table:style-name="ce45">
            <text:p>25,808</text:p>
          </table:table-cell>
          <table:table-cell office:value-type="float" office:value="13785" table:style-name="ce45">
            <text:p>13,785</text:p>
          </table:table-cell>
          <table:table-cell office:value-type="float" office:value="12023" table:style-name="ce60">
            <text:p>12,02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崙背鄉</text:p>
          </table:table-cell>
          <table:table-cell office:value-type="float" office:value="8628" table:style-name="ce59">
            <text:p>8,628</text:p>
          </table:table-cell>
          <table:table-cell office:value-type="float" office:value="23741" table:style-name="ce45">
            <text:p>23,741</text:p>
          </table:table-cell>
          <table:table-cell office:value-type="float" office:value="12522" table:style-name="ce45">
            <text:p>12,522</text:p>
          </table:table-cell>
          <table:table-cell office:value-type="float" office:value="11219" table:style-name="ce60">
            <text:p>11,21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麥寮鄉</text:p>
          </table:table-cell>
          <table:table-cell office:value-type="float" office:value="15201" table:style-name="ce59">
            <text:p>15,201</text:p>
          </table:table-cell>
          <table:table-cell office:value-type="float" office:value="48001" table:style-name="ce45">
            <text:p>48,001</text:p>
          </table:table-cell>
          <table:table-cell office:value-type="float" office:value="23845" table:style-name="ce45">
            <text:p>23,845</text:p>
          </table:table-cell>
          <table:table-cell office:value-type="float" office:value="24156" table:style-name="ce60">
            <text:p>24,15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東勢鄉</text:p>
          </table:table-cell>
          <table:table-cell office:value-type="float" office:value="5768" table:style-name="ce59">
            <text:p>5,768</text:p>
          </table:table-cell>
          <table:table-cell office:value-type="float" office:value="13963" table:style-name="ce45">
            <text:p>13,963</text:p>
          </table:table-cell>
          <table:table-cell office:value-type="float" office:value="7747" table:style-name="ce45">
            <text:p>7,747</text:p>
          </table:table-cell>
          <table:table-cell office:value-type="float" office:value="6216" table:style-name="ce60">
            <text:p>6,21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褒忠鄉</text:p>
          </table:table-cell>
          <table:table-cell office:value-type="float" office:value="4444" table:style-name="ce59">
            <text:p>4,444</text:p>
          </table:table-cell>
          <table:table-cell office:value-type="float" office:value="12368" table:style-name="ce45">
            <text:p>12,368</text:p>
          </table:table-cell>
          <table:table-cell office:value-type="float" office:value="6650" table:style-name="ce45">
            <text:p>6,650</text:p>
          </table:table-cell>
          <table:table-cell office:value-type="float" office:value="5718" table:style-name="ce60">
            <text:p>5,71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臺西鄉</text:p>
          </table:table-cell>
          <table:table-cell office:value-type="float" office:value="8510" table:style-name="ce59">
            <text:p>8,510</text:p>
          </table:table-cell>
          <table:table-cell office:value-type="float" office:value="22792" table:style-name="ce45">
            <text:p>22,792</text:p>
          </table:table-cell>
          <table:table-cell office:value-type="float" office:value="12195" table:style-name="ce45">
            <text:p>12,195</text:p>
          </table:table-cell>
          <table:table-cell office:value-type="float" office:value="10597" table:style-name="ce60">
            <text:p>10,59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元長鄉</text:p>
          </table:table-cell>
          <table:table-cell office:value-type="float" office:value="9116" table:style-name="ce59">
            <text:p>9,116</text:p>
          </table:table-cell>
          <table:table-cell office:value-type="float" office:value="24426" table:style-name="ce45">
            <text:p>24,426</text:p>
          </table:table-cell>
          <table:table-cell office:value-type="float" office:value="13362" table:style-name="ce45">
            <text:p>13,362</text:p>
          </table:table-cell>
          <table:table-cell office:value-type="float" office:value="11064" table:style-name="ce60">
            <text:p>11,06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四湖鄉</text:p>
          </table:table-cell>
          <table:table-cell office:value-type="float" office:value="8669" table:style-name="ce59">
            <text:p>8,669</text:p>
          </table:table-cell>
          <table:table-cell office:value-type="float" office:value="22100" table:style-name="ce45">
            <text:p>22,100</text:p>
          </table:table-cell>
          <table:table-cell office:value-type="float" office:value="12053" table:style-name="ce45">
            <text:p>12,053</text:p>
          </table:table-cell>
          <table:table-cell office:value-type="float" office:value="10047" table:style-name="ce60">
            <text:p>10,04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口湖鄉</text:p>
          </table:table-cell>
          <table:table-cell office:value-type="float" office:value="9351" table:style-name="ce59">
            <text:p>9,351</text:p>
          </table:table-cell>
          <table:table-cell office:value-type="float" office:value="26186" table:style-name="ce45">
            <text:p>26,186</text:p>
          </table:table-cell>
          <table:table-cell office:value-type="float" office:value="13972" table:style-name="ce45">
            <text:p>13,972</text:p>
          </table:table-cell>
          <table:table-cell office:value-type="float" office:value="12214" table:style-name="ce60">
            <text:p>12,214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水林鄉</text:p>
          </table:table-cell>
          <table:table-cell office:value-type="float" office:value="9610" table:style-name="ce62">
            <text:p>9,610</text:p>
          </table:table-cell>
          <table:table-cell office:value-type="float" office:value="23934" table:style-name="ce50">
            <text:p>23,934</text:p>
          </table:table-cell>
          <table:table-cell office:value-type="float" office:value="13059" table:style-name="ce50">
            <text:p>13,059</text:p>
          </table:table-cell>
          <table:table-cell office:value-type="float" office:value="10875" table:style-name="ce63">
            <text:p>10,875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嘉義縣</text:p>
          </table:table-cell>
          <table:table-cell office:value-type="float" office:value="184906" table:style-name="ce57">
            <text:p>184,906</text:p>
          </table:table-cell>
          <table:table-cell office:value-type="float" office:value="496440" table:style-name="ce41">
            <text:p>496,440</text:p>
          </table:table-cell>
          <table:table-cell office:value-type="float" office:value="257483" table:style-name="ce41">
            <text:p>257,483</text:p>
          </table:table-cell>
          <table:table-cell office:value-type="float" office:value="238957" table:style-name="ce58">
            <text:p>238,95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太保市</text:p>
          </table:table-cell>
          <table:table-cell office:value-type="float" office:value="13780" table:style-name="ce59">
            <text:p>13,780</text:p>
          </table:table-cell>
          <table:table-cell office:value-type="float" office:value="38651" table:style-name="ce45">
            <text:p>38,651</text:p>
          </table:table-cell>
          <table:table-cell office:value-type="float" office:value="19680" table:style-name="ce45">
            <text:p>19,680</text:p>
          </table:table-cell>
          <table:table-cell office:value-type="float" office:value="18971" table:style-name="ce60">
            <text:p>18,97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朴子市</text:p>
          </table:table-cell>
          <table:table-cell office:value-type="float" office:value="15905" table:style-name="ce59">
            <text:p>15,905</text:p>
          </table:table-cell>
          <table:table-cell office:value-type="float" office:value="41439" table:style-name="ce45">
            <text:p>41,439</text:p>
          </table:table-cell>
          <table:table-cell office:value-type="float" office:value="20871" table:style-name="ce45">
            <text:p>20,871</text:p>
          </table:table-cell>
          <table:table-cell office:value-type="float" office:value="20568" table:style-name="ce60">
            <text:p>20,56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布袋鎮</text:p>
          </table:table-cell>
          <table:table-cell office:value-type="float" office:value="9802" table:style-name="ce59">
            <text:p>9,802</text:p>
          </table:table-cell>
          <table:table-cell office:value-type="float" office:value="25692" table:style-name="ce45">
            <text:p>25,692</text:p>
          </table:table-cell>
          <table:table-cell office:value-type="float" office:value="13086" table:style-name="ce45">
            <text:p>13,086</text:p>
          </table:table-cell>
          <table:table-cell office:value-type="float" office:value="12606" table:style-name="ce60">
            <text:p>12,60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林鎮</text:p>
          </table:table-cell>
          <table:table-cell office:value-type="float" office:value="11441" table:style-name="ce59">
            <text:p>11,441</text:p>
          </table:table-cell>
          <table:table-cell office:value-type="float" office:value="30237" table:style-name="ce45">
            <text:p>30,237</text:p>
          </table:table-cell>
          <table:table-cell office:value-type="float" office:value="15380" table:style-name="ce45">
            <text:p>15,380</text:p>
          </table:table-cell>
          <table:table-cell office:value-type="float" office:value="14857" table:style-name="ce60">
            <text:p>14,85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民雄鄉</text:p>
          </table:table-cell>
          <table:table-cell office:value-type="float" office:value="25847" table:style-name="ce59">
            <text:p>25,847</text:p>
          </table:table-cell>
          <table:table-cell office:value-type="float" office:value="71044" table:style-name="ce45">
            <text:p>71,044</text:p>
          </table:table-cell>
          <table:table-cell office:value-type="float" office:value="36281" table:style-name="ce45">
            <text:p>36,281</text:p>
          </table:table-cell>
          <table:table-cell office:value-type="float" office:value="34763" table:style-name="ce60">
            <text:p>34,76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溪口鄉</text:p>
          </table:table-cell>
          <table:table-cell office:value-type="float" office:value="5273" table:style-name="ce59">
            <text:p>5,273</text:p>
          </table:table-cell>
          <table:table-cell office:value-type="float" office:value="13890" table:style-name="ce45">
            <text:p>13,890</text:p>
          </table:table-cell>
          <table:table-cell office:value-type="float" office:value="7412" table:style-name="ce45">
            <text:p>7,412</text:p>
          </table:table-cell>
          <table:table-cell office:value-type="float" office:value="6478" table:style-name="ce60">
            <text:p>6,47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港鄉</text:p>
          </table:table-cell>
          <table:table-cell office:value-type="float" office:value="10869" table:style-name="ce59">
            <text:p>10,869</text:p>
          </table:table-cell>
          <table:table-cell office:value-type="float" office:value="30952" table:style-name="ce45">
            <text:p>30,952</text:p>
          </table:table-cell>
          <table:table-cell office:value-type="float" office:value="16315" table:style-name="ce45">
            <text:p>16,315</text:p>
          </table:table-cell>
          <table:table-cell office:value-type="float" office:value="14637" table:style-name="ce60">
            <text:p>14,63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六腳鄉</text:p>
          </table:table-cell>
          <table:table-cell office:value-type="float" office:value="8728" table:style-name="ce59">
            <text:p>8,728</text:p>
          </table:table-cell>
          <table:table-cell office:value-type="float" office:value="21914" table:style-name="ce45">
            <text:p>21,914</text:p>
          </table:table-cell>
          <table:table-cell office:value-type="float" office:value="11624" table:style-name="ce45">
            <text:p>11,624</text:p>
          </table:table-cell>
          <table:table-cell office:value-type="float" office:value="10290" table:style-name="ce60">
            <text:p>10,29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東石鄉</text:p>
          </table:table-cell>
          <table:table-cell office:value-type="float" office:value="9089" table:style-name="ce59">
            <text:p>9,089</text:p>
          </table:table-cell>
          <table:table-cell office:value-type="float" office:value="23594" table:style-name="ce45">
            <text:p>23,594</text:p>
          </table:table-cell>
          <table:table-cell office:value-type="float" office:value="12491" table:style-name="ce45">
            <text:p>12,491</text:p>
          </table:table-cell>
          <table:table-cell office:value-type="float" office:value="11103" table:style-name="ce60">
            <text:p>11,10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義竹鄉</text:p>
          </table:table-cell>
          <table:table-cell office:value-type="float" office:value="7237" table:style-name="ce59">
            <text:p>7,237</text:p>
          </table:table-cell>
          <table:table-cell office:value-type="float" office:value="17439" table:style-name="ce45">
            <text:p>17,439</text:p>
          </table:table-cell>
          <table:table-cell office:value-type="float" office:value="9093" table:style-name="ce45">
            <text:p>9,093</text:p>
          </table:table-cell>
          <table:table-cell office:value-type="float" office:value="8346" table:style-name="ce60">
            <text:p>8,34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鹿草鄉</text:p>
          </table:table-cell>
          <table:table-cell office:value-type="float" office:value="5725" table:style-name="ce59">
            <text:p>5,725</text:p>
          </table:table-cell>
          <table:table-cell office:value-type="float" office:value="14778" table:style-name="ce45">
            <text:p>14,778</text:p>
          </table:table-cell>
          <table:table-cell office:value-type="float" office:value="7935" table:style-name="ce45">
            <text:p>7,935</text:p>
          </table:table-cell>
          <table:table-cell office:value-type="float" office:value="6843" table:style-name="ce60">
            <text:p>6,84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水上鄉</text:p>
          </table:table-cell>
          <table:table-cell office:value-type="float" office:value="18553" table:style-name="ce59">
            <text:p>18,553</text:p>
          </table:table-cell>
          <table:table-cell office:value-type="float" office:value="48786" table:style-name="ce45">
            <text:p>48,786</text:p>
          </table:table-cell>
          <table:table-cell office:value-type="float" office:value="25217" table:style-name="ce45">
            <text:p>25,217</text:p>
          </table:table-cell>
          <table:table-cell office:value-type="float" office:value="23569" table:style-name="ce60">
            <text:p>23,56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中埔鄉</text:p>
          </table:table-cell>
          <table:table-cell office:value-type="float" office:value="16155" table:style-name="ce59">
            <text:p>16,155</text:p>
          </table:table-cell>
          <table:table-cell office:value-type="float" office:value="43935" table:style-name="ce45">
            <text:p>43,935</text:p>
          </table:table-cell>
          <table:table-cell office:value-type="float" office:value="22758" table:style-name="ce45">
            <text:p>22,758</text:p>
          </table:table-cell>
          <table:table-cell office:value-type="float" office:value="21177" table:style-name="ce60">
            <text:p>21,17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崎鄉</text:p>
          </table:table-cell>
          <table:table-cell office:value-type="float" office:value="11710" table:style-name="ce59">
            <text:p>11,710</text:p>
          </table:table-cell>
          <table:table-cell office:value-type="float" office:value="34503" table:style-name="ce45">
            <text:p>34,503</text:p>
          </table:table-cell>
          <table:table-cell office:value-type="float" office:value="18362" table:style-name="ce45">
            <text:p>18,362</text:p>
          </table:table-cell>
          <table:table-cell office:value-type="float" office:value="16141" table:style-name="ce60">
            <text:p>16,14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梅山鄉</text:p>
          </table:table-cell>
          <table:table-cell office:value-type="float" office:value="6741" table:style-name="ce59">
            <text:p>6,741</text:p>
          </table:table-cell>
          <table:table-cell office:value-type="float" office:value="18481" table:style-name="ce45">
            <text:p>18,481</text:p>
          </table:table-cell>
          <table:table-cell office:value-type="float" office:value="9831" table:style-name="ce45">
            <text:p>9,831</text:p>
          </table:table-cell>
          <table:table-cell office:value-type="float" office:value="8650" table:style-name="ce60">
            <text:p>8,65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番路鄉</text:p>
          </table:table-cell>
          <table:table-cell office:value-type="float" office:value="4235" table:style-name="ce59">
            <text:p>4,235</text:p>
          </table:table-cell>
          <table:table-cell office:value-type="float" office:value="11097" table:style-name="ce45">
            <text:p>11,097</text:p>
          </table:table-cell>
          <table:table-cell office:value-type="float" office:value="5956" table:style-name="ce45">
            <text:p>5,956</text:p>
          </table:table-cell>
          <table:table-cell office:value-type="float" office:value="5141" table:style-name="ce60">
            <text:p>5,14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埔鄉</text:p>
          </table:table-cell>
          <table:table-cell office:value-type="float" office:value="1931" table:style-name="ce59">
            <text:p>1,931</text:p>
          </table:table-cell>
          <table:table-cell office:value-type="float" office:value="4553" table:style-name="ce45">
            <text:p>4,553</text:p>
          </table:table-cell>
          <table:table-cell office:value-type="float" office:value="2327" table:style-name="ce45">
            <text:p>2,327</text:p>
          </table:table-cell>
          <table:table-cell office:value-type="float" office:value="2226" table:style-name="ce60">
            <text:p>2,226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阿里山鄉</text:p>
          </table:table-cell>
          <table:table-cell office:value-type="float" office:value="1885" table:style-name="ce62">
            <text:p>1,885</text:p>
          </table:table-cell>
          <table:table-cell office:value-type="float" office:value="5455" table:style-name="ce50">
            <text:p>5,455</text:p>
          </table:table-cell>
          <table:table-cell office:value-type="float" office:value="2864" table:style-name="ce50">
            <text:p>2,864</text:p>
          </table:table-cell>
          <table:table-cell office:value-type="float" office:value="2591" table:style-name="ce63">
            <text:p>2,591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92461" table:style-name="ce57">
            <text:p>292,461</text:p>
          </table:table-cell>
          <table:table-cell office:value-type="float" office:value="807970" table:style-name="ce41">
            <text:p>807,970</text:p>
          </table:table-cell>
          <table:table-cell office:value-type="float" office:value="411488" table:style-name="ce41">
            <text:p>411,488</text:p>
          </table:table-cell>
          <table:table-cell office:value-type="float" office:value="396482" table:style-name="ce58">
            <text:p>396,48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屏東市</text:p>
          </table:table-cell>
          <table:table-cell office:value-type="float" office:value="75315" table:style-name="ce59">
            <text:p>75,315</text:p>
          </table:table-cell>
          <table:table-cell office:value-type="float" office:value="196653" table:style-name="ce45">
            <text:p>196,653</text:p>
          </table:table-cell>
          <table:table-cell office:value-type="float" office:value="96831" table:style-name="ce45">
            <text:p>96,831</text:p>
          </table:table-cell>
          <table:table-cell office:value-type="float" office:value="99822" table:style-name="ce60">
            <text:p>99,82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潮州鎮</text:p>
          </table:table-cell>
          <table:table-cell office:value-type="float" office:value="20294" table:style-name="ce59">
            <text:p>20,294</text:p>
          </table:table-cell>
          <table:table-cell office:value-type="float" office:value="53851" table:style-name="ce45">
            <text:p>53,851</text:p>
          </table:table-cell>
          <table:table-cell office:value-type="float" office:value="26780" table:style-name="ce45">
            <text:p>26,780</text:p>
          </table:table-cell>
          <table:table-cell office:value-type="float" office:value="27071" table:style-name="ce60">
            <text:p>27,07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東港鎮</text:p>
          </table:table-cell>
          <table:table-cell office:value-type="float" office:value="17216" table:style-name="ce59">
            <text:p>17,216</text:p>
          </table:table-cell>
          <table:table-cell office:value-type="float" office:value="46590" table:style-name="ce45">
            <text:p>46,590</text:p>
          </table:table-cell>
          <table:table-cell office:value-type="float" office:value="23479" table:style-name="ce45">
            <text:p>23,479</text:p>
          </table:table-cell>
          <table:table-cell office:value-type="float" office:value="23111" table:style-name="ce60">
            <text:p>23,11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恆春鎮</text:p>
          </table:table-cell>
          <table:table-cell office:value-type="float" office:value="11930" table:style-name="ce59">
            <text:p>11,930</text:p>
          </table:table-cell>
          <table:table-cell office:value-type="float" office:value="30236" table:style-name="ce45">
            <text:p>30,236</text:p>
          </table:table-cell>
          <table:table-cell office:value-type="float" office:value="15475" table:style-name="ce45">
            <text:p>15,475</text:p>
          </table:table-cell>
          <table:table-cell office:value-type="float" office:value="14761" table:style-name="ce60">
            <text:p>14,76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萬丹鄉</text:p>
          </table:table-cell>
          <table:table-cell office:value-type="float" office:value="15639" table:style-name="ce59">
            <text:p>15,639</text:p>
          </table:table-cell>
          <table:table-cell office:value-type="float" office:value="49955" table:style-name="ce45">
            <text:p>49,955</text:p>
          </table:table-cell>
          <table:table-cell office:value-type="float" office:value="25887" table:style-name="ce45">
            <text:p>25,887</text:p>
          </table:table-cell>
          <table:table-cell office:value-type="float" office:value="24068" table:style-name="ce60">
            <text:p>24,06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長治鄉</text:p>
          </table:table-cell>
          <table:table-cell office:value-type="float" office:value="10431" table:style-name="ce59">
            <text:p>10,431</text:p>
          </table:table-cell>
          <table:table-cell office:value-type="float" office:value="29381" table:style-name="ce45">
            <text:p>29,381</text:p>
          </table:table-cell>
          <table:table-cell office:value-type="float" office:value="15223" table:style-name="ce45">
            <text:p>15,223</text:p>
          </table:table-cell>
          <table:table-cell office:value-type="float" office:value="14158" table:style-name="ce60">
            <text:p>14,15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麟洛鄉</text:p>
          </table:table-cell>
          <table:table-cell office:value-type="float" office:value="3905" table:style-name="ce59">
            <text:p>3,905</text:p>
          </table:table-cell>
          <table:table-cell office:value-type="float" office:value="10711" table:style-name="ce45">
            <text:p>10,711</text:p>
          </table:table-cell>
          <table:table-cell office:value-type="float" office:value="5531" table:style-name="ce45">
            <text:p>5,531</text:p>
          </table:table-cell>
          <table:table-cell office:value-type="float" office:value="5180" table:style-name="ce60">
            <text:p>5,18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九如鄉</text:p>
          </table:table-cell>
          <table:table-cell office:value-type="float" office:value="7336" table:style-name="ce59">
            <text:p>7,336</text:p>
          </table:table-cell>
          <table:table-cell office:value-type="float" office:value="21784" table:style-name="ce45">
            <text:p>21,784</text:p>
          </table:table-cell>
          <table:table-cell office:value-type="float" office:value="11173" table:style-name="ce45">
            <text:p>11,173</text:p>
          </table:table-cell>
          <table:table-cell office:value-type="float" office:value="10611" table:style-name="ce60">
            <text:p>10,61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里港鄉</text:p>
          </table:table-cell>
          <table:table-cell office:value-type="float" office:value="8337" table:style-name="ce59">
            <text:p>8,337</text:p>
          </table:table-cell>
          <table:table-cell office:value-type="float" office:value="25657" table:style-name="ce45">
            <text:p>25,657</text:p>
          </table:table-cell>
          <table:table-cell office:value-type="float" office:value="13020" table:style-name="ce45">
            <text:p>13,020</text:p>
          </table:table-cell>
          <table:table-cell office:value-type="float" office:value="12637" table:style-name="ce60">
            <text:p>12,63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鹽埔鄉</text:p>
          </table:table-cell>
          <table:table-cell office:value-type="float" office:value="7961" table:style-name="ce59">
            <text:p>7,961</text:p>
          </table:table-cell>
          <table:table-cell office:value-type="float" office:value="24795" table:style-name="ce45">
            <text:p>24,795</text:p>
          </table:table-cell>
          <table:table-cell office:value-type="float" office:value="12861" table:style-name="ce45">
            <text:p>12,861</text:p>
          </table:table-cell>
          <table:table-cell office:value-type="float" office:value="11934" table:style-name="ce60">
            <text:p>11,93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高樹鄉</text:p>
          </table:table-cell>
          <table:table-cell office:value-type="float" office:value="9180" table:style-name="ce59">
            <text:p>9,180</text:p>
          </table:table-cell>
          <table:table-cell office:value-type="float" office:value="23583" table:style-name="ce45">
            <text:p>23,583</text:p>
          </table:table-cell>
          <table:table-cell office:value-type="float" office:value="12518" table:style-name="ce45">
            <text:p>12,518</text:p>
          </table:table-cell>
          <table:table-cell office:value-type="float" office:value="11065" table:style-name="ce60">
            <text:p>11,06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萬巒鄉</text:p>
          </table:table-cell>
          <table:table-cell office:value-type="float" office:value="6593" table:style-name="ce59">
            <text:p>6,593</text:p>
          </table:table-cell>
          <table:table-cell office:value-type="float" office:value="20028" table:style-name="ce45">
            <text:p>20,028</text:p>
          </table:table-cell>
          <table:table-cell office:value-type="float" office:value="10400" table:style-name="ce45">
            <text:p>10,400</text:p>
          </table:table-cell>
          <table:table-cell office:value-type="float" office:value="9628" table:style-name="ce60">
            <text:p>9,62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內埔鄉</text:p>
          </table:table-cell>
          <table:table-cell office:value-type="float" office:value="19121" table:style-name="ce59">
            <text:p>19,121</text:p>
          </table:table-cell>
          <table:table-cell office:value-type="float" office:value="52910" table:style-name="ce45">
            <text:p>52,910</text:p>
          </table:table-cell>
          <table:table-cell office:value-type="float" office:value="27164" table:style-name="ce45">
            <text:p>27,164</text:p>
          </table:table-cell>
          <table:table-cell office:value-type="float" office:value="25746" table:style-name="ce60">
            <text:p>25,74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田鄉</text:p>
          </table:table-cell>
          <table:table-cell office:value-type="float" office:value="5680" table:style-name="ce59">
            <text:p>5,680</text:p>
          </table:table-cell>
          <table:table-cell office:value-type="float" office:value="16409" table:style-name="ce45">
            <text:p>16,409</text:p>
          </table:table-cell>
          <table:table-cell office:value-type="float" office:value="8726" table:style-name="ce45">
            <text:p>8,726</text:p>
          </table:table-cell>
          <table:table-cell office:value-type="float" office:value="7683" table:style-name="ce60">
            <text:p>7,68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埤鄉</text:p>
          </table:table-cell>
          <table:table-cell office:value-type="float" office:value="3421" table:style-name="ce59">
            <text:p>3,421</text:p>
          </table:table-cell>
          <table:table-cell office:value-type="float" office:value="9464" table:style-name="ce45">
            <text:p>9,464</text:p>
          </table:table-cell>
          <table:table-cell office:value-type="float" office:value="5043" table:style-name="ce45">
            <text:p>5,043</text:p>
          </table:table-cell>
          <table:table-cell office:value-type="float" office:value="4421" table:style-name="ce60">
            <text:p>4,42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枋寮鄉</text:p>
          </table:table-cell>
          <table:table-cell office:value-type="float" office:value="8659" table:style-name="ce59">
            <text:p>8,659</text:p>
          </table:table-cell>
          <table:table-cell office:value-type="float" office:value="23466" table:style-name="ce45">
            <text:p>23,466</text:p>
          </table:table-cell>
          <table:table-cell office:value-type="float" office:value="12243" table:style-name="ce45">
            <text:p>12,243</text:p>
          </table:table-cell>
          <table:table-cell office:value-type="float" office:value="11223" table:style-name="ce60">
            <text:p>11,22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園鄉</text:p>
          </table:table-cell>
          <table:table-cell office:value-type="float" office:value="11905" table:style-name="ce59">
            <text:p>11,905</text:p>
          </table:table-cell>
          <table:table-cell office:value-type="float" office:value="33639" table:style-name="ce45">
            <text:p>33,639</text:p>
          </table:table-cell>
          <table:table-cell office:value-type="float" office:value="17459" table:style-name="ce45">
            <text:p>17,459</text:p>
          </table:table-cell>
          <table:table-cell office:value-type="float" office:value="16180" table:style-name="ce60">
            <text:p>16,18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崁頂鄉</text:p>
          </table:table-cell>
          <table:table-cell office:value-type="float" office:value="4545" table:style-name="ce59">
            <text:p>4,545</text:p>
          </table:table-cell>
          <table:table-cell office:value-type="float" office:value="15223" table:style-name="ce45">
            <text:p>15,223</text:p>
          </table:table-cell>
          <table:table-cell office:value-type="float" office:value="7656" table:style-name="ce45">
            <text:p>7,656</text:p>
          </table:table-cell>
          <table:table-cell office:value-type="float" office:value="7567" table:style-name="ce60">
            <text:p>7,56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林邊鄉</text:p>
          </table:table-cell>
          <table:table-cell office:value-type="float" office:value="6669" table:style-name="ce59">
            <text:p>6,669</text:p>
          </table:table-cell>
          <table:table-cell office:value-type="float" office:value="17145" table:style-name="ce45">
            <text:p>17,145</text:p>
          </table:table-cell>
          <table:table-cell office:value-type="float" office:value="8737" table:style-name="ce45">
            <text:p>8,737</text:p>
          </table:table-cell>
          <table:table-cell office:value-type="float" office:value="8408" table:style-name="ce60">
            <text:p>8,40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州鄉</text:p>
          </table:table-cell>
          <table:table-cell office:value-type="float" office:value="3796" table:style-name="ce59">
            <text:p>3,796</text:p>
          </table:table-cell>
          <table:table-cell office:value-type="float" office:value="10249" table:style-name="ce45">
            <text:p>10,249</text:p>
          </table:table-cell>
          <table:table-cell office:value-type="float" office:value="5249" table:style-name="ce45">
            <text:p>5,249</text:p>
          </table:table-cell>
          <table:table-cell office:value-type="float" office:value="5000" table:style-name="ce60">
            <text:p>5,00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佳冬鄉</text:p>
          </table:table-cell>
          <table:table-cell office:value-type="float" office:value="6986" table:style-name="ce59">
            <text:p>6,986</text:p>
          </table:table-cell>
          <table:table-cell office:value-type="float" office:value="18414" table:style-name="ce45">
            <text:p>18,414</text:p>
          </table:table-cell>
          <table:table-cell office:value-type="float" office:value="9518" table:style-name="ce45">
            <text:p>9,518</text:p>
          </table:table-cell>
          <table:table-cell office:value-type="float" office:value="8896" table:style-name="ce60">
            <text:p>8,89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琉球鄉</text:p>
          </table:table-cell>
          <table:table-cell office:value-type="float" office:value="4697" table:style-name="ce59">
            <text:p>4,697</text:p>
          </table:table-cell>
          <table:table-cell office:value-type="float" office:value="12095" table:style-name="ce45">
            <text:p>12,095</text:p>
          </table:table-cell>
          <table:table-cell office:value-type="float" office:value="6597" table:style-name="ce45">
            <text:p>6,597</text:p>
          </table:table-cell>
          <table:table-cell office:value-type="float" office:value="5498" table:style-name="ce60">
            <text:p>5,49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車城鄉</text:p>
          </table:table-cell>
          <table:table-cell office:value-type="float" office:value="3499" table:style-name="ce59">
            <text:p>3,499</text:p>
          </table:table-cell>
          <table:table-cell office:value-type="float" office:value="8221" table:style-name="ce45">
            <text:p>8,221</text:p>
          </table:table-cell>
          <table:table-cell office:value-type="float" office:value="4381" table:style-name="ce45">
            <text:p>4,381</text:p>
          </table:table-cell>
          <table:table-cell office:value-type="float" office:value="3840" table:style-name="ce60">
            <text:p>3,84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滿州鄉</text:p>
          </table:table-cell>
          <table:table-cell office:value-type="float" office:value="3021" table:style-name="ce59">
            <text:p>3,021</text:p>
          </table:table-cell>
          <table:table-cell office:value-type="float" office:value="7397" table:style-name="ce45">
            <text:p>7,397</text:p>
          </table:table-cell>
          <table:table-cell office:value-type="float" office:value="4023" table:style-name="ce45">
            <text:p>4,023</text:p>
          </table:table-cell>
          <table:table-cell office:value-type="float" office:value="3374" table:style-name="ce60">
            <text:p>3,37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枋山鄉</text:p>
          </table:table-cell>
          <table:table-cell office:value-type="float" office:value="2038" table:style-name="ce59">
            <text:p>2,038</text:p>
          </table:table-cell>
          <table:table-cell office:value-type="float" office:value="5145" table:style-name="ce45">
            <text:p>5,145</text:p>
          </table:table-cell>
          <table:table-cell office:value-type="float" office:value="2711" table:style-name="ce45">
            <text:p>2,711</text:p>
          </table:table-cell>
          <table:table-cell office:value-type="float" office:value="2434" table:style-name="ce60">
            <text:p>2,43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三地門鄉</text:p>
          </table:table-cell>
          <table:table-cell office:value-type="float" office:value="2370" table:style-name="ce59">
            <text:p>2,370</text:p>
          </table:table-cell>
          <table:table-cell office:value-type="float" office:value="7691" table:style-name="ce45">
            <text:p>7,691</text:p>
          </table:table-cell>
          <table:table-cell office:value-type="float" office:value="3875" table:style-name="ce45">
            <text:p>3,875</text:p>
          </table:table-cell>
          <table:table-cell office:value-type="float" office:value="3816" table:style-name="ce60">
            <text:p>3,81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霧臺鄉</text:p>
          </table:table-cell>
          <table:table-cell office:value-type="float" office:value="1088" table:style-name="ce59">
            <text:p>1,088</text:p>
          </table:table-cell>
          <table:table-cell office:value-type="float" office:value="3230" table:style-name="ce45">
            <text:p>3,230</text:p>
          </table:table-cell>
          <table:table-cell office:value-type="float" office:value="1655" table:style-name="ce45">
            <text:p>1,655</text:p>
          </table:table-cell>
          <table:table-cell office:value-type="float" office:value="1575" table:style-name="ce60">
            <text:p>1,57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瑪家鄉</text:p>
          </table:table-cell>
          <table:table-cell office:value-type="float" office:value="2087" table:style-name="ce59">
            <text:p>2,087</text:p>
          </table:table-cell>
          <table:table-cell office:value-type="float" office:value="6706" table:style-name="ce45">
            <text:p>6,706</text:p>
          </table:table-cell>
          <table:table-cell office:value-type="float" office:value="3388" table:style-name="ce45">
            <text:p>3,388</text:p>
          </table:table-cell>
          <table:table-cell office:value-type="float" office:value="3318" table:style-name="ce60">
            <text:p>3,31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泰武鄉</text:p>
          </table:table-cell>
          <table:table-cell office:value-type="float" office:value="1424" table:style-name="ce59">
            <text:p>1,424</text:p>
          </table:table-cell>
          <table:table-cell office:value-type="float" office:value="5365" table:style-name="ce45">
            <text:p>5,365</text:p>
          </table:table-cell>
          <table:table-cell office:value-type="float" office:value="2797" table:style-name="ce45">
            <text:p>2,797</text:p>
          </table:table-cell>
          <table:table-cell office:value-type="float" office:value="2568" table:style-name="ce60">
            <text:p>2,56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來義鄉</text:p>
          </table:table-cell>
          <table:table-cell office:value-type="float" office:value="2268" table:style-name="ce59">
            <text:p>2,268</text:p>
          </table:table-cell>
          <table:table-cell office:value-type="float" office:value="7400" table:style-name="ce45">
            <text:p>7,400</text:p>
          </table:table-cell>
          <table:table-cell office:value-type="float" office:value="3701" table:style-name="ce45">
            <text:p>3,701</text:p>
          </table:table-cell>
          <table:table-cell office:value-type="float" office:value="3699" table:style-name="ce60">
            <text:p>3,69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春日鄉</text:p>
          </table:table-cell>
          <table:table-cell office:value-type="float" office:value="1442" table:style-name="ce59">
            <text:p>1,442</text:p>
          </table:table-cell>
          <table:table-cell office:value-type="float" office:value="4912" table:style-name="ce45">
            <text:p>4,912</text:p>
          </table:table-cell>
          <table:table-cell office:value-type="float" office:value="2491" table:style-name="ce45">
            <text:p>2,491</text:p>
          </table:table-cell>
          <table:table-cell office:value-type="float" office:value="2421" table:style-name="ce60">
            <text:p>2,421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獅子鄉</text:p>
          </table:table-cell>
          <table:table-cell office:value-type="float" office:value="1606" table:style-name="ce59">
            <text:p>1,606</text:p>
          </table:table-cell>
          <table:table-cell office:value-type="float" office:value="4805" table:style-name="ce45">
            <text:p>4,805</text:p>
          </table:table-cell>
          <table:table-cell office:value-type="float" office:value="2480" table:style-name="ce45">
            <text:p>2,480</text:p>
          </table:table-cell>
          <table:table-cell office:value-type="float" office:value="2325" table:style-name="ce60">
            <text:p>2,325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牡丹鄉</text:p>
          </table:table-cell>
          <table:table-cell office:value-type="float" office:value="2002" table:style-name="ce62">
            <text:p>2,002</text:p>
          </table:table-cell>
          <table:table-cell office:value-type="float" office:value="4860" table:style-name="ce50">
            <text:p>4,860</text:p>
          </table:table-cell>
          <table:table-cell office:value-type="float" office:value="2416" table:style-name="ce50">
            <text:p>2,416</text:p>
          </table:table-cell>
          <table:table-cell office:value-type="float" office:value="2444" table:style-name="ce63">
            <text:p>2,444</text:p>
          </table:table-cell>
          <table:table-cell table:number-columns-repeated="16379"/>
        </table:table-row>
        <table:table-row table:style-name="ro8">
          <table:table-cell table:style-name="ce98"/>
          <table:table-cell table:style-name="ce99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100">
            <text:p>臺東縣</text:p>
          </table:table-cell>
          <table:table-cell office:value-type="float" office:value="83860" table:style-name="ce57">
            <text:p>83,860</text:p>
          </table:table-cell>
          <table:table-cell office:value-type="float" office:value="214132" table:style-name="ce41">
            <text:p>214,132</text:p>
          </table:table-cell>
          <table:table-cell office:value-type="float" office:value="109967" table:style-name="ce41">
            <text:p>109,967</text:p>
          </table:table-cell>
          <table:table-cell office:value-type="float" office:value="104165" table:style-name="ce58">
            <text:p>104,16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臺東市</text:p>
          </table:table-cell>
          <table:table-cell office:value-type="float" office:value="40504" table:style-name="ce59">
            <text:p>40,504</text:p>
          </table:table-cell>
          <table:table-cell office:value-type="float" office:value="104445" table:style-name="ce45">
            <text:p>104,445</text:p>
          </table:table-cell>
          <table:table-cell office:value-type="float" office:value="52011" table:style-name="ce45">
            <text:p>52,011</text:p>
          </table:table-cell>
          <table:table-cell office:value-type="float" office:value="52434" table:style-name="ce60">
            <text:p>52,43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成功鎮</text:p>
          </table:table-cell>
          <table:table-cell office:value-type="float" office:value="5353" table:style-name="ce59">
            <text:p>5,353</text:p>
          </table:table-cell>
          <table:table-cell office:value-type="float" office:value="13396" table:style-name="ce45">
            <text:p>13,396</text:p>
          </table:table-cell>
          <table:table-cell office:value-type="float" office:value="7052" table:style-name="ce45">
            <text:p>7,052</text:p>
          </table:table-cell>
          <table:table-cell office:value-type="float" office:value="6344" table:style-name="ce60">
            <text:p>6,34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關山鎮</text:p>
          </table:table-cell>
          <table:table-cell office:value-type="float" office:value="3201" table:style-name="ce59">
            <text:p>3,201</text:p>
          </table:table-cell>
          <table:table-cell office:value-type="float" office:value="8330" table:style-name="ce45">
            <text:p>8,330</text:p>
          </table:table-cell>
          <table:table-cell office:value-type="float" office:value="4301" table:style-name="ce45">
            <text:p>4,301</text:p>
          </table:table-cell>
          <table:table-cell office:value-type="float" office:value="4029" table:style-name="ce60">
            <text:p>4,02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卑南鄉</text:p>
          </table:table-cell>
          <table:table-cell office:value-type="float" office:value="6870" table:style-name="ce59">
            <text:p>6,870</text:p>
          </table:table-cell>
          <table:table-cell office:value-type="float" office:value="16897" table:style-name="ce45">
            <text:p>16,897</text:p>
          </table:table-cell>
          <table:table-cell office:value-type="float" office:value="8877" table:style-name="ce45">
            <text:p>8,877</text:p>
          </table:table-cell>
          <table:table-cell office:value-type="float" office:value="8020" table:style-name="ce60">
            <text:p>8,02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武鄉</text:p>
          </table:table-cell>
          <table:table-cell office:value-type="float" office:value="2475" table:style-name="ce59">
            <text:p>2,475</text:p>
          </table:table-cell>
          <table:table-cell office:value-type="float" office:value="5663" table:style-name="ce45">
            <text:p>5,663</text:p>
          </table:table-cell>
          <table:table-cell office:value-type="float" office:value="2953" table:style-name="ce45">
            <text:p>2,953</text:p>
          </table:table-cell>
          <table:table-cell office:value-type="float" office:value="2710" table:style-name="ce60">
            <text:p>2,71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太麻里鄉</text:p>
          </table:table-cell>
          <table:table-cell office:value-type="float" office:value="4798" table:style-name="ce59">
            <text:p>4,798</text:p>
          </table:table-cell>
          <table:table-cell office:value-type="float" office:value="10806" table:style-name="ce45">
            <text:p>10,806</text:p>
          </table:table-cell>
          <table:table-cell office:value-type="float" office:value="5742" table:style-name="ce45">
            <text:p>5,742</text:p>
          </table:table-cell>
          <table:table-cell office:value-type="float" office:value="5064" table:style-name="ce60">
            <text:p>5,06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東河鄉</text:p>
          </table:table-cell>
          <table:table-cell office:value-type="float" office:value="3700" table:style-name="ce59">
            <text:p>3,700</text:p>
          </table:table-cell>
          <table:table-cell office:value-type="float" office:value="8123" table:style-name="ce45">
            <text:p>8,123</text:p>
          </table:table-cell>
          <table:table-cell office:value-type="float" office:value="4484" table:style-name="ce45">
            <text:p>4,484</text:p>
          </table:table-cell>
          <table:table-cell office:value-type="float" office:value="3639" table:style-name="ce60">
            <text:p>3,63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長濱鄉</text:p>
          </table:table-cell>
          <table:table-cell office:value-type="float" office:value="2884" table:style-name="ce59">
            <text:p>2,884</text:p>
          </table:table-cell>
          <table:table-cell office:value-type="float" office:value="6828" table:style-name="ce45">
            <text:p>6,828</text:p>
          </table:table-cell>
          <table:table-cell office:value-type="float" office:value="3853" table:style-name="ce45">
            <text:p>3,853</text:p>
          </table:table-cell>
          <table:table-cell office:value-type="float" office:value="2975" table:style-name="ce60">
            <text:p>2,97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鹿野鄉</text:p>
          </table:table-cell>
          <table:table-cell office:value-type="float" office:value="3007" table:style-name="ce59">
            <text:p>3,007</text:p>
          </table:table-cell>
          <table:table-cell office:value-type="float" office:value="7514" table:style-name="ce45">
            <text:p>7,514</text:p>
          </table:table-cell>
          <table:table-cell office:value-type="float" office:value="3971" table:style-name="ce45">
            <text:p>3,971</text:p>
          </table:table-cell>
          <table:table-cell office:value-type="float" office:value="3543" table:style-name="ce60">
            <text:p>3,54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池上鄉</text:p>
          </table:table-cell>
          <table:table-cell office:value-type="float" office:value="3173" table:style-name="ce59">
            <text:p>3,173</text:p>
          </table:table-cell>
          <table:table-cell office:value-type="float" office:value="8018" table:style-name="ce45">
            <text:p>8,018</text:p>
          </table:table-cell>
          <table:table-cell office:value-type="float" office:value="4135" table:style-name="ce45">
            <text:p>4,135</text:p>
          </table:table-cell>
          <table:table-cell office:value-type="float" office:value="3883" table:style-name="ce60">
            <text:p>3,88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綠島鄉</text:p>
          </table:table-cell>
          <table:table-cell office:value-type="float" office:value="1182" table:style-name="ce59">
            <text:p>1,182</text:p>
          </table:table-cell>
          <table:table-cell office:value-type="float" office:value="4083" table:style-name="ce45">
            <text:p>4,083</text:p>
          </table:table-cell>
          <table:table-cell office:value-type="float" office:value="2181" table:style-name="ce45">
            <text:p>2,181</text:p>
          </table:table-cell>
          <table:table-cell office:value-type="float" office:value="1902" table:style-name="ce60">
            <text:p>1,90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延平鄉</text:p>
          </table:table-cell>
          <table:table-cell office:value-type="float" office:value="1069" table:style-name="ce59">
            <text:p>1,069</text:p>
          </table:table-cell>
          <table:table-cell office:value-type="float" office:value="3575" table:style-name="ce45">
            <text:p>3,575</text:p>
          </table:table-cell>
          <table:table-cell office:value-type="float" office:value="1900" table:style-name="ce45">
            <text:p>1,900</text:p>
          </table:table-cell>
          <table:table-cell office:value-type="float" office:value="1675" table:style-name="ce60">
            <text:p>1,67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海端鄉</text:p>
          </table:table-cell>
          <table:table-cell office:value-type="float" office:value="1090" table:style-name="ce59">
            <text:p>1,090</text:p>
          </table:table-cell>
          <table:table-cell office:value-type="float" office:value="4132" table:style-name="ce45">
            <text:p>4,132</text:p>
          </table:table-cell>
          <table:table-cell office:value-type="float" office:value="2193" table:style-name="ce45">
            <text:p>2,193</text:p>
          </table:table-cell>
          <table:table-cell office:value-type="float" office:value="1939" table:style-name="ce60">
            <text:p>1,93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達仁鄉</text:p>
          </table:table-cell>
          <table:table-cell office:value-type="float" office:value="1423" table:style-name="ce59">
            <text:p>1,423</text:p>
          </table:table-cell>
          <table:table-cell office:value-type="float" office:value="3450" table:style-name="ce45">
            <text:p>3,450</text:p>
          </table:table-cell>
          <table:table-cell office:value-type="float" office:value="1870" table:style-name="ce45">
            <text:p>1,870</text:p>
          </table:table-cell>
          <table:table-cell office:value-type="float" office:value="1580" table:style-name="ce60">
            <text:p>1,58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金峰鄉</text:p>
          </table:table-cell>
          <table:table-cell office:value-type="float" office:value="1185" table:style-name="ce59">
            <text:p>1,185</text:p>
          </table:table-cell>
          <table:table-cell office:value-type="float" office:value="3673" table:style-name="ce45">
            <text:p>3,673</text:p>
          </table:table-cell>
          <table:table-cell office:value-type="float" office:value="1844" table:style-name="ce45">
            <text:p>1,844</text:p>
          </table:table-cell>
          <table:table-cell office:value-type="float" office:value="1829" table:style-name="ce60">
            <text:p>1,829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蘭嶼鄉</text:p>
          </table:table-cell>
          <table:table-cell office:value-type="float" office:value="1946" table:style-name="ce62">
            <text:p>1,946</text:p>
          </table:table-cell>
          <table:table-cell office:value-type="float" office:value="5199" table:style-name="ce50">
            <text:p>5,199</text:p>
          </table:table-cell>
          <table:table-cell office:value-type="float" office:value="2600" table:style-name="ce50">
            <text:p>2,600</text:p>
          </table:table-cell>
          <table:table-cell office:value-type="float" office:value="2599" table:style-name="ce63">
            <text:p>2,599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7698" table:style-name="ce57">
            <text:p>127,698</text:p>
          </table:table-cell>
          <table:table-cell office:value-type="float" office:value="322836" table:style-name="ce41">
            <text:p>322,836</text:p>
          </table:table-cell>
          <table:table-cell office:value-type="float" office:value="163177" table:style-name="ce41">
            <text:p>163,177</text:p>
          </table:table-cell>
          <table:table-cell office:value-type="float" office:value="159659" table:style-name="ce58">
            <text:p>159,65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花蓮市</text:p>
          </table:table-cell>
          <table:table-cell office:value-type="float" office:value="41837" table:style-name="ce59">
            <text:p>41,837</text:p>
          </table:table-cell>
          <table:table-cell office:value-type="float" office:value="101853" table:style-name="ce45">
            <text:p>101,853</text:p>
          </table:table-cell>
          <table:table-cell office:value-type="float" office:value="48938" table:style-name="ce45">
            <text:p>48,938</text:p>
          </table:table-cell>
          <table:table-cell office:value-type="float" office:value="52915" table:style-name="ce60">
            <text:p>52,91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鳳林鎮</text:p>
          </table:table-cell>
          <table:table-cell office:value-type="float" office:value="4390" table:style-name="ce59">
            <text:p>4,390</text:p>
          </table:table-cell>
          <table:table-cell office:value-type="float" office:value="10764" table:style-name="ce45">
            <text:p>10,764</text:p>
          </table:table-cell>
          <table:table-cell office:value-type="float" office:value="5566" table:style-name="ce45">
            <text:p>5,566</text:p>
          </table:table-cell>
          <table:table-cell office:value-type="float" office:value="5198" table:style-name="ce60">
            <text:p>5,19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玉里鎮</text:p>
          </table:table-cell>
          <table:table-cell office:value-type="float" office:value="8903" table:style-name="ce59">
            <text:p>8,903</text:p>
          </table:table-cell>
          <table:table-cell office:value-type="float" office:value="23121" table:style-name="ce45">
            <text:p>23,121</text:p>
          </table:table-cell>
          <table:table-cell office:value-type="float" office:value="12221" table:style-name="ce45">
            <text:p>12,221</text:p>
          </table:table-cell>
          <table:table-cell office:value-type="float" office:value="10900" table:style-name="ce60">
            <text:p>10,90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城鄉</text:p>
          </table:table-cell>
          <table:table-cell office:value-type="float" office:value="7881" table:style-name="ce59">
            <text:p>7,881</text:p>
          </table:table-cell>
          <table:table-cell office:value-type="float" office:value="20015" table:style-name="ce45">
            <text:p>20,015</text:p>
          </table:table-cell>
          <table:table-cell office:value-type="float" office:value="10181" table:style-name="ce45">
            <text:p>10,181</text:p>
          </table:table-cell>
          <table:table-cell office:value-type="float" office:value="9834" table:style-name="ce60">
            <text:p>9,83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吉安鄉</text:p>
          </table:table-cell>
          <table:table-cell office:value-type="float" office:value="33018" table:style-name="ce59">
            <text:p>33,018</text:p>
          </table:table-cell>
          <table:table-cell office:value-type="float" office:value="83515" table:style-name="ce45">
            <text:p>83,515</text:p>
          </table:table-cell>
          <table:table-cell office:value-type="float" office:value="41790" table:style-name="ce45">
            <text:p>41,790</text:p>
          </table:table-cell>
          <table:table-cell office:value-type="float" office:value="41725" table:style-name="ce60">
            <text:p>41,72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壽豐鄉</text:p>
          </table:table-cell>
          <table:table-cell office:value-type="float" office:value="7347" table:style-name="ce59">
            <text:p>7,347</text:p>
          </table:table-cell>
          <table:table-cell office:value-type="float" office:value="17427" table:style-name="ce45">
            <text:p>17,427</text:p>
          </table:table-cell>
          <table:table-cell office:value-type="float" office:value="9258" table:style-name="ce45">
            <text:p>9,258</text:p>
          </table:table-cell>
          <table:table-cell office:value-type="float" office:value="8169" table:style-name="ce60">
            <text:p>8,16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光復鄉</text:p>
          </table:table-cell>
          <table:table-cell office:value-type="float" office:value="4984" table:style-name="ce59">
            <text:p>4,984</text:p>
          </table:table-cell>
          <table:table-cell office:value-type="float" office:value="12280" table:style-name="ce45">
            <text:p>12,280</text:p>
          </table:table-cell>
          <table:table-cell office:value-type="float" office:value="6530" table:style-name="ce45">
            <text:p>6,530</text:p>
          </table:table-cell>
          <table:table-cell office:value-type="float" office:value="5750" table:style-name="ce60">
            <text:p>5,75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豐濱鄉</text:p>
          </table:table-cell>
          <table:table-cell office:value-type="float" office:value="1684" table:style-name="ce59">
            <text:p>1,684</text:p>
          </table:table-cell>
          <table:table-cell office:value-type="float" office:value="4341" table:style-name="ce45">
            <text:p>4,341</text:p>
          </table:table-cell>
          <table:table-cell office:value-type="float" office:value="2440" table:style-name="ce45">
            <text:p>2,440</text:p>
          </table:table-cell>
          <table:table-cell office:value-type="float" office:value="1901" table:style-name="ce60">
            <text:p>1,90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瑞穗鄉</text:p>
          </table:table-cell>
          <table:table-cell office:value-type="float" office:value="4810" table:style-name="ce59">
            <text:p>4,810</text:p>
          </table:table-cell>
          <table:table-cell office:value-type="float" office:value="11248" table:style-name="ce45">
            <text:p>11,248</text:p>
          </table:table-cell>
          <table:table-cell office:value-type="float" office:value="6037" table:style-name="ce45">
            <text:p>6,037</text:p>
          </table:table-cell>
          <table:table-cell office:value-type="float" office:value="5211" table:style-name="ce60">
            <text:p>5,21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富里鄉</text:p>
          </table:table-cell>
          <table:table-cell office:value-type="float" office:value="4054" table:style-name="ce59">
            <text:p>4,054</text:p>
          </table:table-cell>
          <table:table-cell office:value-type="float" office:value="9897" table:style-name="ce45">
            <text:p>9,897</text:p>
          </table:table-cell>
          <table:table-cell office:value-type="float" office:value="5371" table:style-name="ce45">
            <text:p>5,371</text:p>
          </table:table-cell>
          <table:table-cell office:value-type="float" office:value="4526" table:style-name="ce60">
            <text:p>4,52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秀林鄉</text:p>
          </table:table-cell>
          <table:table-cell office:value-type="float" office:value="4960" table:style-name="ce59">
            <text:p>4,960</text:p>
          </table:table-cell>
          <table:table-cell office:value-type="float" office:value="16204" table:style-name="ce45">
            <text:p>16,204</text:p>
          </table:table-cell>
          <table:table-cell office:value-type="float" office:value="8319" table:style-name="ce45">
            <text:p>8,319</text:p>
          </table:table-cell>
          <table:table-cell office:value-type="float" office:value="7885" table:style-name="ce60">
            <text:p>7,88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萬榮鄉</text:p>
          </table:table-cell>
          <table:table-cell office:value-type="float" office:value="2123" table:style-name="ce59">
            <text:p>2,123</text:p>
          </table:table-cell>
          <table:table-cell office:value-type="float" office:value="6174" table:style-name="ce45">
            <text:p>6,174</text:p>
          </table:table-cell>
          <table:table-cell office:value-type="float" office:value="3249" table:style-name="ce45">
            <text:p>3,249</text:p>
          </table:table-cell>
          <table:table-cell office:value-type="float" office:value="2925" table:style-name="ce60">
            <text:p>2,925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卓溪鄉</text:p>
          </table:table-cell>
          <table:table-cell office:value-type="float" office:value="1707" table:style-name="ce62">
            <text:p>1,707</text:p>
          </table:table-cell>
          <table:table-cell office:value-type="float" office:value="5997" table:style-name="ce50">
            <text:p>5,997</text:p>
          </table:table-cell>
          <table:table-cell office:value-type="float" office:value="3277" table:style-name="ce50">
            <text:p>3,277</text:p>
          </table:table-cell>
          <table:table-cell office:value-type="float" office:value="2720" table:style-name="ce63">
            <text:p>2,720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64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澎湖縣</text:p>
          </table:table-cell>
          <table:table-cell office:value-type="float" office:value="41814" table:style-name="ce57">
            <text:p>41,814</text:p>
          </table:table-cell>
          <table:table-cell office:value-type="float" office:value="105634" table:style-name="ce41">
            <text:p>105,634</text:p>
          </table:table-cell>
          <table:table-cell office:value-type="float" office:value="54349" table:style-name="ce41">
            <text:p>54,349</text:p>
          </table:table-cell>
          <table:table-cell office:value-type="float" office:value="51285" table:style-name="ce58">
            <text:p>51,28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馬公市</text:p>
          </table:table-cell>
          <table:table-cell office:value-type="float" office:value="25427" table:style-name="ce59">
            <text:p>25,427</text:p>
          </table:table-cell>
          <table:table-cell office:value-type="float" office:value="62912" table:style-name="ce45">
            <text:p>62,912</text:p>
          </table:table-cell>
          <table:table-cell office:value-type="float" office:value="31953" table:style-name="ce45">
            <text:p>31,953</text:p>
          </table:table-cell>
          <table:table-cell office:value-type="float" office:value="30959" table:style-name="ce60">
            <text:p>30,95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湖西鄉</text:p>
          </table:table-cell>
          <table:table-cell office:value-type="float" office:value="6144" table:style-name="ce59">
            <text:p>6,144</text:p>
          </table:table-cell>
          <table:table-cell office:value-type="float" office:value="15248" table:style-name="ce45">
            <text:p>15,248</text:p>
          </table:table-cell>
          <table:table-cell office:value-type="float" office:value="8075" table:style-name="ce45">
            <text:p>8,075</text:p>
          </table:table-cell>
          <table:table-cell office:value-type="float" office:value="7173" table:style-name="ce60">
            <text:p>7,17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白沙鄉</text:p>
          </table:table-cell>
          <table:table-cell office:value-type="float" office:value="3621" table:style-name="ce59">
            <text:p>3,621</text:p>
          </table:table-cell>
          <table:table-cell office:value-type="float" office:value="9915" table:style-name="ce45">
            <text:p>9,915</text:p>
          </table:table-cell>
          <table:table-cell office:value-type="float" office:value="5136" table:style-name="ce45">
            <text:p>5,136</text:p>
          </table:table-cell>
          <table:table-cell office:value-type="float" office:value="4779" table:style-name="ce60">
            <text:p>4,77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西嶼鄉</text:p>
          </table:table-cell>
          <table:table-cell office:value-type="float" office:value="3087" table:style-name="ce59">
            <text:p>3,087</text:p>
          </table:table-cell>
          <table:table-cell office:value-type="float" office:value="8309" table:style-name="ce45">
            <text:p>8,309</text:p>
          </table:table-cell>
          <table:table-cell office:value-type="float" office:value="4283" table:style-name="ce45">
            <text:p>4,283</text:p>
          </table:table-cell>
          <table:table-cell office:value-type="float" office:value="4026" table:style-name="ce60">
            <text:p>4,02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望安鄉</text:p>
          </table:table-cell>
          <table:table-cell office:value-type="float" office:value="2078" table:style-name="ce59">
            <text:p>2,078</text:p>
          </table:table-cell>
          <table:table-cell office:value-type="float" office:value="5401" table:style-name="ce45">
            <text:p>5,401</text:p>
          </table:table-cell>
          <table:table-cell office:value-type="float" office:value="2927" table:style-name="ce45">
            <text:p>2,927</text:p>
          </table:table-cell>
          <table:table-cell office:value-type="float" office:value="2474" table:style-name="ce60">
            <text:p>2,474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七美鄉</text:p>
          </table:table-cell>
          <table:table-cell office:value-type="float" office:value="1457" table:style-name="ce62">
            <text:p>1,457</text:p>
          </table:table-cell>
          <table:table-cell office:value-type="float" office:value="3849" table:style-name="ce50">
            <text:p>3,849</text:p>
          </table:table-cell>
          <table:table-cell office:value-type="float" office:value="1975" table:style-name="ce50">
            <text:p>1,975</text:p>
          </table:table-cell>
          <table:table-cell office:value-type="float" office:value="1874" table:style-name="ce63">
            <text:p>1,874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46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style-name="ce1"/>
          <table:table-cell table:style-name="ce101"/>
          <table:table-cell office:value-type="string" table:style-name="ce3">
            <text:p>中華民國110年07月底</text:p>
          </table:table-cell>
          <table:table-cell table:number-columns-repeated="2" table:style-name="ce101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102">
            <text:p>基隆市</text:p>
          </table:table-cell>
          <table:table-cell office:value-type="float" office:value="155943" table:style-name="ce57">
            <text:p>155,943</text:p>
          </table:table-cell>
          <table:table-cell office:value-type="float" office:value="365891" table:style-name="ce41">
            <text:p>365,891</text:p>
          </table:table-cell>
          <table:table-cell office:value-type="float" office:value="182443" table:style-name="ce41">
            <text:p>182,443</text:p>
          </table:table-cell>
          <table:table-cell office:value-type="float" office:value="183448" table:style-name="ce58">
            <text:p>183,448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中正區</text:p>
          </table:table-cell>
          <table:table-cell office:value-type="float" office:value="22904" table:style-name="ce59">
            <text:p>22,904</text:p>
          </table:table-cell>
          <table:table-cell office:value-type="float" office:value="50967" table:style-name="ce45">
            <text:p>50,967</text:p>
          </table:table-cell>
          <table:table-cell office:value-type="float" office:value="25907" table:style-name="ce45">
            <text:p>25,907</text:p>
          </table:table-cell>
          <table:table-cell office:value-type="float" office:value="25060" table:style-name="ce60">
            <text:p>25,060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七堵區</text:p>
          </table:table-cell>
          <table:table-cell office:value-type="float" office:value="21965" table:style-name="ce59">
            <text:p>21,965</text:p>
          </table:table-cell>
          <table:table-cell office:value-type="float" office:value="53534" table:style-name="ce45">
            <text:p>53,534</text:p>
          </table:table-cell>
          <table:table-cell office:value-type="float" office:value="26753" table:style-name="ce45">
            <text:p>26,753</text:p>
          </table:table-cell>
          <table:table-cell office:value-type="float" office:value="26781" table:style-name="ce60">
            <text:p>26,781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暖暖區</text:p>
          </table:table-cell>
          <table:table-cell office:value-type="float" office:value="16155" table:style-name="ce59">
            <text:p>16,155</text:p>
          </table:table-cell>
          <table:table-cell office:value-type="float" office:value="38494" table:style-name="ce45">
            <text:p>38,494</text:p>
          </table:table-cell>
          <table:table-cell office:value-type="float" office:value="19223" table:style-name="ce45">
            <text:p>19,223</text:p>
          </table:table-cell>
          <table:table-cell office:value-type="float" office:value="19271" table:style-name="ce60">
            <text:p>19,271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仁愛區</text:p>
          </table:table-cell>
          <table:table-cell office:value-type="float" office:value="18957" table:style-name="ce59">
            <text:p>18,957</text:p>
          </table:table-cell>
          <table:table-cell office:value-type="float" office:value="42303" table:style-name="ce45">
            <text:p>42,303</text:p>
          </table:table-cell>
          <table:table-cell office:value-type="float" office:value="20852" table:style-name="ce45">
            <text:p>20,852</text:p>
          </table:table-cell>
          <table:table-cell office:value-type="float" office:value="21451" table:style-name="ce60">
            <text:p>21,451</text:p>
          </table:table-cell>
          <table:table-cell table:number-columns-repeated="16379"/>
        </table:table-row>
        <table:table-row table:style-name="ro4">
          <table:table-cell office:value-type="string" table:style-name="ce103">
            <text:p>中山區</text:p>
          </table:table-cell>
          <table:table-cell office:value-type="float" office:value="19214" table:style-name="ce59">
            <text:p>19,214</text:p>
          </table:table-cell>
          <table:table-cell office:value-type="float" office:value="46058" table:style-name="ce45">
            <text:p>46,058</text:p>
          </table:table-cell>
          <table:table-cell office:value-type="float" office:value="23342" table:style-name="ce45">
            <text:p>23,342</text:p>
          </table:table-cell>
          <table:table-cell office:value-type="float" office:value="22716" table:style-name="ce60">
            <text:p>22,716</text:p>
          </table:table-cell>
          <table:table-cell table:number-columns-repeated="16379"/>
        </table:table-row>
        <table:table-row table:style-name="ro4">
          <table:table-cell office:value-type="string" table:style-name="ce103">
            <text:p>安樂區</text:p>
          </table:table-cell>
          <table:table-cell office:value-type="float" office:value="34046" table:style-name="ce59">
            <text:p>34,046</text:p>
          </table:table-cell>
          <table:table-cell office:value-type="float" office:value="81453" table:style-name="ce45">
            <text:p>81,453</text:p>
          </table:table-cell>
          <table:table-cell office:value-type="float" office:value="40298" table:style-name="ce45">
            <text:p>40,298</text:p>
          </table:table-cell>
          <table:table-cell office:value-type="float" office:value="41155" table:style-name="ce60">
            <text:p>41,155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信義區</text:p>
          </table:table-cell>
          <table:table-cell office:value-type="float" office:value="22702" table:style-name="ce62">
            <text:p>22,702</text:p>
          </table:table-cell>
          <table:table-cell office:value-type="float" office:value="53082" table:style-name="ce50">
            <text:p>53,082</text:p>
          </table:table-cell>
          <table:table-cell office:value-type="float" office:value="26068" table:style-name="ce50">
            <text:p>26,068</text:p>
          </table:table-cell>
          <table:table-cell office:value-type="float" office:value="27014" table:style-name="ce63">
            <text:p>27,014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72775" table:style-name="ce57">
            <text:p>172,775</text:p>
          </table:table-cell>
          <table:table-cell office:value-type="float" office:value="452807" table:style-name="ce41">
            <text:p>452,807</text:p>
          </table:table-cell>
          <table:table-cell office:value-type="float" office:value="223549" table:style-name="ce41">
            <text:p>223,549</text:p>
          </table:table-cell>
          <table:table-cell office:value-type="float" office:value="229258" table:style-name="ce58">
            <text:p>229,25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東 <text:s text:c="3"/>區</text:p>
          </table:table-cell>
          <table:table-cell office:value-type="float" office:value="84663" table:style-name="ce59">
            <text:p>84,663</text:p>
          </table:table-cell>
          <table:table-cell office:value-type="float" office:value="221541" table:style-name="ce45">
            <text:p>221,541</text:p>
          </table:table-cell>
          <table:table-cell office:value-type="float" office:value="109148" table:style-name="ce45">
            <text:p>109,148</text:p>
          </table:table-cell>
          <table:table-cell office:value-type="float" office:value="112393" table:style-name="ce60">
            <text:p>112,39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北 <text:s text:c="3"/>區</text:p>
          </table:table-cell>
          <table:table-cell office:value-type="float" office:value="59428" table:style-name="ce59">
            <text:p>59,428</text:p>
          </table:table-cell>
          <table:table-cell office:value-type="float" office:value="152490" table:style-name="ce45">
            <text:p>152,490</text:p>
          </table:table-cell>
          <table:table-cell office:value-type="float" office:value="74365" table:style-name="ce45">
            <text:p>74,365</text:p>
          </table:table-cell>
          <table:table-cell office:value-type="float" office:value="78125" table:style-name="ce60">
            <text:p>78,125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香山區</text:p>
          </table:table-cell>
          <table:table-cell office:value-type="float" office:value="28684" table:style-name="ce62">
            <text:p>28,684</text:p>
          </table:table-cell>
          <table:table-cell office:value-type="float" office:value="78776" table:style-name="ce50">
            <text:p>78,776</text:p>
          </table:table-cell>
          <table:table-cell office:value-type="float" office:value="40036" table:style-name="ce50">
            <text:p>40,036</text:p>
          </table:table-cell>
          <table:table-cell office:value-type="float" office:value="38740" table:style-name="ce63">
            <text:p>38,740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1415" table:style-name="ce57">
            <text:p>101,415</text:p>
          </table:table-cell>
          <table:table-cell office:value-type="float" office:value="264721" table:style-name="ce41">
            <text:p>264,721</text:p>
          </table:table-cell>
          <table:table-cell office:value-type="float" office:value="127921" table:style-name="ce41">
            <text:p>127,921</text:p>
          </table:table-cell>
          <table:table-cell office:value-type="float" office:value="136800" table:style-name="ce58">
            <text:p>136,80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東 <text:s text:c="3"/>區</text:p>
          </table:table-cell>
          <table:table-cell office:value-type="float" office:value="45986" table:style-name="ce59">
            <text:p>45,986</text:p>
          </table:table-cell>
          <table:table-cell office:value-type="float" office:value="119170" table:style-name="ce45">
            <text:p>119,170</text:p>
          </table:table-cell>
          <table:table-cell office:value-type="float" office:value="57031" table:style-name="ce45">
            <text:p>57,031</text:p>
          </table:table-cell>
          <table:table-cell office:value-type="float" office:value="62139" table:style-name="ce60">
            <text:p>62,139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西 <text:s text:c="3"/>區</text:p>
          </table:table-cell>
          <table:table-cell office:value-type="float" office:value="55429" table:style-name="ce62">
            <text:p>55,429</text:p>
          </table:table-cell>
          <table:table-cell office:value-type="float" office:value="145551" table:style-name="ce50">
            <text:p>145,551</text:p>
          </table:table-cell>
          <table:table-cell office:value-type="float" office:value="70890" table:style-name="ce50">
            <text:p>70,890</text:p>
          </table:table-cell>
          <table:table-cell office:value-type="float" office:value="74661" table:style-name="ce63">
            <text:p>74,661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2139" table:style-name="ce57">
            <text:p>42,139</text:p>
          </table:table-cell>
          <table:table-cell office:value-type="float" office:value="139764" table:style-name="ce41">
            <text:p>139,764</text:p>
          </table:table-cell>
          <table:table-cell office:value-type="float" office:value="69707" table:style-name="ce41">
            <text:p>69,707</text:p>
          </table:table-cell>
          <table:table-cell office:value-type="float" office:value="70057" table:style-name="ce58">
            <text:p>70,05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城鎮</text:p>
          </table:table-cell>
          <table:table-cell office:value-type="float" office:value="13191" table:style-name="ce59">
            <text:p>13,191</text:p>
          </table:table-cell>
          <table:table-cell office:value-type="float" office:value="42770" table:style-name="ce45">
            <text:p>42,770</text:p>
          </table:table-cell>
          <table:table-cell office:value-type="float" office:value="21304" table:style-name="ce45">
            <text:p>21,304</text:p>
          </table:table-cell>
          <table:table-cell office:value-type="float" office:value="21466" table:style-name="ce60">
            <text:p>21,46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湖鎮</text:p>
          </table:table-cell>
          <table:table-cell office:value-type="float" office:value="9453" table:style-name="ce59">
            <text:p>9,453</text:p>
          </table:table-cell>
          <table:table-cell office:value-type="float" office:value="30316" table:style-name="ce45">
            <text:p>30,316</text:p>
          </table:table-cell>
          <table:table-cell office:value-type="float" office:value="15172" table:style-name="ce45">
            <text:p>15,172</text:p>
          </table:table-cell>
          <table:table-cell office:value-type="float" office:value="15144" table:style-name="ce60">
            <text:p>15,14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沙鎮</text:p>
          </table:table-cell>
          <table:table-cell office:value-type="float" office:value="6484" table:style-name="ce59">
            <text:p>6,484</text:p>
          </table:table-cell>
          <table:table-cell office:value-type="float" office:value="20622" table:style-name="ce45">
            <text:p>20,622</text:p>
          </table:table-cell>
          <table:table-cell office:value-type="float" office:value="10160" table:style-name="ce45">
            <text:p>10,160</text:p>
          </table:table-cell>
          <table:table-cell office:value-type="float" office:value="10462" table:style-name="ce60">
            <text:p>10,46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寧鄉</text:p>
          </table:table-cell>
          <table:table-cell office:value-type="float" office:value="9629" table:style-name="ce59">
            <text:p>9,629</text:p>
          </table:table-cell>
          <table:table-cell office:value-type="float" office:value="32749" table:style-name="ce45">
            <text:p>32,749</text:p>
          </table:table-cell>
          <table:table-cell office:value-type="float" office:value="16449" table:style-name="ce45">
            <text:p>16,449</text:p>
          </table:table-cell>
          <table:table-cell office:value-type="float" office:value="16300" table:style-name="ce60">
            <text:p>16,30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烈嶼鄉</text:p>
          </table:table-cell>
          <table:table-cell office:value-type="float" office:value="3250" table:style-name="ce59">
            <text:p>3,250</text:p>
          </table:table-cell>
          <table:table-cell office:value-type="float" office:value="12646" table:style-name="ce45">
            <text:p>12,646</text:p>
          </table:table-cell>
          <table:table-cell office:value-type="float" office:value="6284" table:style-name="ce45">
            <text:p>6,284</text:p>
          </table:table-cell>
          <table:table-cell office:value-type="float" office:value="6362" table:style-name="ce60">
            <text:p>6,362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烏坵鄉</text:p>
          </table:table-cell>
          <table:table-cell office:value-type="float" office:value="132" table:style-name="ce62">
            <text:p>132</text:p>
          </table:table-cell>
          <table:table-cell office:value-type="float" office:value="661" table:style-name="ce50">
            <text:p>661</text:p>
          </table:table-cell>
          <table:table-cell office:value-type="float" office:value="338" table:style-name="ce50">
            <text:p>338</text:p>
          </table:table-cell>
          <table:table-cell office:value-type="float" office:value="323" table:style-name="ce63">
            <text:p>323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46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472" table:style-name="ce57">
            <text:p>3,472</text:p>
          </table:table-cell>
          <table:table-cell office:value-type="float" office:value="13449" table:style-name="ce41">
            <text:p>13,449</text:p>
          </table:table-cell>
          <table:table-cell office:value-type="float" office:value="7791" table:style-name="ce41">
            <text:p>7,791</text:p>
          </table:table-cell>
          <table:table-cell office:value-type="float" office:value="5658" table:style-name="ce58">
            <text:p>5,65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竿鄉</text:p>
          </table:table-cell>
          <table:table-cell office:value-type="float" office:value="1969" table:style-name="ce59">
            <text:p>1,969</text:p>
          </table:table-cell>
          <table:table-cell office:value-type="float" office:value="7644" table:style-name="ce45">
            <text:p>7,644</text:p>
          </table:table-cell>
          <table:table-cell office:value-type="float" office:value="4313" table:style-name="ce45">
            <text:p>4,313</text:p>
          </table:table-cell>
          <table:table-cell office:value-type="float" office:value="3331" table:style-name="ce60">
            <text:p>3,33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北竿鄉</text:p>
          </table:table-cell>
          <table:table-cell office:value-type="float" office:value="824" table:style-name="ce59">
            <text:p>824</text:p>
          </table:table-cell>
          <table:table-cell office:value-type="float" office:value="2846" table:style-name="ce45">
            <text:p>2,846</text:p>
          </table:table-cell>
          <table:table-cell office:value-type="float" office:value="1645" table:style-name="ce45">
            <text:p>1,645</text:p>
          </table:table-cell>
          <table:table-cell office:value-type="float" office:value="1201" table:style-name="ce60">
            <text:p>1,20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莒光鄉</text:p>
          </table:table-cell>
          <table:table-cell office:value-type="float" office:value="323" table:style-name="ce59">
            <text:p>323</text:p>
          </table:table-cell>
          <table:table-cell office:value-type="float" office:value="1496" table:style-name="ce45">
            <text:p>1,496</text:p>
          </table:table-cell>
          <table:table-cell office:value-type="float" office:value="939" table:style-name="ce45">
            <text:p>939</text:p>
          </table:table-cell>
          <table:table-cell office:value-type="float" office:value="557" table:style-name="ce60">
            <text:p>557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東引鄉</text:p>
          </table:table-cell>
          <table:table-cell office:value-type="float" office:value="356" table:style-name="ce62">
            <text:p>356</text:p>
          </table:table-cell>
          <table:table-cell office:value-type="float" office:value="1463" table:style-name="ce50">
            <text:p>1,463</text:p>
          </table:table-cell>
          <table:table-cell office:value-type="float" office:value="894" table:style-name="ce50">
            <text:p>894</text:p>
          </table:table-cell>
          <table:table-cell office:value-type="float" office:value="569" table:style-name="ce63">
            <text:p>569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8-05T06:12:02Z</meta:creation-date>
    <dc:date>2021-08-05T06:12:34Z</dc:date>
  </office:meta>
</office:document-meta>
</file>